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15cm" style:rel-width="95%" fo:margin-left="0.009cm" fo:margin-top="0cm" fo:margin-bottom="0cm" table:align="left" style:writing-mode="lr-tb"/>
    </style:style>
    <style:style style:name="Tabela1.A" style:family="table-column">
      <style:table-column-properties style:column-width="2.635cm" style:rel-column-width="10695*"/>
    </style:style>
    <style:style style:name="Tabela1.B" style:family="table-column">
      <style:table-column-properties style:column-width="3.653cm" style:rel-column-width="14825*"/>
    </style:style>
    <style:style style:name="Tabela1.C" style:family="table-column">
      <style:table-column-properties style:column-width="8.072cm" style:rel-column-width="32755*"/>
    </style:style>
    <style:style style:name="Tabela1.D" style:family="table-column">
      <style:table-column-properties style:column-width="1.789cm" style:rel-column-width="7260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.A2" style:family="table-cell">
      <style:table-cell-properties fo:padding="0.053cm" fo:border="0.5pt solid #000000"/>
    </style:style>
    <style:style style:name="Tabela1.B2" style:family="table-cell">
      <style:table-cell-properties style:vertical-align="middle" fo:padding="0.053cm" fo:border="0.5pt solid #000000"/>
    </style:style>
    <style:style style:name="Tabela1.A3" style:family="table-cell">
      <style:table-cell-properties fo:padding="0.053cm" fo:border="0.5pt solid #000000"/>
    </style:style>
    <style:style style:name="Tabela1.B3" style:family="table-cell">
      <style:table-cell-properties style:vertical-align="middle" fo:padding="0.053cm" fo:border="0.5pt solid #000000"/>
    </style:style>
    <style:style style:name="Tabela1.A4" style:family="table-cell">
      <style:table-cell-properties fo:padding="0.053cm" fo:border="0.5pt solid #000000"/>
    </style:style>
    <style:style style:name="Tabela1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.A6" style:family="table-cell">
      <style:table-cell-properties style:vertical-align="middle" fo:padding="0.053cm" fo:border="0.5pt solid #000000"/>
    </style:style>
    <style:style style:name="Tabela1.B6" style:family="table-cell">
      <style:table-cell-properties style:vertical-align="middle" fo:padding="0.053cm" fo:border="0.5pt solid #000000"/>
    </style:style>
    <style:style style:name="Tabela1.C6" style:family="table-cell">
      <style:table-cell-properties style:vertical-align="middle" fo:padding="0.053cm" fo:border="0.5pt solid #000000"/>
    </style:style>
    <style:style style:name="Tabela1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.A7" style:family="table-cell">
      <style:table-cell-properties style:vertical-align="middle" fo:padding="0.053cm" fo:border="0.5pt solid #000000"/>
    </style:style>
    <style:style style:name="Tabela1.B7" style:family="table-cell">
      <style:table-cell-properties style:vertical-align="middle" fo:padding="0.053cm" fo:border="0.5pt solid #000000"/>
    </style:style>
    <style:style style:name="Tabela1.C7" style:family="table-cell">
      <style:table-cell-properties style:vertical-align="middle" fo:padding="0.053cm" fo:border="0.5pt solid #000000"/>
    </style:style>
    <style:style style:name="Tabela1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.A10" style:family="table-cell">
      <style:table-cell-properties fo:padding="0.053cm" fo:border="0.5pt solid #000000"/>
    </style:style>
    <style:style style:name="Tabela1.B10" style:family="table-cell">
      <style:table-cell-properties style:vertical-align="middle" fo:padding="0.053cm" fo:border="0.5pt solid #000000"/>
    </style:style>
    <style:style style:name="Tabela1.A11" style:family="table-cell">
      <style:table-cell-properties fo:padding="0.053cm" fo:border="0.5pt solid #000000"/>
    </style:style>
    <style:style style:name="Tabela1.B11" style:family="table-cell">
      <style:table-cell-properties style:vertical-align="middle" fo:padding="0.053cm" fo:border="0.5pt solid #000000"/>
    </style:style>
    <style:style style:name="Tabela1.A12" style:family="table-cell">
      <style:table-cell-properties fo:padding="0.053cm" fo:border-left="0.5pt solid #000000" fo:border-right="0.5pt solid #000000" fo:border-top="none" fo:border-bottom="0.5pt solid #000000"/>
    </style:style>
    <style:style style:name="Tabela1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" style:family="table">
      <style:table-properties style:width="16.15cm" style:rel-width="95%" fo:margin-left="0.009cm" fo:margin-top="0cm" fo:margin-bottom="0cm" table:align="left" style:writing-mode="lr-tb"/>
    </style:style>
    <style:style style:name="Tabela2.A" style:family="table-column">
      <style:table-column-properties style:column-width="2.635cm" style:rel-column-width="10695*"/>
    </style:style>
    <style:style style:name="Tabela2.B" style:family="table-column">
      <style:table-column-properties style:column-width="3.653cm" style:rel-column-width="14825*"/>
    </style:style>
    <style:style style:name="Tabela2.C" style:family="table-column">
      <style:table-column-properties style:column-width="8.072cm" style:rel-column-width="32755*"/>
    </style:style>
    <style:style style:name="Tabela2.D" style:family="table-column">
      <style:table-column-properties style:column-width="1.789cm" style:rel-column-width="7260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2.A2" style:family="table-cell">
      <style:table-cell-properties fo:padding="0.053cm" fo:border="0.5pt solid #000000"/>
    </style:style>
    <style:style style:name="Tabela2.B2" style:family="table-cell">
      <style:table-cell-properties style:vertical-align="middle" fo:padding="0.053cm" fo:border="0.5pt solid #000000"/>
    </style:style>
    <style:style style:name="Tabela2.A3" style:family="table-cell">
      <style:table-cell-properties fo:padding="0.053cm" fo:border="0.5pt solid #000000"/>
    </style:style>
    <style:style style:name="Tabela2.B3" style:family="table-cell">
      <style:table-cell-properties style:vertical-align="middle" fo:padding="0.053cm" fo:border="0.5pt solid #000000"/>
    </style:style>
    <style:style style:name="Tabela2.A4" style:family="table-cell">
      <style:table-cell-properties fo:padding="0.053cm" fo:border="0.5pt solid #000000"/>
    </style:style>
    <style:style style:name="Tabela2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2.A6" style:family="table-cell">
      <style:table-cell-properties style:vertical-align="middle" fo:padding="0.053cm" fo:border="0.5pt solid #000000"/>
    </style:style>
    <style:style style:name="Tabela2.B6" style:family="table-cell">
      <style:table-cell-properties style:vertical-align="middle" fo:padding="0.053cm" fo:border="0.5pt solid #000000"/>
    </style:style>
    <style:style style:name="Tabela2.C6" style:family="table-cell">
      <style:table-cell-properties style:vertical-align="middle" fo:padding="0.053cm" fo:border="0.5pt solid #000000"/>
    </style:style>
    <style:style style:name="Tabela2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2.A7" style:family="table-cell">
      <style:table-cell-properties style:vertical-align="middle" fo:padding="0.053cm" fo:border="0.5pt solid #000000"/>
    </style:style>
    <style:style style:name="Tabela2.B7" style:family="table-cell">
      <style:table-cell-properties style:vertical-align="middle" fo:padding="0.053cm" fo:border="0.5pt solid #000000"/>
    </style:style>
    <style:style style:name="Tabela2.C7" style:family="table-cell">
      <style:table-cell-properties style:vertical-align="middle" fo:padding="0.053cm" fo:border="0.5pt solid #000000"/>
    </style:style>
    <style:style style:name="Tabela2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2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.A10" style:family="table-cell">
      <style:table-cell-properties fo:padding="0.053cm" fo:border="0.5pt solid #000000"/>
    </style:style>
    <style:style style:name="Tabela2.B10" style:family="table-cell">
      <style:table-cell-properties style:vertical-align="middle" fo:padding="0.053cm" fo:border="0.5pt solid #000000"/>
    </style:style>
    <style:style style:name="Tabela2.A11" style:family="table-cell">
      <style:table-cell-properties fo:padding="0.053cm" fo:border="0.5pt solid #000000"/>
    </style:style>
    <style:style style:name="Tabela2.B11" style:family="table-cell">
      <style:table-cell-properties style:vertical-align="middle" fo:padding="0.053cm" fo:border="0.5pt solid #000000"/>
    </style:style>
    <style:style style:name="Tabela2.A12" style:family="table-cell">
      <style:table-cell-properties fo:padding="0.053cm" fo:border-left="0.5pt solid #000000" fo:border-right="0.5pt solid #000000" fo:border-top="none" fo:border-bottom="0.5pt solid #000000"/>
    </style:style>
    <style:style style:name="Tabela2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" style:family="table">
      <style:table-properties style:width="16.15cm" style:rel-width="95%" fo:margin-left="0.009cm" fo:margin-top="0cm" fo:margin-bottom="0cm" table:align="left" style:writing-mode="lr-tb"/>
    </style:style>
    <style:style style:name="Tabela3.A" style:family="table-column">
      <style:table-column-properties style:column-width="2.635cm" style:rel-column-width="10695*"/>
    </style:style>
    <style:style style:name="Tabela3.B" style:family="table-column">
      <style:table-column-properties style:column-width="3.653cm" style:rel-column-width="14825*"/>
    </style:style>
    <style:style style:name="Tabela3.C" style:family="table-column">
      <style:table-column-properties style:column-width="8.072cm" style:rel-column-width="32755*"/>
    </style:style>
    <style:style style:name="Tabela3.D" style:family="table-column">
      <style:table-column-properties style:column-width="1.789cm" style:rel-column-width="7260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3.A2" style:family="table-cell">
      <style:table-cell-properties fo:padding="0.053cm" fo:border="0.5pt solid #000000"/>
    </style:style>
    <style:style style:name="Tabela3.B2" style:family="table-cell">
      <style:table-cell-properties style:vertical-align="middle" fo:padding="0.053cm" fo:border="0.5pt solid #000000"/>
    </style:style>
    <style:style style:name="Tabela3.A3" style:family="table-cell">
      <style:table-cell-properties fo:padding="0.053cm" fo:border="0.5pt solid #000000"/>
    </style:style>
    <style:style style:name="Tabela3.B3" style:family="table-cell">
      <style:table-cell-properties style:vertical-align="middle" fo:padding="0.053cm" fo:border="0.5pt solid #000000"/>
    </style:style>
    <style:style style:name="Tabela3.A4" style:family="table-cell">
      <style:table-cell-properties fo:padding="0.053cm" fo:border="0.5pt solid #000000"/>
    </style:style>
    <style:style style:name="Tabela3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3.A6" style:family="table-cell">
      <style:table-cell-properties style:vertical-align="middle" fo:padding="0.053cm" fo:border="0.5pt solid #000000"/>
    </style:style>
    <style:style style:name="Tabela3.B6" style:family="table-cell">
      <style:table-cell-properties style:vertical-align="middle" fo:padding="0.053cm" fo:border="0.5pt solid #000000"/>
    </style:style>
    <style:style style:name="Tabela3.C6" style:family="table-cell">
      <style:table-cell-properties style:vertical-align="middle" fo:padding="0.053cm" fo:border="0.5pt solid #000000"/>
    </style:style>
    <style:style style:name="Tabela3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3.A7" style:family="table-cell">
      <style:table-cell-properties style:vertical-align="middle" fo:padding="0.053cm" fo:border="0.5pt solid #000000"/>
    </style:style>
    <style:style style:name="Tabela3.B7" style:family="table-cell">
      <style:table-cell-properties style:vertical-align="middle" fo:padding="0.053cm" fo:border="0.5pt solid #000000"/>
    </style:style>
    <style:style style:name="Tabela3.C7" style:family="table-cell">
      <style:table-cell-properties style:vertical-align="middle" fo:padding="0.053cm" fo:border="0.5pt solid #000000"/>
    </style:style>
    <style:style style:name="Tabela3.A8" style:family="table-cell">
      <style:table-cell-properties fo:padding="0.053cm" fo:border="0.5pt solid #000000"/>
    </style:style>
    <style:style style:name="Tabela3.B8" style:family="table-cell">
      <style:table-cell-properties style:vertical-align="middle" fo:padding="0.053cm" fo:border="0.5pt solid #000000"/>
    </style:style>
    <style:style style:name="Tabela3.A9" style:family="table-cell">
      <style:table-cell-properties fo:padding="0.053cm" fo:border="0.5pt solid #000000"/>
    </style:style>
    <style:style style:name="Tabela3.B9" style:family="table-cell">
      <style:table-cell-properties style:vertical-align="middle" fo:padding="0.053cm" fo:border="0.5pt solid #000000"/>
    </style:style>
    <style:style style:name="Tabela3.A10" style:family="table-cell">
      <style:table-cell-properties fo:padding="0.053cm" fo:border-left="0.5pt solid #000000" fo:border-right="0.5pt solid #000000" fo:border-top="none" fo:border-bottom="0.5pt solid #000000"/>
    </style:style>
    <style:style style:name="Tabela3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4" style:family="table">
      <style:table-properties style:width="16.15cm" style:rel-width="95%" fo:margin-left="0.009cm" fo:margin-top="0cm" fo:margin-bottom="0cm" table:align="left" style:writing-mode="lr-tb"/>
    </style:style>
    <style:style style:name="Tabela4.A" style:family="table-column">
      <style:table-column-properties style:column-width="2.635cm" style:rel-column-width="10695*"/>
    </style:style>
    <style:style style:name="Tabela4.B" style:family="table-column">
      <style:table-column-properties style:column-width="3.653cm" style:rel-column-width="14825*"/>
    </style:style>
    <style:style style:name="Tabela4.C" style:family="table-column">
      <style:table-column-properties style:column-width="8.072cm" style:rel-column-width="32755*"/>
    </style:style>
    <style:style style:name="Tabela4.D" style:family="table-column">
      <style:table-column-properties style:column-width="1.789cm" style:rel-column-width="7260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4.A2" style:family="table-cell">
      <style:table-cell-properties fo:padding="0.053cm" fo:border="0.5pt solid #000000"/>
    </style:style>
    <style:style style:name="Tabela4.B2" style:family="table-cell">
      <style:table-cell-properties style:vertical-align="middle" fo:padding="0.053cm" fo:border="0.5pt solid #000000"/>
    </style:style>
    <style:style style:name="Tabela4.A3" style:family="table-cell">
      <style:table-cell-properties fo:padding="0.053cm" fo:border="0.5pt solid #000000"/>
    </style:style>
    <style:style style:name="Tabela4.B3" style:family="table-cell">
      <style:table-cell-properties style:vertical-align="middle" fo:padding="0.053cm" fo:border="0.5pt solid #000000"/>
    </style:style>
    <style:style style:name="Tabela4.A4" style:family="table-cell">
      <style:table-cell-properties fo:padding="0.053cm" fo:border="0.5pt solid #000000"/>
    </style:style>
    <style:style style:name="Tabela4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4.A6" style:family="table-cell">
      <style:table-cell-properties style:vertical-align="middle" fo:padding="0.053cm" fo:border="0.5pt solid #000000"/>
    </style:style>
    <style:style style:name="Tabela4.B6" style:family="table-cell">
      <style:table-cell-properties style:vertical-align="middle" fo:padding="0.053cm" fo:border="0.5pt solid #000000"/>
    </style:style>
    <style:style style:name="Tabela4.C6" style:family="table-cell">
      <style:table-cell-properties style:vertical-align="middle" fo:padding="0.053cm" fo:border="0.5pt solid #000000"/>
    </style:style>
    <style:style style:name="Tabela4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4.A7" style:family="table-cell">
      <style:table-cell-properties style:vertical-align="middle" fo:padding="0.053cm" fo:border="0.5pt solid #000000"/>
    </style:style>
    <style:style style:name="Tabela4.B7" style:family="table-cell">
      <style:table-cell-properties style:vertical-align="middle" fo:padding="0.053cm" fo:border="0.5pt solid #000000"/>
    </style:style>
    <style:style style:name="Tabela4.C7" style:family="table-cell">
      <style:table-cell-properties style:vertical-align="middle" fo:padding="0.053cm" fo:border="0.5pt solid #000000"/>
    </style:style>
    <style:style style:name="Tabela4.A8" style:family="table-cell">
      <style:table-cell-properties fo:padding="0.053cm" fo:border="0.5pt solid #000000"/>
    </style:style>
    <style:style style:name="Tabela4.B8" style:family="table-cell">
      <style:table-cell-properties style:vertical-align="middle" fo:padding="0.053cm" fo:border="0.5pt solid #000000"/>
    </style:style>
    <style:style style:name="Tabela4.A9" style:family="table-cell">
      <style:table-cell-properties fo:padding="0.053cm" fo:border="0.5pt solid #000000"/>
    </style:style>
    <style:style style:name="Tabela4.B9" style:family="table-cell">
      <style:table-cell-properties style:vertical-align="middle" fo:padding="0.053cm" fo:border="0.5pt solid #000000"/>
    </style:style>
    <style:style style:name="Tabela4.A10" style:family="table-cell">
      <style:table-cell-properties fo:padding="0.053cm" fo:border-left="0.5pt solid #000000" fo:border-right="0.5pt solid #000000" fo:border-top="none" fo:border-bottom="0.5pt solid #000000"/>
    </style:style>
    <style:style style:name="Tabela4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5" style:family="table">
      <style:table-properties style:width="16.15cm" style:rel-width="95%" fo:margin-left="0.009cm" fo:margin-top="0cm" fo:margin-bottom="0cm" table:align="left" style:writing-mode="lr-tb"/>
    </style:style>
    <style:style style:name="Tabela5.A" style:family="table-column">
      <style:table-column-properties style:column-width="2.635cm" style:rel-column-width="10695*"/>
    </style:style>
    <style:style style:name="Tabela5.B" style:family="table-column">
      <style:table-column-properties style:column-width="3.653cm" style:rel-column-width="14825*"/>
    </style:style>
    <style:style style:name="Tabela5.C" style:family="table-column">
      <style:table-column-properties style:column-width="8.072cm" style:rel-column-width="32755*"/>
    </style:style>
    <style:style style:name="Tabela5.D" style:family="table-column">
      <style:table-column-properties style:column-width="1.789cm" style:rel-column-width="7260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5.A2" style:family="table-cell">
      <style:table-cell-properties fo:padding="0.053cm" fo:border="0.5pt solid #000000"/>
    </style:style>
    <style:style style:name="Tabela5.B2" style:family="table-cell">
      <style:table-cell-properties style:vertical-align="middle" fo:padding="0.053cm" fo:border="0.5pt solid #000000"/>
    </style:style>
    <style:style style:name="Tabela5.A3" style:family="table-cell">
      <style:table-cell-properties fo:padding="0.053cm" fo:border="0.5pt solid #000000"/>
    </style:style>
    <style:style style:name="Tabela5.B3" style:family="table-cell">
      <style:table-cell-properties style:vertical-align="middle" fo:padding="0.053cm" fo:border="0.5pt solid #000000"/>
    </style:style>
    <style:style style:name="Tabela5.A4" style:family="table-cell">
      <style:table-cell-properties fo:padding="0.053cm" fo:border="0.5pt solid #000000"/>
    </style:style>
    <style:style style:name="Tabela5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5.A6" style:family="table-cell">
      <style:table-cell-properties style:vertical-align="middle" fo:padding="0.053cm" fo:border="0.5pt solid #000000"/>
    </style:style>
    <style:style style:name="Tabela5.B6" style:family="table-cell">
      <style:table-cell-properties style:vertical-align="middle" fo:padding="0.053cm" fo:border="0.5pt solid #000000"/>
    </style:style>
    <style:style style:name="Tabela5.C6" style:family="table-cell">
      <style:table-cell-properties style:vertical-align="middle" fo:padding="0.053cm" fo:border="0.5pt solid #000000"/>
    </style:style>
    <style:style style:name="Tabela5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5.A7" style:family="table-cell">
      <style:table-cell-properties style:vertical-align="middle" fo:padding="0.053cm" fo:border="0.5pt solid #000000"/>
    </style:style>
    <style:style style:name="Tabela5.B7" style:family="table-cell">
      <style:table-cell-properties style:vertical-align="middle" fo:padding="0.053cm" fo:border="0.5pt solid #000000"/>
    </style:style>
    <style:style style:name="Tabela5.C7" style:family="table-cell">
      <style:table-cell-properties style:vertical-align="middle" fo:padding="0.053cm" fo:border="0.5pt solid #000000"/>
    </style:style>
    <style:style style:name="Tabela5.A8" style:family="table-cell">
      <style:table-cell-properties fo:padding="0.053cm" fo:border="0.5pt solid #000000"/>
    </style:style>
    <style:style style:name="Tabela5.B8" style:family="table-cell">
      <style:table-cell-properties style:vertical-align="middle" fo:padding="0.053cm" fo:border="0.5pt solid #000000"/>
    </style:style>
    <style:style style:name="Tabela5.A9" style:family="table-cell">
      <style:table-cell-properties fo:padding="0.053cm" fo:border="0.5pt solid #000000"/>
    </style:style>
    <style:style style:name="Tabela5.B9" style:family="table-cell">
      <style:table-cell-properties style:vertical-align="middle" fo:padding="0.053cm" fo:border="0.5pt solid #000000"/>
    </style:style>
    <style:style style:name="Tabela5.A10" style:family="table-cell">
      <style:table-cell-properties fo:padding="0.053cm" fo:border-left="0.5pt solid #000000" fo:border-right="0.5pt solid #000000" fo:border-top="none" fo:border-bottom="0.5pt solid #000000"/>
    </style:style>
    <style:style style:name="Tabela5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" style:family="table">
      <style:table-properties style:width="16.15cm" style:rel-width="95%" fo:margin-left="0.009cm" fo:margin-top="0cm" fo:margin-bottom="0cm" table:align="left" style:writing-mode="lr-tb"/>
    </style:style>
    <style:style style:name="Tabela6.A" style:family="table-column">
      <style:table-column-properties style:column-width="2.635cm" style:rel-column-width="10695*"/>
    </style:style>
    <style:style style:name="Tabela6.B" style:family="table-column">
      <style:table-column-properties style:column-width="3.653cm" style:rel-column-width="14825*"/>
    </style:style>
    <style:style style:name="Tabela6.C" style:family="table-column">
      <style:table-column-properties style:column-width="8.072cm" style:rel-column-width="32755*"/>
    </style:style>
    <style:style style:name="Tabela6.D" style:family="table-column">
      <style:table-column-properties style:column-width="1.789cm" style:rel-column-width="7260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6.A2" style:family="table-cell">
      <style:table-cell-properties fo:padding="0.053cm" fo:border="0.5pt solid #000000"/>
    </style:style>
    <style:style style:name="Tabela6.B2" style:family="table-cell">
      <style:table-cell-properties style:vertical-align="middle" fo:padding="0.053cm" fo:border="0.5pt solid #000000"/>
    </style:style>
    <style:style style:name="Tabela6.A3" style:family="table-cell">
      <style:table-cell-properties fo:padding="0.053cm" fo:border="0.5pt solid #000000"/>
    </style:style>
    <style:style style:name="Tabela6.B3" style:family="table-cell">
      <style:table-cell-properties style:vertical-align="middle" fo:padding="0.053cm" fo:border="0.5pt solid #000000"/>
    </style:style>
    <style:style style:name="Tabela6.A4" style:family="table-cell">
      <style:table-cell-properties fo:padding="0.053cm" fo:border="0.5pt solid #000000"/>
    </style:style>
    <style:style style:name="Tabela6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6.A6" style:family="table-cell">
      <style:table-cell-properties style:vertical-align="middle" fo:padding="0.053cm" fo:border="0.5pt solid #000000"/>
    </style:style>
    <style:style style:name="Tabela6.B6" style:family="table-cell">
      <style:table-cell-properties style:vertical-align="middle" fo:padding="0.053cm" fo:border="0.5pt solid #000000"/>
    </style:style>
    <style:style style:name="Tabela6.C6" style:family="table-cell">
      <style:table-cell-properties style:vertical-align="middle" fo:padding="0.053cm" fo:border="0.5pt solid #000000"/>
    </style:style>
    <style:style style:name="Tabela6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6.A7" style:family="table-cell">
      <style:table-cell-properties style:vertical-align="middle" fo:padding="0.053cm" fo:border="0.5pt solid #000000"/>
    </style:style>
    <style:style style:name="Tabela6.B7" style:family="table-cell">
      <style:table-cell-properties style:vertical-align="middle" fo:padding="0.053cm" fo:border="0.5pt solid #000000"/>
    </style:style>
    <style:style style:name="Tabela6.C7" style:family="table-cell">
      <style:table-cell-properties style:vertical-align="middle" fo:padding="0.053cm" fo:border="0.5pt solid #000000"/>
    </style:style>
    <style:style style:name="Tabela6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6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A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C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A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C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A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C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6.A13" style:family="table-cell">
      <style:table-cell-properties fo:padding="0.053cm" fo:border="0.5pt solid #000000"/>
    </style:style>
    <style:style style:name="Tabela6.B13" style:family="table-cell">
      <style:table-cell-properties style:vertical-align="middle" fo:padding="0.053cm" fo:border="0.5pt solid #000000"/>
    </style:style>
    <style:style style:name="Tabela6.A14" style:family="table-cell">
      <style:table-cell-properties fo:padding="0.053cm" fo:border="0.5pt solid #000000"/>
    </style:style>
    <style:style style:name="Tabela6.B14" style:family="table-cell">
      <style:table-cell-properties style:vertical-align="middle" fo:padding="0.053cm" fo:border="0.5pt solid #000000"/>
    </style:style>
    <style:style style:name="Tabela6.A15" style:family="table-cell">
      <style:table-cell-properties fo:padding="0.053cm" fo:border-left="0.5pt solid #000000" fo:border-right="0.5pt solid #000000" fo:border-top="none" fo:border-bottom="0.5pt solid #000000"/>
    </style:style>
    <style:style style:name="Tabela6.B15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7" style:family="table">
      <style:table-properties style:width="16.15cm" style:rel-width="95%" fo:margin-left="0.009cm" fo:margin-top="0cm" fo:margin-bottom="0cm" table:align="left" style:writing-mode="lr-tb"/>
    </style:style>
    <style:style style:name="Tabela7.A" style:family="table-column">
      <style:table-column-properties style:column-width="2.635cm" style:rel-column-width="10695*"/>
    </style:style>
    <style:style style:name="Tabela7.B" style:family="table-column">
      <style:table-column-properties style:column-width="3.653cm" style:rel-column-width="14825*"/>
    </style:style>
    <style:style style:name="Tabela7.C" style:family="table-column">
      <style:table-column-properties style:column-width="8.072cm" style:rel-column-width="32755*"/>
    </style:style>
    <style:style style:name="Tabela7.D" style:family="table-column">
      <style:table-column-properties style:column-width="1.789cm" style:rel-column-width="7260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7.A2" style:family="table-cell">
      <style:table-cell-properties fo:padding="0.053cm" fo:border="0.5pt solid #000000"/>
    </style:style>
    <style:style style:name="Tabela7.B2" style:family="table-cell">
      <style:table-cell-properties style:vertical-align="middle" fo:padding="0.053cm" fo:border="0.5pt solid #000000"/>
    </style:style>
    <style:style style:name="Tabela7.A3" style:family="table-cell">
      <style:table-cell-properties fo:padding="0.053cm" fo:border="0.5pt solid #000000"/>
    </style:style>
    <style:style style:name="Tabela7.B3" style:family="table-cell">
      <style:table-cell-properties style:vertical-align="middle" fo:padding="0.053cm" fo:border="0.5pt solid #000000"/>
    </style:style>
    <style:style style:name="Tabela7.A4" style:family="table-cell">
      <style:table-cell-properties fo:padding="0.053cm" fo:border="0.5pt solid #000000"/>
    </style:style>
    <style:style style:name="Tabela7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7.A6" style:family="table-cell">
      <style:table-cell-properties style:vertical-align="middle" fo:padding="0.053cm" fo:border="0.5pt solid #000000"/>
    </style:style>
    <style:style style:name="Tabela7.B6" style:family="table-cell">
      <style:table-cell-properties style:vertical-align="middle" fo:padding="0.053cm" fo:border="0.5pt solid #000000"/>
    </style:style>
    <style:style style:name="Tabela7.C6" style:family="table-cell">
      <style:table-cell-properties style:vertical-align="middle" fo:padding="0.053cm" fo:border="0.5pt solid #000000"/>
    </style:style>
    <style:style style:name="Tabela7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7.A7" style:family="table-cell">
      <style:table-cell-properties style:vertical-align="middle" fo:padding="0.053cm" fo:border="0.5pt solid #000000"/>
    </style:style>
    <style:style style:name="Tabela7.B7" style:family="table-cell">
      <style:table-cell-properties style:vertical-align="middle" fo:padding="0.053cm" fo:border="0.5pt solid #000000"/>
    </style:style>
    <style:style style:name="Tabela7.C7" style:family="table-cell">
      <style:table-cell-properties style:vertical-align="middle" fo:padding="0.053cm" fo:border="0.5pt solid #000000"/>
    </style:style>
    <style:style style:name="Tabela7.A8" style:family="table-cell">
      <style:table-cell-properties fo:padding="0.053cm" fo:border="0.5pt solid #000000"/>
    </style:style>
    <style:style style:name="Tabela7.B8" style:family="table-cell">
      <style:table-cell-properties style:vertical-align="middle" fo:padding="0.053cm" fo:border="0.5pt solid #000000"/>
    </style:style>
    <style:style style:name="Tabela7.A9" style:family="table-cell">
      <style:table-cell-properties fo:padding="0.053cm" fo:border="0.5pt solid #000000"/>
    </style:style>
    <style:style style:name="Tabela7.B9" style:family="table-cell">
      <style:table-cell-properties style:vertical-align="middle" fo:padding="0.053cm" fo:border="0.5pt solid #000000"/>
    </style:style>
    <style:style style:name="Tabela7.A10" style:family="table-cell">
      <style:table-cell-properties fo:padding="0.053cm" fo:border-left="0.5pt solid #000000" fo:border-right="0.5pt solid #000000" fo:border-top="none" fo:border-bottom="0.5pt solid #000000"/>
    </style:style>
    <style:style style:name="Tabela7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" style:family="table">
      <style:table-properties style:width="16.15cm" style:rel-width="95%" fo:margin-left="0.009cm" fo:margin-top="0cm" fo:margin-bottom="0cm" table:align="left" style:writing-mode="lr-tb"/>
    </style:style>
    <style:style style:name="Tabela8.A" style:family="table-column">
      <style:table-column-properties style:column-width="2.635cm" style:rel-column-width="10695*"/>
    </style:style>
    <style:style style:name="Tabela8.B" style:family="table-column">
      <style:table-column-properties style:column-width="3.653cm" style:rel-column-width="14825*"/>
    </style:style>
    <style:style style:name="Tabela8.C" style:family="table-column">
      <style:table-column-properties style:column-width="8.072cm" style:rel-column-width="32755*"/>
    </style:style>
    <style:style style:name="Tabela8.D" style:family="table-column">
      <style:table-column-properties style:column-width="1.789cm" style:rel-column-width="7260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8.A2" style:family="table-cell">
      <style:table-cell-properties fo:padding="0.053cm" fo:border="0.5pt solid #000000"/>
    </style:style>
    <style:style style:name="Tabela8.B2" style:family="table-cell">
      <style:table-cell-properties style:vertical-align="middle" fo:padding="0.053cm" fo:border="0.5pt solid #000000"/>
    </style:style>
    <style:style style:name="Tabela8.A3" style:family="table-cell">
      <style:table-cell-properties fo:padding="0.053cm" fo:border="0.5pt solid #000000"/>
    </style:style>
    <style:style style:name="Tabela8.B3" style:family="table-cell">
      <style:table-cell-properties style:vertical-align="middle" fo:padding="0.053cm" fo:border="0.5pt solid #000000"/>
    </style:style>
    <style:style style:name="Tabela8.A4" style:family="table-cell">
      <style:table-cell-properties fo:padding="0.053cm" fo:border="0.5pt solid #000000"/>
    </style:style>
    <style:style style:name="Tabela8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8.A6" style:family="table-cell">
      <style:table-cell-properties style:vertical-align="middle" fo:padding="0.053cm" fo:border="0.5pt solid #000000"/>
    </style:style>
    <style:style style:name="Tabela8.B6" style:family="table-cell">
      <style:table-cell-properties style:vertical-align="middle" fo:padding="0.053cm" fo:border="0.5pt solid #000000"/>
    </style:style>
    <style:style style:name="Tabela8.C6" style:family="table-cell">
      <style:table-cell-properties style:vertical-align="middle" fo:padding="0.053cm" fo:border="0.5pt solid #000000"/>
    </style:style>
    <style:style style:name="Tabela8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8.A7" style:family="table-cell">
      <style:table-cell-properties style:vertical-align="middle" fo:padding="0.053cm" fo:border="0.5pt solid #000000"/>
    </style:style>
    <style:style style:name="Tabela8.B7" style:family="table-cell">
      <style:table-cell-properties style:vertical-align="middle" fo:padding="0.053cm" fo:border="0.5pt solid #000000"/>
    </style:style>
    <style:style style:name="Tabela8.C7" style:family="table-cell">
      <style:table-cell-properties style:vertical-align="middle" fo:padding="0.053cm" fo:border="0.5pt solid #000000"/>
    </style:style>
    <style:style style:name="Tabela8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8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A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C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A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C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8.A12" style:family="table-cell">
      <style:table-cell-properties fo:padding="0.053cm" fo:border="0.5pt solid #000000"/>
    </style:style>
    <style:style style:name="Tabela8.B12" style:family="table-cell">
      <style:table-cell-properties style:vertical-align="middle" fo:padding="0.053cm" fo:border="0.5pt solid #000000"/>
    </style:style>
    <style:style style:name="Tabela8.A13" style:family="table-cell">
      <style:table-cell-properties fo:padding="0.053cm" fo:border="0.5pt solid #000000"/>
    </style:style>
    <style:style style:name="Tabela8.B13" style:family="table-cell">
      <style:table-cell-properties style:vertical-align="middle" fo:padding="0.053cm" fo:border="0.5pt solid #000000"/>
    </style:style>
    <style:style style:name="Tabela8.A14" style:family="table-cell">
      <style:table-cell-properties fo:padding="0.053cm" fo:border-left="0.5pt solid #000000" fo:border-right="0.5pt solid #000000" fo:border-top="none" fo:border-bottom="0.5pt solid #000000"/>
    </style:style>
    <style:style style:name="Tabela8.B14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" style:family="table">
      <style:table-properties style:width="16.15cm" style:rel-width="95%" fo:margin-left="0.009cm" fo:margin-top="0cm" fo:margin-bottom="0cm" table:align="left" style:writing-mode="lr-tb"/>
    </style:style>
    <style:style style:name="Tabela9.A" style:family="table-column">
      <style:table-column-properties style:column-width="2.635cm" style:rel-column-width="10695*"/>
    </style:style>
    <style:style style:name="Tabela9.B" style:family="table-column">
      <style:table-column-properties style:column-width="3.653cm" style:rel-column-width="14825*"/>
    </style:style>
    <style:style style:name="Tabela9.C" style:family="table-column">
      <style:table-column-properties style:column-width="8.072cm" style:rel-column-width="32755*"/>
    </style:style>
    <style:style style:name="Tabela9.D" style:family="table-column">
      <style:table-column-properties style:column-width="1.789cm" style:rel-column-width="7260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9.A2" style:family="table-cell">
      <style:table-cell-properties fo:padding="0.053cm" fo:border="0.5pt solid #000000"/>
    </style:style>
    <style:style style:name="Tabela9.B2" style:family="table-cell">
      <style:table-cell-properties style:vertical-align="middle" fo:padding="0.053cm" fo:border="0.5pt solid #000000"/>
    </style:style>
    <style:style style:name="Tabela9.A3" style:family="table-cell">
      <style:table-cell-properties fo:padding="0.053cm" fo:border="0.5pt solid #000000"/>
    </style:style>
    <style:style style:name="Tabela9.B3" style:family="table-cell">
      <style:table-cell-properties style:vertical-align="middle" fo:padding="0.053cm" fo:border="0.5pt solid #000000"/>
    </style:style>
    <style:style style:name="Tabela9.A4" style:family="table-cell">
      <style:table-cell-properties fo:padding="0.053cm" fo:border="0.5pt solid #000000"/>
    </style:style>
    <style:style style:name="Tabela9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9.A6" style:family="table-cell">
      <style:table-cell-properties style:vertical-align="middle" fo:padding="0.053cm" fo:border="0.5pt solid #000000"/>
    </style:style>
    <style:style style:name="Tabela9.B6" style:family="table-cell">
      <style:table-cell-properties style:vertical-align="middle" fo:padding="0.053cm" fo:border="0.5pt solid #000000"/>
    </style:style>
    <style:style style:name="Tabela9.C6" style:family="table-cell">
      <style:table-cell-properties style:vertical-align="middle" fo:padding="0.053cm" fo:border="0.5pt solid #000000"/>
    </style:style>
    <style:style style:name="Tabela9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9.A7" style:family="table-cell">
      <style:table-cell-properties style:vertical-align="middle" fo:padding="0.053cm" fo:border="0.5pt solid #000000"/>
    </style:style>
    <style:style style:name="Tabela9.B7" style:family="table-cell">
      <style:table-cell-properties style:vertical-align="middle" fo:padding="0.053cm" fo:border="0.5pt solid #000000"/>
    </style:style>
    <style:style style:name="Tabela9.C7" style:family="table-cell">
      <style:table-cell-properties style:vertical-align="middle" fo:padding="0.053cm" fo:border="0.5pt solid #000000"/>
    </style:style>
    <style:style style:name="Tabela9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9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A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C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A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C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9.A12" style:family="table-cell">
      <style:table-cell-properties fo:padding="0.053cm" fo:border="0.5pt solid #000000"/>
    </style:style>
    <style:style style:name="Tabela9.B12" style:family="table-cell">
      <style:table-cell-properties style:vertical-align="middle" fo:padding="0.053cm" fo:border="0.5pt solid #000000"/>
    </style:style>
    <style:style style:name="Tabela9.A13" style:family="table-cell">
      <style:table-cell-properties fo:padding="0.053cm" fo:border="0.5pt solid #000000"/>
    </style:style>
    <style:style style:name="Tabela9.B13" style:family="table-cell">
      <style:table-cell-properties style:vertical-align="middle" fo:padding="0.053cm" fo:border="0.5pt solid #000000"/>
    </style:style>
    <style:style style:name="Tabela9.A14" style:family="table-cell">
      <style:table-cell-properties fo:padding="0.053cm" fo:border-left="0.5pt solid #000000" fo:border-right="0.5pt solid #000000" fo:border-top="none" fo:border-bottom="0.5pt solid #000000"/>
    </style:style>
    <style:style style:name="Tabela9.B14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" style:family="table">
      <style:table-properties style:width="16.15cm" style:rel-width="95%" fo:margin-left="0.009cm" fo:margin-top="0cm" fo:margin-bottom="0cm" table:align="left" style:writing-mode="lr-tb"/>
    </style:style>
    <style:style style:name="Tabela10.A" style:family="table-column">
      <style:table-column-properties style:column-width="2.635cm" style:rel-column-width="10695*"/>
    </style:style>
    <style:style style:name="Tabela10.B" style:family="table-column">
      <style:table-column-properties style:column-width="3.653cm" style:rel-column-width="14825*"/>
    </style:style>
    <style:style style:name="Tabela10.C" style:family="table-column">
      <style:table-column-properties style:column-width="8.072cm" style:rel-column-width="32755*"/>
    </style:style>
    <style:style style:name="Tabela10.D" style:family="table-column">
      <style:table-column-properties style:column-width="1.789cm" style:rel-column-width="7260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0.A2" style:family="table-cell">
      <style:table-cell-properties fo:padding="0.053cm" fo:border="0.5pt solid #000000"/>
    </style:style>
    <style:style style:name="Tabela10.B2" style:family="table-cell">
      <style:table-cell-properties style:vertical-align="middle" fo:padding="0.053cm" fo:border="0.5pt solid #000000"/>
    </style:style>
    <style:style style:name="Tabela10.A3" style:family="table-cell">
      <style:table-cell-properties fo:padding="0.053cm" fo:border="0.5pt solid #000000"/>
    </style:style>
    <style:style style:name="Tabela10.B3" style:family="table-cell">
      <style:table-cell-properties style:vertical-align="middle" fo:padding="0.053cm" fo:border="0.5pt solid #000000"/>
    </style:style>
    <style:style style:name="Tabela10.A4" style:family="table-cell">
      <style:table-cell-properties fo:padding="0.053cm" fo:border="0.5pt solid #000000"/>
    </style:style>
    <style:style style:name="Tabela10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0.A6" style:family="table-cell">
      <style:table-cell-properties style:vertical-align="middle" fo:padding="0.053cm" fo:border="0.5pt solid #000000"/>
    </style:style>
    <style:style style:name="Tabela10.B6" style:family="table-cell">
      <style:table-cell-properties style:vertical-align="middle" fo:padding="0.053cm" fo:border="0.5pt solid #000000"/>
    </style:style>
    <style:style style:name="Tabela10.C6" style:family="table-cell">
      <style:table-cell-properties style:vertical-align="middle" fo:padding="0.053cm" fo:border="0.5pt solid #000000"/>
    </style:style>
    <style:style style:name="Tabela10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0.A7" style:family="table-cell">
      <style:table-cell-properties style:vertical-align="middle" fo:padding="0.053cm" fo:border="0.5pt solid #000000"/>
    </style:style>
    <style:style style:name="Tabela10.B7" style:family="table-cell">
      <style:table-cell-properties style:vertical-align="middle" fo:padding="0.053cm" fo:border="0.5pt solid #000000"/>
    </style:style>
    <style:style style:name="Tabela10.C7" style:family="table-cell">
      <style:table-cell-properties style:vertical-align="middle" fo:padding="0.053cm" fo:border="0.5pt solid #000000"/>
    </style:style>
    <style:style style:name="Tabela10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0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A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C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A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C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0.A12" style:family="table-cell">
      <style:table-cell-properties fo:padding="0.053cm" fo:border="0.5pt solid #000000"/>
    </style:style>
    <style:style style:name="Tabela10.B12" style:family="table-cell">
      <style:table-cell-properties style:vertical-align="middle" fo:padding="0.053cm" fo:border="0.5pt solid #000000"/>
    </style:style>
    <style:style style:name="Tabela10.A13" style:family="table-cell">
      <style:table-cell-properties fo:padding="0.053cm" fo:border="0.5pt solid #000000"/>
    </style:style>
    <style:style style:name="Tabela10.B13" style:family="table-cell">
      <style:table-cell-properties style:vertical-align="middle" fo:padding="0.053cm" fo:border="0.5pt solid #000000"/>
    </style:style>
    <style:style style:name="Tabela10.A14" style:family="table-cell">
      <style:table-cell-properties fo:padding="0.053cm" fo:border-left="0.5pt solid #000000" fo:border-right="0.5pt solid #000000" fo:border-top="none" fo:border-bottom="0.5pt solid #000000"/>
    </style:style>
    <style:style style:name="Tabela10.B14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1" style:family="table">
      <style:table-properties style:width="16.15cm" style:rel-width="95%" fo:margin-left="0.009cm" fo:margin-top="0cm" fo:margin-bottom="0cm" table:align="left" style:writing-mode="lr-tb"/>
    </style:style>
    <style:style style:name="Tabela11.A" style:family="table-column">
      <style:table-column-properties style:column-width="2.635cm" style:rel-column-width="10695*"/>
    </style:style>
    <style:style style:name="Tabela11.B" style:family="table-column">
      <style:table-column-properties style:column-width="3.653cm" style:rel-column-width="14825*"/>
    </style:style>
    <style:style style:name="Tabela11.C" style:family="table-column">
      <style:table-column-properties style:column-width="8.072cm" style:rel-column-width="32755*"/>
    </style:style>
    <style:style style:name="Tabela11.D" style:family="table-column">
      <style:table-column-properties style:column-width="1.789cm" style:rel-column-width="7260*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1.A2" style:family="table-cell">
      <style:table-cell-properties fo:padding="0.053cm" fo:border="0.5pt solid #000000"/>
    </style:style>
    <style:style style:name="Tabela11.B2" style:family="table-cell">
      <style:table-cell-properties style:vertical-align="middle" fo:padding="0.053cm" fo:border="0.5pt solid #000000"/>
    </style:style>
    <style:style style:name="Tabela11.A3" style:family="table-cell">
      <style:table-cell-properties fo:padding="0.053cm" fo:border="0.5pt solid #000000"/>
    </style:style>
    <style:style style:name="Tabela11.B3" style:family="table-cell">
      <style:table-cell-properties style:vertical-align="middle" fo:padding="0.053cm" fo:border="0.5pt solid #000000"/>
    </style:style>
    <style:style style:name="Tabela11.A4" style:family="table-cell">
      <style:table-cell-properties fo:padding="0.053cm" fo:border="0.5pt solid #000000"/>
    </style:style>
    <style:style style:name="Tabela11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1.A6" style:family="table-cell">
      <style:table-cell-properties style:vertical-align="middle" fo:padding="0.053cm" fo:border="0.5pt solid #000000"/>
    </style:style>
    <style:style style:name="Tabela11.B6" style:family="table-cell">
      <style:table-cell-properties style:vertical-align="middle" fo:padding="0.053cm" fo:border="0.5pt solid #000000"/>
    </style:style>
    <style:style style:name="Tabela11.C6" style:family="table-cell">
      <style:table-cell-properties style:vertical-align="middle" fo:padding="0.053cm" fo:border="0.5pt solid #000000"/>
    </style:style>
    <style:style style:name="Tabela11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1.A7" style:family="table-cell">
      <style:table-cell-properties fo:padding="0.053cm" fo:border="0.5pt solid #000000"/>
    </style:style>
    <style:style style:name="Tabela11.B7" style:family="table-cell">
      <style:table-cell-properties style:vertical-align="middle" fo:padding="0.053cm" fo:border="0.5pt solid #000000"/>
    </style:style>
    <style:style style:name="Tabela11.A8" style:family="table-cell">
      <style:table-cell-properties fo:padding="0.053cm" fo:border="0.5pt solid #000000"/>
    </style:style>
    <style:style style:name="Tabela11.B8" style:family="table-cell">
      <style:table-cell-properties style:vertical-align="middle" fo:padding="0.053cm" fo:border="0.5pt solid #000000"/>
    </style:style>
    <style:style style:name="Tabela11.A9" style:family="table-cell">
      <style:table-cell-properties fo:padding="0.053cm" fo:border-left="0.5pt solid #000000" fo:border-right="0.5pt solid #000000" fo:border-top="none" fo:border-bottom="0.5pt solid #000000"/>
    </style:style>
    <style:style style:name="Tabela11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" style:family="table">
      <style:table-properties style:width="16.15cm" style:rel-width="95%" fo:margin-left="0.009cm" fo:margin-top="0cm" fo:margin-bottom="0cm" table:align="left" style:writing-mode="lr-tb"/>
    </style:style>
    <style:style style:name="Tabela12.A" style:family="table-column">
      <style:table-column-properties style:column-width="2.635cm" style:rel-column-width="10695*"/>
    </style:style>
    <style:style style:name="Tabela12.B" style:family="table-column">
      <style:table-column-properties style:column-width="3.653cm" style:rel-column-width="14825*"/>
    </style:style>
    <style:style style:name="Tabela12.C" style:family="table-column">
      <style:table-column-properties style:column-width="8.072cm" style:rel-column-width="32755*"/>
    </style:style>
    <style:style style:name="Tabela12.D" style:family="table-column">
      <style:table-column-properties style:column-width="1.789cm" style:rel-column-width="7260*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2.A2" style:family="table-cell">
      <style:table-cell-properties fo:padding="0.053cm" fo:border="0.5pt solid #000000"/>
    </style:style>
    <style:style style:name="Tabela12.B2" style:family="table-cell">
      <style:table-cell-properties style:vertical-align="middle" fo:padding="0.053cm" fo:border="0.5pt solid #000000"/>
    </style:style>
    <style:style style:name="Tabela12.A3" style:family="table-cell">
      <style:table-cell-properties fo:padding="0.053cm" fo:border="0.5pt solid #000000"/>
    </style:style>
    <style:style style:name="Tabela12.B3" style:family="table-cell">
      <style:table-cell-properties style:vertical-align="middle" fo:padding="0.053cm" fo:border="0.5pt solid #000000"/>
    </style:style>
    <style:style style:name="Tabela12.A4" style:family="table-cell">
      <style:table-cell-properties fo:padding="0.053cm" fo:border="0.5pt solid #000000"/>
    </style:style>
    <style:style style:name="Tabela12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2.A6" style:family="table-cell">
      <style:table-cell-properties style:vertical-align="middle" fo:padding="0.053cm" fo:border="0.5pt solid #000000"/>
    </style:style>
    <style:style style:name="Tabela12.B6" style:family="table-cell">
      <style:table-cell-properties style:vertical-align="middle" fo:padding="0.053cm" fo:border="0.5pt solid #000000"/>
    </style:style>
    <style:style style:name="Tabela12.C6" style:family="table-cell">
      <style:table-cell-properties style:vertical-align="middle" fo:padding="0.053cm" fo:border="0.5pt solid #000000"/>
    </style:style>
    <style:style style:name="Tabela12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2.A7" style:family="table-cell">
      <style:table-cell-properties style:vertical-align="middle" fo:padding="0.053cm" fo:border="0.5pt solid #000000"/>
    </style:style>
    <style:style style:name="Tabela12.B7" style:family="table-cell">
      <style:table-cell-properties style:vertical-align="middle" fo:padding="0.053cm" fo:border="0.5pt solid #000000"/>
    </style:style>
    <style:style style:name="Tabela12.C7" style:family="table-cell">
      <style:table-cell-properties style:vertical-align="middle" fo:padding="0.053cm" fo:border="0.5pt solid #000000"/>
    </style:style>
    <style:style style:name="Tabela12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2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A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C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A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C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A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C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2.A13" style:family="table-cell">
      <style:table-cell-properties fo:padding="0.053cm" fo:border="0.5pt solid #000000"/>
    </style:style>
    <style:style style:name="Tabela12.B13" style:family="table-cell">
      <style:table-cell-properties style:vertical-align="middle" fo:padding="0.053cm" fo:border="0.5pt solid #000000"/>
    </style:style>
    <style:style style:name="Tabela12.A14" style:family="table-cell">
      <style:table-cell-properties fo:padding="0.053cm" fo:border="0.5pt solid #000000"/>
    </style:style>
    <style:style style:name="Tabela12.B14" style:family="table-cell">
      <style:table-cell-properties style:vertical-align="middle" fo:padding="0.053cm" fo:border="0.5pt solid #000000"/>
    </style:style>
    <style:style style:name="Tabela12.A15" style:family="table-cell">
      <style:table-cell-properties fo:padding="0.053cm" fo:border-left="0.5pt solid #000000" fo:border-right="0.5pt solid #000000" fo:border-top="none" fo:border-bottom="0.5pt solid #000000"/>
    </style:style>
    <style:style style:name="Tabela12.B15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3" style:family="table">
      <style:table-properties style:width="16.15cm" style:rel-width="95%" fo:margin-left="0.009cm" fo:margin-top="0cm" fo:margin-bottom="0cm" table:align="left" style:writing-mode="lr-tb"/>
    </style:style>
    <style:style style:name="Tabela13.A" style:family="table-column">
      <style:table-column-properties style:column-width="2.635cm" style:rel-column-width="10695*"/>
    </style:style>
    <style:style style:name="Tabela13.B" style:family="table-column">
      <style:table-column-properties style:column-width="3.653cm" style:rel-column-width="14825*"/>
    </style:style>
    <style:style style:name="Tabela13.C" style:family="table-column">
      <style:table-column-properties style:column-width="8.072cm" style:rel-column-width="32755*"/>
    </style:style>
    <style:style style:name="Tabela13.D" style:family="table-column">
      <style:table-column-properties style:column-width="1.789cm" style:rel-column-width="7260*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3.A2" style:family="table-cell">
      <style:table-cell-properties fo:padding="0.053cm" fo:border="0.5pt solid #000000"/>
    </style:style>
    <style:style style:name="Tabela13.B2" style:family="table-cell">
      <style:table-cell-properties style:vertical-align="middle" fo:padding="0.053cm" fo:border="0.5pt solid #000000"/>
    </style:style>
    <style:style style:name="Tabela13.A3" style:family="table-cell">
      <style:table-cell-properties fo:padding="0.053cm" fo:border="0.5pt solid #000000"/>
    </style:style>
    <style:style style:name="Tabela13.B3" style:family="table-cell">
      <style:table-cell-properties style:vertical-align="middle" fo:padding="0.053cm" fo:border="0.5pt solid #000000"/>
    </style:style>
    <style:style style:name="Tabela13.A4" style:family="table-cell">
      <style:table-cell-properties fo:padding="0.053cm" fo:border="0.5pt solid #000000"/>
    </style:style>
    <style:style style:name="Tabela13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3.A6" style:family="table-cell">
      <style:table-cell-properties style:vertical-align="middle" fo:padding="0.053cm" fo:border="0.5pt solid #000000"/>
    </style:style>
    <style:style style:name="Tabela13.B6" style:family="table-cell">
      <style:table-cell-properties style:vertical-align="middle" fo:padding="0.053cm" fo:border="0.5pt solid #000000"/>
    </style:style>
    <style:style style:name="Tabela13.C6" style:family="table-cell">
      <style:table-cell-properties style:vertical-align="middle" fo:padding="0.053cm" fo:border="0.5pt solid #000000"/>
    </style:style>
    <style:style style:name="Tabela13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3.A7" style:family="table-cell">
      <style:table-cell-properties style:vertical-align="middle" fo:padding="0.053cm" fo:border="0.5pt solid #000000"/>
    </style:style>
    <style:style style:name="Tabela13.B7" style:family="table-cell">
      <style:table-cell-properties style:vertical-align="middle" fo:padding="0.053cm" fo:border="0.5pt solid #000000"/>
    </style:style>
    <style:style style:name="Tabela13.C7" style:family="table-cell">
      <style:table-cell-properties style:vertical-align="middle" fo:padding="0.053cm" fo:border="0.5pt solid #000000"/>
    </style:style>
    <style:style style:name="Tabela13.A8" style:family="table-cell">
      <style:table-cell-properties fo:padding="0.053cm" fo:border="0.5pt solid #000000"/>
    </style:style>
    <style:style style:name="Tabela13.B8" style:family="table-cell">
      <style:table-cell-properties style:vertical-align="middle" fo:padding="0.053cm" fo:border="0.5pt solid #000000"/>
    </style:style>
    <style:style style:name="Tabela13.A9" style:family="table-cell">
      <style:table-cell-properties fo:padding="0.053cm" fo:border="0.5pt solid #000000"/>
    </style:style>
    <style:style style:name="Tabela13.B9" style:family="table-cell">
      <style:table-cell-properties style:vertical-align="middle" fo:padding="0.053cm" fo:border="0.5pt solid #000000"/>
    </style:style>
    <style:style style:name="Tabela13.A10" style:family="table-cell">
      <style:table-cell-properties fo:padding="0.053cm" fo:border-left="0.5pt solid #000000" fo:border-right="0.5pt solid #000000" fo:border-top="none" fo:border-bottom="0.5pt solid #000000"/>
    </style:style>
    <style:style style:name="Tabela13.B10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4" style:family="table">
      <style:table-properties style:width="16.15cm" style:rel-width="95%" fo:margin-left="0.009cm" fo:margin-top="0cm" fo:margin-bottom="0cm" table:align="left" style:writing-mode="lr-tb"/>
    </style:style>
    <style:style style:name="Tabela14.A" style:family="table-column">
      <style:table-column-properties style:column-width="2.635cm" style:rel-column-width="10695*"/>
    </style:style>
    <style:style style:name="Tabela14.B" style:family="table-column">
      <style:table-column-properties style:column-width="3.653cm" style:rel-column-width="14825*"/>
    </style:style>
    <style:style style:name="Tabela14.C" style:family="table-column">
      <style:table-column-properties style:column-width="8.072cm" style:rel-column-width="32755*"/>
    </style:style>
    <style:style style:name="Tabela14.D" style:family="table-column">
      <style:table-column-properties style:column-width="1.789cm" style:rel-column-width="7260*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4.A2" style:family="table-cell">
      <style:table-cell-properties fo:padding="0.053cm" fo:border="0.5pt solid #000000"/>
    </style:style>
    <style:style style:name="Tabela14.B2" style:family="table-cell">
      <style:table-cell-properties style:vertical-align="middle" fo:padding="0.053cm" fo:border="0.5pt solid #000000"/>
    </style:style>
    <style:style style:name="Tabela14.A3" style:family="table-cell">
      <style:table-cell-properties fo:padding="0.053cm" fo:border="0.5pt solid #000000"/>
    </style:style>
    <style:style style:name="Tabela14.B3" style:family="table-cell">
      <style:table-cell-properties style:vertical-align="middle" fo:padding="0.053cm" fo:border="0.5pt solid #000000"/>
    </style:style>
    <style:style style:name="Tabela14.A4" style:family="table-cell">
      <style:table-cell-properties fo:padding="0.053cm" fo:border="0.5pt solid #000000"/>
    </style:style>
    <style:style style:name="Tabela14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4.A6" style:family="table-cell">
      <style:table-cell-properties style:vertical-align="middle" fo:padding="0.053cm" fo:border="0.5pt solid #000000"/>
    </style:style>
    <style:style style:name="Tabela14.B6" style:family="table-cell">
      <style:table-cell-properties style:vertical-align="middle" fo:padding="0.053cm" fo:border="0.5pt solid #000000"/>
    </style:style>
    <style:style style:name="Tabela14.C6" style:family="table-cell">
      <style:table-cell-properties style:vertical-align="middle" fo:padding="0.053cm" fo:border="0.5pt solid #000000"/>
    </style:style>
    <style:style style:name="Tabela14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4.A7" style:family="table-cell">
      <style:table-cell-properties style:vertical-align="middle" fo:padding="0.053cm" fo:border="0.5pt solid #000000"/>
    </style:style>
    <style:style style:name="Tabela14.B7" style:family="table-cell">
      <style:table-cell-properties style:vertical-align="middle" fo:padding="0.053cm" fo:border="0.5pt solid #000000"/>
    </style:style>
    <style:style style:name="Tabela14.C7" style:family="table-cell">
      <style:table-cell-properties style:vertical-align="middle" fo:padding="0.053cm" fo:border="0.5pt solid #000000"/>
    </style:style>
    <style:style style:name="Tabela14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4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4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4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4.A9" style:family="table-cell">
      <style:table-cell-properties fo:padding="0.053cm" fo:border="0.5pt solid #000000"/>
    </style:style>
    <style:style style:name="Tabela14.B9" style:family="table-cell">
      <style:table-cell-properties style:vertical-align="middle" fo:padding="0.053cm" fo:border="0.5pt solid #000000"/>
    </style:style>
    <style:style style:name="Tabela14.A10" style:family="table-cell">
      <style:table-cell-properties fo:padding="0.053cm" fo:border="0.5pt solid #000000"/>
    </style:style>
    <style:style style:name="Tabela14.B10" style:family="table-cell">
      <style:table-cell-properties style:vertical-align="middle" fo:padding="0.053cm" fo:border="0.5pt solid #000000"/>
    </style:style>
    <style:style style:name="Tabela14.A11" style:family="table-cell">
      <style:table-cell-properties fo:padding="0.053cm" fo:border-left="0.5pt solid #000000" fo:border-right="0.5pt solid #000000" fo:border-top="none" fo:border-bottom="0.5pt solid #000000"/>
    </style:style>
    <style:style style:name="Tabela14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7" style:family="table">
      <style:table-properties style:width="16.15cm" style:rel-width="95%" fo:margin-left="0.009cm" fo:margin-top="0cm" fo:margin-bottom="0cm" table:align="left" style:writing-mode="lr-tb"/>
    </style:style>
    <style:style style:name="Tabela27.A" style:family="table-column">
      <style:table-column-properties style:column-width="2.635cm" style:rel-column-width="10695*"/>
    </style:style>
    <style:style style:name="Tabela27.B" style:family="table-column">
      <style:table-column-properties style:column-width="3.653cm" style:rel-column-width="14825*"/>
    </style:style>
    <style:style style:name="Tabela27.C" style:family="table-column">
      <style:table-column-properties style:column-width="8.072cm" style:rel-column-width="32755*"/>
    </style:style>
    <style:style style:name="Tabela27.D" style:family="table-column">
      <style:table-column-properties style:column-width="1.789cm" style:rel-column-width="7260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27.A2" style:family="table-cell">
      <style:table-cell-properties fo:padding="0.053cm" fo:border="0.5pt solid #000000"/>
    </style:style>
    <style:style style:name="Tabela27.B2" style:family="table-cell">
      <style:table-cell-properties style:vertical-align="middle" fo:padding="0.053cm" fo:border="0.5pt solid #000000"/>
    </style:style>
    <style:style style:name="Tabela27.A3" style:family="table-cell">
      <style:table-cell-properties fo:padding="0.053cm" fo:border="0.5pt solid #000000"/>
    </style:style>
    <style:style style:name="Tabela27.B3" style:family="table-cell">
      <style:table-cell-properties style:vertical-align="middle" fo:padding="0.053cm" fo:border="0.5pt solid #000000"/>
    </style:style>
    <style:style style:name="Tabela27.A4" style:family="table-cell">
      <style:table-cell-properties fo:padding="0.053cm" fo:border="0.5pt solid #000000"/>
    </style:style>
    <style:style style:name="Tabela27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27.A6" style:family="table-cell">
      <style:table-cell-properties style:vertical-align="middle" fo:padding="0.053cm" fo:border="0.5pt solid #000000"/>
    </style:style>
    <style:style style:name="Tabela27.B6" style:family="table-cell">
      <style:table-cell-properties style:vertical-align="middle" fo:padding="0.053cm" fo:border="0.5pt solid #000000"/>
    </style:style>
    <style:style style:name="Tabela27.C6" style:family="table-cell">
      <style:table-cell-properties style:vertical-align="middle" fo:padding="0.053cm" fo:border="0.5pt solid #000000"/>
    </style:style>
    <style:style style:name="Tabela27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27.A7" style:family="table-cell">
      <style:table-cell-properties style:vertical-align="middle" fo:padding="0.053cm" fo:border="0.5pt solid #000000"/>
    </style:style>
    <style:style style:name="Tabela27.B7" style:family="table-cell">
      <style:table-cell-properties style:vertical-align="middle" fo:padding="0.053cm" fo:border="0.5pt solid #000000"/>
    </style:style>
    <style:style style:name="Tabela27.C7" style:family="table-cell">
      <style:table-cell-properties style:vertical-align="middle" fo:padding="0.053cm" fo:border="0.5pt solid #000000"/>
    </style:style>
    <style:style style:name="Tabela27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7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7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7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27.A9" style:family="table-cell">
      <style:table-cell-properties fo:padding="0.053cm" fo:border="0.5pt solid #000000"/>
    </style:style>
    <style:style style:name="Tabela27.B9" style:family="table-cell">
      <style:table-cell-properties style:vertical-align="middle" fo:padding="0.053cm" fo:border="0.5pt solid #000000"/>
    </style:style>
    <style:style style:name="Tabela27.A10" style:family="table-cell">
      <style:table-cell-properties fo:padding="0.053cm" fo:border="0.5pt solid #000000"/>
    </style:style>
    <style:style style:name="Tabela27.B10" style:family="table-cell">
      <style:table-cell-properties style:vertical-align="middle" fo:padding="0.053cm" fo:border="0.5pt solid #000000"/>
    </style:style>
    <style:style style:name="Tabela27.A11" style:family="table-cell">
      <style:table-cell-properties fo:padding="0.053cm" fo:border-left="0.5pt solid #000000" fo:border-right="0.5pt solid #000000" fo:border-top="none" fo:border-bottom="0.5pt solid #000000"/>
    </style:style>
    <style:style style:name="Tabela27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8" style:family="table">
      <style:table-properties style:width="16.15cm" style:rel-width="95%" fo:margin-left="0.009cm" fo:margin-top="0cm" fo:margin-bottom="0cm" table:align="left" style:writing-mode="lr-tb"/>
    </style:style>
    <style:style style:name="Tabela28.A" style:family="table-column">
      <style:table-column-properties style:column-width="2.635cm" style:rel-column-width="10695*"/>
    </style:style>
    <style:style style:name="Tabela28.B" style:family="table-column">
      <style:table-column-properties style:column-width="3.653cm" style:rel-column-width="14825*"/>
    </style:style>
    <style:style style:name="Tabela28.C" style:family="table-column">
      <style:table-column-properties style:column-width="8.072cm" style:rel-column-width="32755*"/>
    </style:style>
    <style:style style:name="Tabela28.D" style:family="table-column">
      <style:table-column-properties style:column-width="1.789cm" style:rel-column-width="7260*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28.A2" style:family="table-cell">
      <style:table-cell-properties fo:padding="0.053cm" fo:border="0.5pt solid #000000"/>
    </style:style>
    <style:style style:name="Tabela28.B2" style:family="table-cell">
      <style:table-cell-properties style:vertical-align="middle" fo:padding="0.053cm" fo:border="0.5pt solid #000000"/>
    </style:style>
    <style:style style:name="Tabela28.A3" style:family="table-cell">
      <style:table-cell-properties fo:padding="0.053cm" fo:border="0.5pt solid #000000"/>
    </style:style>
    <style:style style:name="Tabela28.B3" style:family="table-cell">
      <style:table-cell-properties style:vertical-align="middle" fo:padding="0.053cm" fo:border="0.5pt solid #000000"/>
    </style:style>
    <style:style style:name="Tabela28.A4" style:family="table-cell">
      <style:table-cell-properties fo:padding="0.053cm" fo:border="0.5pt solid #000000"/>
    </style:style>
    <style:style style:name="Tabela28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28.A6" style:family="table-cell">
      <style:table-cell-properties style:vertical-align="middle" fo:padding="0.053cm" fo:border="0.5pt solid #000000"/>
    </style:style>
    <style:style style:name="Tabela28.B6" style:family="table-cell">
      <style:table-cell-properties style:vertical-align="middle" fo:padding="0.053cm" fo:border="0.5pt solid #000000"/>
    </style:style>
    <style:style style:name="Tabela28.C6" style:family="table-cell">
      <style:table-cell-properties style:vertical-align="middle" fo:padding="0.053cm" fo:border="0.5pt solid #000000"/>
    </style:style>
    <style:style style:name="Tabela28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28.A7" style:family="table-cell">
      <style:table-cell-properties style:vertical-align="middle" fo:padding="0.053cm" fo:border="0.5pt solid #000000"/>
    </style:style>
    <style:style style:name="Tabela28.B7" style:family="table-cell">
      <style:table-cell-properties style:vertical-align="middle" fo:padding="0.053cm" fo:border="0.5pt solid #000000"/>
    </style:style>
    <style:style style:name="Tabela28.C7" style:family="table-cell">
      <style:table-cell-properties style:vertical-align="middle" fo:padding="0.053cm" fo:border="0.5pt solid #000000"/>
    </style:style>
    <style:style style:name="Tabela28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8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8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8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28.A9" style:family="table-cell">
      <style:table-cell-properties fo:padding="0.053cm" fo:border="0.5pt solid #000000"/>
    </style:style>
    <style:style style:name="Tabela28.B9" style:family="table-cell">
      <style:table-cell-properties style:vertical-align="middle" fo:padding="0.053cm" fo:border="0.5pt solid #000000"/>
    </style:style>
    <style:style style:name="Tabela28.A10" style:family="table-cell">
      <style:table-cell-properties fo:padding="0.053cm" fo:border="0.5pt solid #000000"/>
    </style:style>
    <style:style style:name="Tabela28.B10" style:family="table-cell">
      <style:table-cell-properties style:vertical-align="middle" fo:padding="0.053cm" fo:border="0.5pt solid #000000"/>
    </style:style>
    <style:style style:name="Tabela28.A11" style:family="table-cell">
      <style:table-cell-properties fo:padding="0.053cm" fo:border-left="0.5pt solid #000000" fo:border-right="0.5pt solid #000000" fo:border-top="none" fo:border-bottom="0.5pt solid #000000"/>
    </style:style>
    <style:style style:name="Tabela28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9" style:family="table">
      <style:table-properties style:width="16.15cm" style:rel-width="95%" fo:margin-left="0.009cm" fo:margin-top="0cm" fo:margin-bottom="0cm" table:align="left" style:writing-mode="lr-tb"/>
    </style:style>
    <style:style style:name="Tabela29.A" style:family="table-column">
      <style:table-column-properties style:column-width="2.635cm" style:rel-column-width="10695*"/>
    </style:style>
    <style:style style:name="Tabela29.B" style:family="table-column">
      <style:table-column-properties style:column-width="3.653cm" style:rel-column-width="14825*"/>
    </style:style>
    <style:style style:name="Tabela29.C" style:family="table-column">
      <style:table-column-properties style:column-width="8.072cm" style:rel-column-width="32755*"/>
    </style:style>
    <style:style style:name="Tabela29.D" style:family="table-column">
      <style:table-column-properties style:column-width="1.789cm" style:rel-column-width="7260*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29.A2" style:family="table-cell">
      <style:table-cell-properties fo:padding="0.053cm" fo:border="0.5pt solid #000000"/>
    </style:style>
    <style:style style:name="Tabela29.B2" style:family="table-cell">
      <style:table-cell-properties style:vertical-align="middle" fo:padding="0.053cm" fo:border="0.5pt solid #000000"/>
    </style:style>
    <style:style style:name="Tabela29.A3" style:family="table-cell">
      <style:table-cell-properties fo:padding="0.053cm" fo:border="0.5pt solid #000000"/>
    </style:style>
    <style:style style:name="Tabela29.B3" style:family="table-cell">
      <style:table-cell-properties style:vertical-align="middle" fo:padding="0.053cm" fo:border="0.5pt solid #000000"/>
    </style:style>
    <style:style style:name="Tabela29.A4" style:family="table-cell">
      <style:table-cell-properties fo:padding="0.053cm" fo:border="0.5pt solid #000000"/>
    </style:style>
    <style:style style:name="Tabela29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29.A6" style:family="table-cell">
      <style:table-cell-properties style:vertical-align="middle" fo:padding="0.053cm" fo:border="0.5pt solid #000000"/>
    </style:style>
    <style:style style:name="Tabela29.B6" style:family="table-cell">
      <style:table-cell-properties style:vertical-align="middle" fo:padding="0.053cm" fo:border="0.5pt solid #000000"/>
    </style:style>
    <style:style style:name="Tabela29.C6" style:family="table-cell">
      <style:table-cell-properties style:vertical-align="middle" fo:padding="0.053cm" fo:border="0.5pt solid #000000"/>
    </style:style>
    <style:style style:name="Tabela29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29.A7" style:family="table-cell">
      <style:table-cell-properties style:vertical-align="middle" fo:padding="0.053cm" fo:border="0.5pt solid #000000"/>
    </style:style>
    <style:style style:name="Tabela29.B7" style:family="table-cell">
      <style:table-cell-properties style:vertical-align="middle" fo:padding="0.053cm" fo:border="0.5pt solid #000000"/>
    </style:style>
    <style:style style:name="Tabela29.C7" style:family="table-cell">
      <style:table-cell-properties style:vertical-align="middle" fo:padding="0.053cm" fo:border="0.5pt solid #000000"/>
    </style:style>
    <style:style style:name="Tabela29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9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9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29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29.A9" style:family="table-cell">
      <style:table-cell-properties fo:padding="0.053cm" fo:border="0.5pt solid #000000"/>
    </style:style>
    <style:style style:name="Tabela29.B9" style:family="table-cell">
      <style:table-cell-properties style:vertical-align="middle" fo:padding="0.053cm" fo:border="0.5pt solid #000000"/>
    </style:style>
    <style:style style:name="Tabela29.A10" style:family="table-cell">
      <style:table-cell-properties fo:padding="0.053cm" fo:border="0.5pt solid #000000"/>
    </style:style>
    <style:style style:name="Tabela29.B10" style:family="table-cell">
      <style:table-cell-properties style:vertical-align="middle" fo:padding="0.053cm" fo:border="0.5pt solid #000000"/>
    </style:style>
    <style:style style:name="Tabela29.A11" style:family="table-cell">
      <style:table-cell-properties fo:padding="0.053cm" fo:border-left="0.5pt solid #000000" fo:border-right="0.5pt solid #000000" fo:border-top="none" fo:border-bottom="0.5pt solid #000000"/>
    </style:style>
    <style:style style:name="Tabela29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0" style:family="table">
      <style:table-properties style:width="16.15cm" style:rel-width="95%" fo:margin-left="0.009cm" fo:margin-top="0cm" fo:margin-bottom="0cm" table:align="left" style:writing-mode="lr-tb"/>
    </style:style>
    <style:style style:name="Tabela30.A" style:family="table-column">
      <style:table-column-properties style:column-width="2.635cm" style:rel-column-width="10695*"/>
    </style:style>
    <style:style style:name="Tabela30.B" style:family="table-column">
      <style:table-column-properties style:column-width="3.653cm" style:rel-column-width="14825*"/>
    </style:style>
    <style:style style:name="Tabela30.C" style:family="table-column">
      <style:table-column-properties style:column-width="8.072cm" style:rel-column-width="32755*"/>
    </style:style>
    <style:style style:name="Tabela30.D" style:family="table-column">
      <style:table-column-properties style:column-width="1.789cm" style:rel-column-width="7260*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30.A2" style:family="table-cell">
      <style:table-cell-properties fo:padding="0.053cm" fo:border="0.5pt solid #000000"/>
    </style:style>
    <style:style style:name="Tabela30.B2" style:family="table-cell">
      <style:table-cell-properties style:vertical-align="middle" fo:padding="0.053cm" fo:border="0.5pt solid #000000"/>
    </style:style>
    <style:style style:name="Tabela30.A3" style:family="table-cell">
      <style:table-cell-properties fo:padding="0.053cm" fo:border="0.5pt solid #000000"/>
    </style:style>
    <style:style style:name="Tabela30.B3" style:family="table-cell">
      <style:table-cell-properties style:vertical-align="middle" fo:padding="0.053cm" fo:border="0.5pt solid #000000"/>
    </style:style>
    <style:style style:name="Tabela30.A4" style:family="table-cell">
      <style:table-cell-properties fo:padding="0.053cm" fo:border="0.5pt solid #000000"/>
    </style:style>
    <style:style style:name="Tabela30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30.A6" style:family="table-cell">
      <style:table-cell-properties style:vertical-align="middle" fo:padding="0.053cm" fo:border="0.5pt solid #000000"/>
    </style:style>
    <style:style style:name="Tabela30.B6" style:family="table-cell">
      <style:table-cell-properties style:vertical-align="middle" fo:padding="0.053cm" fo:border="0.5pt solid #000000"/>
    </style:style>
    <style:style style:name="Tabela30.C6" style:family="table-cell">
      <style:table-cell-properties style:vertical-align="middle" fo:padding="0.053cm" fo:border="0.5pt solid #000000"/>
    </style:style>
    <style:style style:name="Tabela30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30.A7" style:family="table-cell">
      <style:table-cell-properties style:vertical-align="middle" fo:padding="0.053cm" fo:border="0.5pt solid #000000"/>
    </style:style>
    <style:style style:name="Tabela30.B7" style:family="table-cell">
      <style:table-cell-properties style:vertical-align="middle" fo:padding="0.053cm" fo:border="0.5pt solid #000000"/>
    </style:style>
    <style:style style:name="Tabela30.C7" style:family="table-cell">
      <style:table-cell-properties style:vertical-align="middle" fo:padding="0.053cm" fo:border="0.5pt solid #000000"/>
    </style:style>
    <style:style style:name="Tabela30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0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0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0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30.A9" style:family="table-cell">
      <style:table-cell-properties fo:padding="0.053cm" fo:border="0.5pt solid #000000"/>
    </style:style>
    <style:style style:name="Tabela30.B9" style:family="table-cell">
      <style:table-cell-properties style:vertical-align="middle" fo:padding="0.053cm" fo:border="0.5pt solid #000000"/>
    </style:style>
    <style:style style:name="Tabela30.A10" style:family="table-cell">
      <style:table-cell-properties fo:padding="0.053cm" fo:border="0.5pt solid #000000"/>
    </style:style>
    <style:style style:name="Tabela30.B10" style:family="table-cell">
      <style:table-cell-properties style:vertical-align="middle" fo:padding="0.053cm" fo:border="0.5pt solid #000000"/>
    </style:style>
    <style:style style:name="Tabela30.A11" style:family="table-cell">
      <style:table-cell-properties fo:padding="0.053cm" fo:border-left="0.5pt solid #000000" fo:border-right="0.5pt solid #000000" fo:border-top="none" fo:border-bottom="0.5pt solid #000000"/>
    </style:style>
    <style:style style:name="Tabela30.B11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" style:family="table">
      <style:table-properties style:width="16.15cm" style:rel-width="95%" fo:margin-left="0.009cm" fo:margin-top="0cm" fo:margin-bottom="0cm" table:align="left" style:writing-mode="lr-tb"/>
    </style:style>
    <style:style style:name="Tabela31.A" style:family="table-column">
      <style:table-column-properties style:column-width="2.635cm" style:rel-column-width="10695*"/>
    </style:style>
    <style:style style:name="Tabela31.B" style:family="table-column">
      <style:table-column-properties style:column-width="3.653cm" style:rel-column-width="14825*"/>
    </style:style>
    <style:style style:name="Tabela31.C" style:family="table-column">
      <style:table-column-properties style:column-width="8.072cm" style:rel-column-width="32755*"/>
    </style:style>
    <style:style style:name="Tabela31.D" style:family="table-column">
      <style:table-column-properties style:column-width="1.789cm" style:rel-column-width="7260*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31.A2" style:family="table-cell">
      <style:table-cell-properties fo:padding="0.053cm" fo:border="0.5pt solid #000000"/>
    </style:style>
    <style:style style:name="Tabela31.B2" style:family="table-cell">
      <style:table-cell-properties style:vertical-align="middle" fo:padding="0.053cm" fo:border="0.5pt solid #000000"/>
    </style:style>
    <style:style style:name="Tabela31.3" style:family="table-row">
      <style:table-row-properties style:min-row-height="0.859cm" fo:keep-together="auto"/>
    </style:style>
    <style:style style:name="Tabela31.A3" style:family="table-cell">
      <style:table-cell-properties fo:padding="0.053cm" fo:border="0.5pt solid #000000"/>
    </style:style>
    <style:style style:name="Tabela31.B3" style:family="table-cell">
      <style:table-cell-properties style:vertical-align="middle" fo:padding="0.053cm" fo:border="0.5pt solid #000000"/>
    </style:style>
    <style:style style:name="Tabela31.A4" style:family="table-cell">
      <style:table-cell-properties fo:padding="0.053cm" fo:border="0.5pt solid #000000"/>
    </style:style>
    <style:style style:name="Tabela31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31.A6" style:family="table-cell">
      <style:table-cell-properties style:vertical-align="middle" fo:padding="0.053cm" fo:border="0.5pt solid #000000"/>
    </style:style>
    <style:style style:name="Tabela31.B6" style:family="table-cell">
      <style:table-cell-properties style:vertical-align="middle" fo:padding="0.053cm" fo:border="0.5pt solid #000000"/>
    </style:style>
    <style:style style:name="Tabela31.C6" style:family="table-cell">
      <style:table-cell-properties style:vertical-align="middle" fo:padding="0.053cm" fo:border="0.5pt solid #000000"/>
    </style:style>
    <style:style style:name="Tabela31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31.A7" style:family="table-cell">
      <style:table-cell-properties style:vertical-align="middle" fo:padding="0.053cm" fo:border="0.5pt solid #000000"/>
    </style:style>
    <style:style style:name="Tabela31.B7" style:family="table-cell">
      <style:table-cell-properties style:vertical-align="middle" fo:padding="0.053cm" fo:border="0.5pt solid #000000"/>
    </style:style>
    <style:style style:name="Tabela31.C7" style:family="table-cell">
      <style:table-cell-properties style:vertical-align="middle" fo:padding="0.053cm" fo:border="0.5pt solid #000000"/>
    </style:style>
    <style:style style:name="Tabela31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31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31.A10" style:family="table-cell">
      <style:table-cell-properties fo:padding="0.053cm" fo:border="0.5pt solid #000000"/>
    </style:style>
    <style:style style:name="Tabela31.B10" style:family="table-cell">
      <style:table-cell-properties style:vertical-align="middle" fo:padding="0.053cm" fo:border="0.5pt solid #000000"/>
    </style:style>
    <style:style style:name="Tabela31.A11" style:family="table-cell">
      <style:table-cell-properties fo:padding="0.053cm" fo:border="0.5pt solid #000000"/>
    </style:style>
    <style:style style:name="Tabela31.B11" style:family="table-cell">
      <style:table-cell-properties style:vertical-align="middle" fo:padding="0.053cm" fo:border="0.5pt solid #000000"/>
    </style:style>
    <style:style style:name="Tabela31.A12" style:family="table-cell">
      <style:table-cell-properties fo:padding="0.053cm" fo:border-left="0.5pt solid #000000" fo:border-right="0.5pt solid #000000" fo:border-top="none" fo:border-bottom="0.5pt solid #000000"/>
    </style:style>
    <style:style style:name="Tabela31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" style:family="table">
      <style:table-properties style:width="16.15cm" style:rel-width="95%" fo:margin-left="0.009cm" fo:margin-top="0cm" fo:margin-bottom="0cm" table:align="left" style:writing-mode="lr-tb"/>
    </style:style>
    <style:style style:name="Tabela15.A" style:family="table-column">
      <style:table-column-properties style:column-width="2.635cm" style:rel-column-width="10695*"/>
    </style:style>
    <style:style style:name="Tabela15.B" style:family="table-column">
      <style:table-column-properties style:column-width="3.653cm" style:rel-column-width="14825*"/>
    </style:style>
    <style:style style:name="Tabela15.C" style:family="table-column">
      <style:table-column-properties style:column-width="8.072cm" style:rel-column-width="32755*"/>
    </style:style>
    <style:style style:name="Tabela15.D" style:family="table-column">
      <style:table-column-properties style:column-width="1.789cm" style:rel-column-width="7260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5.A2" style:family="table-cell">
      <style:table-cell-properties fo:padding="0.053cm" fo:border="0.5pt solid #000000"/>
    </style:style>
    <style:style style:name="Tabela15.B2" style:family="table-cell">
      <style:table-cell-properties style:vertical-align="middle" fo:padding="0.053cm" fo:border="0.5pt solid #000000"/>
    </style:style>
    <style:style style:name="Tabela15.3" style:family="table-row">
      <style:table-row-properties style:min-row-height="0.859cm" fo:keep-together="auto"/>
    </style:style>
    <style:style style:name="Tabela15.A3" style:family="table-cell">
      <style:table-cell-properties fo:padding="0.053cm" fo:border="0.5pt solid #000000"/>
    </style:style>
    <style:style style:name="Tabela15.B3" style:family="table-cell">
      <style:table-cell-properties style:vertical-align="middle" fo:padding="0.053cm" fo:border="0.5pt solid #000000"/>
    </style:style>
    <style:style style:name="Tabela15.A4" style:family="table-cell">
      <style:table-cell-properties fo:padding="0.053cm" fo:border="0.5pt solid #000000"/>
    </style:style>
    <style:style style:name="Tabela15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5.A6" style:family="table-cell">
      <style:table-cell-properties style:vertical-align="middle" fo:padding="0.053cm" fo:border="0.5pt solid #000000"/>
    </style:style>
    <style:style style:name="Tabela15.B6" style:family="table-cell">
      <style:table-cell-properties style:vertical-align="middle" fo:padding="0.053cm" fo:border="0.5pt solid #000000"/>
    </style:style>
    <style:style style:name="Tabela15.C6" style:family="table-cell">
      <style:table-cell-properties style:vertical-align="middle" fo:padding="0.053cm" fo:border="0.5pt solid #000000"/>
    </style:style>
    <style:style style:name="Tabela15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5.A7" style:family="table-cell">
      <style:table-cell-properties style:vertical-align="middle" fo:padding="0.053cm" fo:border="0.5pt solid #000000"/>
    </style:style>
    <style:style style:name="Tabela15.B7" style:family="table-cell">
      <style:table-cell-properties style:vertical-align="middle" fo:padding="0.053cm" fo:border="0.5pt solid #000000"/>
    </style:style>
    <style:style style:name="Tabela15.C7" style:family="table-cell">
      <style:table-cell-properties style:vertical-align="middle" fo:padding="0.053cm" fo:border="0.5pt solid #000000"/>
    </style:style>
    <style:style style:name="Tabela15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5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5.A10" style:family="table-cell">
      <style:table-cell-properties fo:padding="0.053cm" fo:border="0.5pt solid #000000"/>
    </style:style>
    <style:style style:name="Tabela15.B10" style:family="table-cell">
      <style:table-cell-properties style:vertical-align="middle" fo:padding="0.053cm" fo:border="0.5pt solid #000000"/>
    </style:style>
    <style:style style:name="Tabela15.A11" style:family="table-cell">
      <style:table-cell-properties fo:padding="0.053cm" fo:border="0.5pt solid #000000"/>
    </style:style>
    <style:style style:name="Tabela15.B11" style:family="table-cell">
      <style:table-cell-properties style:vertical-align="middle" fo:padding="0.053cm" fo:border="0.5pt solid #000000"/>
    </style:style>
    <style:style style:name="Tabela15.A12" style:family="table-cell">
      <style:table-cell-properties fo:padding="0.053cm" fo:border-left="0.5pt solid #000000" fo:border-right="0.5pt solid #000000" fo:border-top="none" fo:border-bottom="0.5pt solid #000000"/>
    </style:style>
    <style:style style:name="Tabela15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" style:family="table">
      <style:table-properties style:width="16.15cm" style:rel-width="95%" fo:margin-left="0.009cm" fo:margin-top="0cm" fo:margin-bottom="0cm" table:align="left" style:writing-mode="lr-tb"/>
    </style:style>
    <style:style style:name="Tabela16.A" style:family="table-column">
      <style:table-column-properties style:column-width="2.635cm" style:rel-column-width="10695*"/>
    </style:style>
    <style:style style:name="Tabela16.B" style:family="table-column">
      <style:table-column-properties style:column-width="3.653cm" style:rel-column-width="14825*"/>
    </style:style>
    <style:style style:name="Tabela16.C" style:family="table-column">
      <style:table-column-properties style:column-width="8.072cm" style:rel-column-width="32755*"/>
    </style:style>
    <style:style style:name="Tabela16.D" style:family="table-column">
      <style:table-column-properties style:column-width="1.789cm" style:rel-column-width="7260*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6.A2" style:family="table-cell">
      <style:table-cell-properties fo:padding="0.053cm" fo:border="0.5pt solid #000000"/>
    </style:style>
    <style:style style:name="Tabela16.B2" style:family="table-cell">
      <style:table-cell-properties style:vertical-align="middle" fo:padding="0.053cm" fo:border="0.5pt solid #000000"/>
    </style:style>
    <style:style style:name="Tabela16.3" style:family="table-row">
      <style:table-row-properties style:min-row-height="0.859cm" fo:keep-together="auto"/>
    </style:style>
    <style:style style:name="Tabela16.A3" style:family="table-cell">
      <style:table-cell-properties fo:padding="0.053cm" fo:border="0.5pt solid #000000"/>
    </style:style>
    <style:style style:name="Tabela16.B3" style:family="table-cell">
      <style:table-cell-properties style:vertical-align="middle" fo:padding="0.053cm" fo:border="0.5pt solid #000000"/>
    </style:style>
    <style:style style:name="Tabela16.A4" style:family="table-cell">
      <style:table-cell-properties fo:padding="0.053cm" fo:border="0.5pt solid #000000"/>
    </style:style>
    <style:style style:name="Tabela16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6.A6" style:family="table-cell">
      <style:table-cell-properties style:vertical-align="middle" fo:padding="0.053cm" fo:border="0.5pt solid #000000"/>
    </style:style>
    <style:style style:name="Tabela16.B6" style:family="table-cell">
      <style:table-cell-properties style:vertical-align="middle" fo:padding="0.053cm" fo:border="0.5pt solid #000000"/>
    </style:style>
    <style:style style:name="Tabela16.C6" style:family="table-cell">
      <style:table-cell-properties style:vertical-align="middle" fo:padding="0.053cm" fo:border="0.5pt solid #000000"/>
    </style:style>
    <style:style style:name="Tabela16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6.A7" style:family="table-cell">
      <style:table-cell-properties style:vertical-align="middle" fo:padding="0.053cm" fo:border="0.5pt solid #000000"/>
    </style:style>
    <style:style style:name="Tabela16.B7" style:family="table-cell">
      <style:table-cell-properties style:vertical-align="middle" fo:padding="0.053cm" fo:border="0.5pt solid #000000"/>
    </style:style>
    <style:style style:name="Tabela16.C7" style:family="table-cell">
      <style:table-cell-properties style:vertical-align="middle" fo:padding="0.053cm" fo:border="0.5pt solid #000000"/>
    </style:style>
    <style:style style:name="Tabela16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6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6.A10" style:family="table-cell">
      <style:table-cell-properties fo:padding="0.053cm" fo:border="0.5pt solid #000000"/>
    </style:style>
    <style:style style:name="Tabela16.B10" style:family="table-cell">
      <style:table-cell-properties style:vertical-align="middle" fo:padding="0.053cm" fo:border="0.5pt solid #000000"/>
    </style:style>
    <style:style style:name="Tabela16.A11" style:family="table-cell">
      <style:table-cell-properties fo:padding="0.053cm" fo:border="0.5pt solid #000000"/>
    </style:style>
    <style:style style:name="Tabela16.B11" style:family="table-cell">
      <style:table-cell-properties style:vertical-align="middle" fo:padding="0.053cm" fo:border="0.5pt solid #000000"/>
    </style:style>
    <style:style style:name="Tabela16.A12" style:family="table-cell">
      <style:table-cell-properties fo:padding="0.053cm" fo:border-left="0.5pt solid #000000" fo:border-right="0.5pt solid #000000" fo:border-top="none" fo:border-bottom="0.5pt solid #000000"/>
    </style:style>
    <style:style style:name="Tabela16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" style:family="table">
      <style:table-properties style:width="16.15cm" style:rel-width="95%" fo:margin-left="0.009cm" fo:margin-top="0cm" fo:margin-bottom="0cm" table:align="left" style:writing-mode="lr-tb"/>
    </style:style>
    <style:style style:name="Tabela17.A" style:family="table-column">
      <style:table-column-properties style:column-width="2.635cm" style:rel-column-width="10695*"/>
    </style:style>
    <style:style style:name="Tabela17.B" style:family="table-column">
      <style:table-column-properties style:column-width="3.653cm" style:rel-column-width="14825*"/>
    </style:style>
    <style:style style:name="Tabela17.C" style:family="table-column">
      <style:table-column-properties style:column-width="8.072cm" style:rel-column-width="32755*"/>
    </style:style>
    <style:style style:name="Tabela17.D" style:family="table-column">
      <style:table-column-properties style:column-width="1.789cm" style:rel-column-width="7260*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ffc9c9" fo:padding="0.053cm" fo:border="0.5pt solid #000000">
        <style:background-image/>
      </style:table-cell-properties>
    </style:style>
    <style:style style:name="Tabela17.A2" style:family="table-cell">
      <style:table-cell-properties fo:padding="0.053cm" fo:border="0.5pt solid #000000"/>
    </style:style>
    <style:style style:name="Tabela17.B2" style:family="table-cell">
      <style:table-cell-properties style:vertical-align="middle" fo:padding="0.053cm" fo:border="0.5pt solid #000000"/>
    </style:style>
    <style:style style:name="Tabela17.3" style:family="table-row">
      <style:table-row-properties style:min-row-height="0.859cm" fo:keep-together="auto"/>
    </style:style>
    <style:style style:name="Tabela17.A3" style:family="table-cell">
      <style:table-cell-properties fo:padding="0.053cm" fo:border="0.5pt solid #000000"/>
    </style:style>
    <style:style style:name="Tabela17.B3" style:family="table-cell">
      <style:table-cell-properties style:vertical-align="middle" fo:padding="0.053cm" fo:border="0.5pt solid #000000"/>
    </style:style>
    <style:style style:name="Tabela17.A4" style:family="table-cell">
      <style:table-cell-properties fo:padding="0.053cm" fo:border="0.5pt solid #000000"/>
    </style:style>
    <style:style style:name="Tabela17.A5" style:family="table-cell">
      <style:table-cell-properties style:vertical-align="middle" fo:background-color="#f2f2f2" fo:padding="0.053cm" fo:border="0.5pt solid #000000">
        <style:background-image/>
      </style:table-cell-properties>
    </style:style>
    <style:style style:name="Tabela17.A6" style:family="table-cell">
      <style:table-cell-properties style:vertical-align="middle" fo:padding="0.053cm" fo:border="0.5pt solid #000000"/>
    </style:style>
    <style:style style:name="Tabela17.B6" style:family="table-cell">
      <style:table-cell-properties style:vertical-align="middle" fo:padding="0.053cm" fo:border="0.5pt solid #000000"/>
    </style:style>
    <style:style style:name="Tabela17.C6" style:family="table-cell">
      <style:table-cell-properties style:vertical-align="middle" fo:padding="0.053cm" fo:border="0.5pt solid #000000"/>
    </style:style>
    <style:style style:name="Tabela17.D6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Tabela17.A7" style:family="table-cell">
      <style:table-cell-properties style:vertical-align="middle" fo:padding="0.053cm" fo:border="0.5pt solid #000000"/>
    </style:style>
    <style:style style:name="Tabela17.B7" style:family="table-cell">
      <style:table-cell-properties style:vertical-align="middle" fo:padding="0.053cm" fo:border="0.5pt solid #000000"/>
    </style:style>
    <style:style style:name="Tabela17.C7" style:family="table-cell">
      <style:table-cell-properties style:vertical-align="middle" fo:padding="0.053cm" fo:border="0.5pt solid #000000"/>
    </style:style>
    <style:style style:name="Tabela17.A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.B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.C8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.D8" style:family="table-cell">
      <style:table-cell-properties style:vertical-align="middle" fo:background-color="transparent" fo:padding="0.053cm" fo:border-left="0.5pt solid #000000" fo:border-right="0.5pt solid #000000" fo:border-top="none" fo:border-bottom="0.5pt solid #000000">
        <style:background-image/>
      </style:table-cell-properties>
    </style:style>
    <style:style style:name="Tabela17.A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.B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.C9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Tabela17.A10" style:family="table-cell">
      <style:table-cell-properties fo:padding="0.053cm" fo:border="0.5pt solid #000000"/>
    </style:style>
    <style:style style:name="Tabela17.B10" style:family="table-cell">
      <style:table-cell-properties style:vertical-align="middle" fo:padding="0.053cm" fo:border="0.5pt solid #000000"/>
    </style:style>
    <style:style style:name="Tabela17.A11" style:family="table-cell">
      <style:table-cell-properties fo:padding="0.053cm" fo:border="0.5pt solid #000000"/>
    </style:style>
    <style:style style:name="Tabela17.B11" style:family="table-cell">
      <style:table-cell-properties style:vertical-align="middle" fo:padding="0.053cm" fo:border="0.5pt solid #000000"/>
    </style:style>
    <style:style style:name="Tabela17.A12" style:family="table-cell">
      <style:table-cell-properties fo:padding="0.053cm" fo:border-left="0.5pt solid #000000" fo:border-right="0.5pt solid #000000" fo:border-top="none" fo:border-bottom="0.5pt solid #000000"/>
    </style:style>
    <style:style style:name="Tabela17.B12" style:family="table-cell">
      <style:table-cell-properties style:vertical-align="middle" fo:padding="0.053cm" fo:border-left="0.5pt solid #000000" fo:border-right="0.5pt solid #000000" fo:border-top="none" fo:border-bottom="0.5pt solid #000000"/>
    </style:style>
    <style:style style:name="P1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08383" style:font-size-asian="8.5pt" style:font-name-complex="Arial1" style:font-size-complex="8.5pt"/>
    </style:style>
    <style:style style:name="P2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11fd0" style:font-size-asian="8.5pt" style:font-name-complex="Arial1" style:font-size-complex="8.5pt"/>
    </style:style>
    <style:style style:name="P3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20fb9" style:font-size-asian="8.5pt" style:font-name-complex="Arial1" style:font-size-complex="8.5pt"/>
    </style:style>
    <style:style style:name="P4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217fe" style:font-size-asian="8.5pt" style:font-name-complex="Arial1" style:font-size-complex="8.5pt"/>
    </style:style>
    <style:style style:name="P5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24d9c" style:font-size-asian="8.5pt" style:font-name-complex="Arial1" style:font-size-complex="8.5pt"/>
    </style:style>
    <style:style style:name="P6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40724" style:font-size-asian="8.5pt" style:font-name-complex="Arial1" style:font-size-complex="8.5pt"/>
    </style:style>
    <style:style style:name="P7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513ca" style:font-size-asian="8.5pt" style:font-name-complex="Arial1" style:font-size-complex="8.5pt"/>
    </style:style>
    <style:style style:name="P8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567b8" style:font-size-asian="8.5pt" style:font-name-complex="Arial1" style:font-size-complex="8.5pt"/>
    </style:style>
    <style:style style:name="P9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5fc00" style:font-size-asian="8.5pt" style:font-name-complex="Arial1" style:font-size-complex="8.5pt"/>
    </style:style>
    <style:style style:name="P10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6b28e" style:font-size-asian="8.5pt" style:font-name-complex="Arial1" style:font-size-complex="8.5pt"/>
    </style:style>
    <style:style style:name="P11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8efc9" style:font-size-asian="8.5pt" style:font-name-complex="Arial1" style:font-size-complex="8.5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19d11a" style:font-size-asian="8.5pt" style:font-name-complex="Arial1" style:font-size-complex="8.5pt"/>
    </style:style>
    <style:style style:name="P13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paragraph-rsid="00210dd0" style:font-size-asian="8.5pt" style:font-name-complex="Arial1" style:font-size-complex="8.5pt"/>
    </style:style>
    <style:style style:name="P14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08383" style:font-size-asian="8.5pt" style:font-name-complex="Arial1" style:font-size-complex="8.5pt"/>
    </style:style>
    <style:style style:name="P15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11fd0" style:font-size-asian="8.5pt" style:font-name-complex="Arial1" style:font-size-complex="8.5pt"/>
    </style:style>
    <style:style style:name="P16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20fb9" style:font-size-asian="8.5pt" style:font-name-complex="Arial1" style:font-size-complex="8.5pt"/>
    </style:style>
    <style:style style:name="P17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217fe" style:font-size-asian="8.5pt" style:font-name-complex="Arial1" style:font-size-complex="8.5pt"/>
    </style:style>
    <style:style style:name="P18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24d9c" style:font-size-asian="8.5pt" style:font-name-complex="Arial1" style:font-size-complex="8.5pt"/>
    </style:style>
    <style:style style:name="P19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40724" style:font-size-asian="8.5pt" style:font-name-complex="Arial1" style:font-size-complex="8.5pt"/>
    </style:style>
    <style:style style:name="P20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513ca" style:font-size-asian="8.5pt" style:font-name-complex="Arial1" style:font-size-complex="8.5pt"/>
    </style:style>
    <style:style style:name="P21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567b8" style:font-size-asian="8.5pt" style:font-name-complex="Arial1" style:font-size-complex="8.5pt"/>
    </style:style>
    <style:style style:name="P22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5fc00" style:font-size-asian="8.5pt" style:font-name-complex="Arial1" style:font-size-complex="8.5pt"/>
    </style:style>
    <style:style style:name="P23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6b28e" style:font-size-asian="8.5pt" style:font-name-complex="Arial1" style:font-size-complex="8.5pt"/>
    </style:style>
    <style:style style:name="P24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8efc9" style:font-size-asian="8.5pt" style:font-name-complex="Arial1" style:font-size-complex="8.5pt"/>
    </style:style>
    <style:style style:name="P25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19d11a" style:font-size-asian="8.5pt" style:font-name-complex="Arial1" style:font-size-complex="8.5pt"/>
    </style:style>
    <style:style style:name="P26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200ac4" style:font-size-asian="8.5pt" style:font-name-complex="Arial1" style:font-size-complex="8.5pt"/>
    </style:style>
    <style:style style:name="P27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paragraph-rsid="00210dd0" style:font-size-asian="8.5pt" style:font-name-complex="Arial1" style:font-size-complex="8.5pt"/>
    </style:style>
    <style:style style:name="P28" style:family="paragraph" style:parent-style-name="Normal_20__28_Web_29_">
      <style:paragraph-properties fo:margin-top="0cm" fo:margin-bottom="0cm" style:contextual-spacing="false" fo:orphans="0" fo:widows="0"/>
      <style:text-properties style:text-line-through-style="none" style:text-line-through-type="none" style:font-name="Arial" fo:font-size="8.5pt" fo:language="pl" fo:country="PL" officeooo:rsid="0005e65a" officeooo:paragraph-rsid="00124d9c" style:font-size-asian="8.5pt" style:font-name-complex="Arial1" style:font-size-complex="8.5pt"/>
    </style:style>
    <style:style style:name="P29" style:family="paragraph" style:parent-style-name="Normal_20__28_Web_29_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text-line-through-style="none" style:text-line-through-type="none" style:font-name="Arial" fo:font-size="8.5pt" fo:language="pl" fo:country="PL" officeooo:rsid="0005e65a" officeooo:paragraph-rsid="00124d9c" style:font-size-asian="8.5pt" style:font-name-complex="Arial1" style:font-size-complex="8.5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08383"/>
    </style:style>
    <style:style style:name="P31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officeooo:paragraph-rsid="00108383"/>
    </style:style>
    <style:style style:name="P3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108383"/>
    </style:style>
    <style:style style:name="P33" style:family="paragraph" style:parent-style-name="Standard">
      <style:paragraph-properties fo:line-height="100%" fo:text-align="justify" style:justify-single-word="false" fo:orphans="0" fo:widows="0"/>
      <style:text-properties officeooo:paragraph-rsid="00108383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11fd0"/>
    </style:style>
    <style:style style:name="P35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officeooo:paragraph-rsid="00111fd0"/>
    </style:style>
    <style:style style:name="P3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111fd0"/>
    </style:style>
    <style:style style:name="P37" style:family="paragraph" style:parent-style-name="Standard">
      <style:paragraph-properties fo:line-height="100%" fo:text-align="justify" style:justify-single-word="false" fo:orphans="0" fo:widows="0"/>
      <style:text-properties officeooo:paragraph-rsid="00111fd0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20fb9"/>
    </style:style>
    <style:style style:name="P39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officeooo:paragraph-rsid="00120fb9"/>
    </style:style>
    <style:style style:name="P4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120fb9"/>
    </style:style>
    <style:style style:name="P41" style:family="paragraph" style:parent-style-name="Standard">
      <style:paragraph-properties fo:line-height="100%" fo:text-align="justify" style:justify-single-word="false" fo:orphans="0" fo:widows="0"/>
      <style:text-properties officeooo:paragraph-rsid="00120fb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217fe"/>
    </style:style>
    <style:style style:name="P43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officeooo:paragraph-rsid="001217fe"/>
    </style:style>
    <style:style style:name="P4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1217fe"/>
    </style:style>
    <style:style style:name="P45" style:family="paragraph" style:parent-style-name="Standard">
      <style:paragraph-properties fo:line-height="100%" fo:text-align="justify" style:justify-single-word="false" fo:orphans="0" fo:widows="0"/>
      <style:text-properties officeooo:paragraph-rsid="001217fe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5fc00"/>
    </style:style>
    <style:style style:name="P47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officeooo:paragraph-rsid="0015fc00"/>
    </style:style>
    <style:style style:name="P48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15fc00"/>
    </style:style>
    <style:style style:name="P49" style:family="paragraph" style:parent-style-name="Standard">
      <style:paragraph-properties fo:line-height="100%" fo:text-align="justify" style:justify-single-word="false" fo:orphans="0" fo:widows="0"/>
      <style:text-properties officeooo:paragraph-rsid="0015fc00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19d11a"/>
    </style:style>
    <style:style style:name="P51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officeooo:paragraph-rsid="0019d11a"/>
    </style:style>
    <style:style style:name="P5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19d11a"/>
    </style:style>
    <style:style style:name="P53" style:family="paragraph" style:parent-style-name="Standard">
      <style:paragraph-properties fo:line-height="100%" fo:text-align="justify" style:justify-single-word="false" fo:orphans="0" fo:widows="0"/>
      <style:text-properties officeooo:paragraph-rsid="0019d11a"/>
    </style:style>
    <style:style style:name="P54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108383"/>
    </style:style>
    <style:style style:name="P55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111fd0"/>
    </style:style>
    <style:style style:name="P56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120fb9"/>
    </style:style>
    <style:style style:name="P57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1217fe"/>
    </style:style>
    <style:style style:name="P58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15fc00"/>
    </style:style>
    <style:style style:name="P59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paragraph-rsid="0019d11a"/>
    </style:style>
    <style:style style:name="P60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language="pl" fo:country="PL" officeooo:rsid="00108383" officeooo:paragraph-rsid="00111fd0" style:font-name-complex="Times New Roman"/>
    </style:style>
    <style:style style:name="P61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language="pl" fo:country="PL" officeooo:rsid="00108383" officeooo:paragraph-rsid="00120fb9" style:font-name-complex="Times New Roman"/>
    </style:style>
    <style:style style:name="P62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language="pl" fo:country="PL" officeooo:rsid="00108383" officeooo:paragraph-rsid="00108383" style:font-name-complex="Times New Roman"/>
    </style:style>
    <style:style style:name="P63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language="pl" fo:country="PL" officeooo:rsid="00108383" officeooo:paragraph-rsid="001217fe" style:font-name-complex="Times New Roman"/>
    </style:style>
    <style:style style:name="P64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language="pl" fo:country="PL" officeooo:rsid="00108383" officeooo:paragraph-rsid="0015fc00" style:font-name-complex="Times New Roman"/>
    </style:style>
    <style:style style:name="P65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language="pl" fo:country="PL" officeooo:rsid="00108383" officeooo:paragraph-rsid="0019d11a" style:font-name-complex="Times New Roman"/>
    </style:style>
    <style:style style:name="P66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08383" style:font-name-complex="Times New Roman"/>
    </style:style>
    <style:style style:name="P67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11fd0" style:font-name-complex="Times New Roman"/>
    </style:style>
    <style:style style:name="P68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217fe" style:font-name-complex="Times New Roman"/>
    </style:style>
    <style:style style:name="P69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24d9c" style:font-name-complex="Times New Roman"/>
    </style:style>
    <style:style style:name="P70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40724" style:font-name-complex="Times New Roman"/>
    </style:style>
    <style:style style:name="P71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513ca" style:font-name-complex="Times New Roman"/>
    </style:style>
    <style:style style:name="P72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567b8" style:font-name-complex="Times New Roman"/>
    </style:style>
    <style:style style:name="P73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5fc00" style:font-name-complex="Times New Roman"/>
    </style:style>
    <style:style style:name="P74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8efc9" style:font-name-complex="Times New Roman"/>
    </style:style>
    <style:style style:name="P75" style:family="paragraph" style:parent-style-name="Standard">
      <style:paragraph-properties fo:margin-left="0cm" fo:margin-right="0cm" fo:margin-top="0cm" fo:margin-bottom="0.132cm" style:contextual-spacing="false" fo:line-height="100%" fo:orphans="0" fo:widows="0" fo:text-indent="0cm" style:auto-text-indent="false"/>
      <style:text-properties style:text-line-through-style="none" style:text-line-through-type="none" fo:language="pl" fo:country="PL" officeooo:paragraph-rsid="0019d11a" style:font-name-complex="Times New Roman"/>
    </style:style>
    <style:style style:name="P76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11fd0" style:font-weight-asian="bold" style:font-weight-complex="bold"/>
    </style:style>
    <style:style style:name="P77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20fb9" style:font-weight-asian="bold" style:font-weight-complex="bold"/>
    </style:style>
    <style:style style:name="P78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08383" style:font-weight-asian="bold" style:font-weight-complex="bold"/>
    </style:style>
    <style:style style:name="P79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217fe" style:font-weight-asian="bold" style:font-weight-complex="bold"/>
    </style:style>
    <style:style style:name="P80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513ca" style:font-weight-asian="bold" style:font-weight-complex="bold"/>
    </style:style>
    <style:style style:name="P81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567b8" style:font-weight-asian="bold" style:font-weight-complex="bold"/>
    </style:style>
    <style:style style:name="P82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5fc00" style:font-weight-asian="bold" style:font-weight-complex="bold"/>
    </style:style>
    <style:style style:name="P83" style:family="paragraph" style:parent-style-name="Standard">
      <style:paragraph-properties fo:margin-left="0cm" fo:margin-right="0cm" fo:margin-top="0cm" fo:margin-bottom="0.132cm" style:contextual-spacing="false" fo:text-align="justify" style:justify-single-word="false" fo:orphans="0" fo:widows="0" fo:text-indent="0cm" style:auto-text-indent="false"/>
      <style:text-properties style:text-line-through-style="none" style:text-line-through-type="none" fo:language="pl" fo:country="PL" fo:font-weight="bold" officeooo:paragraph-rsid="0019d11a" style:font-weight-asian="bold" style:font-weight-complex="bold"/>
    </style:style>
    <style:style style:name="P84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11fd0" officeooo:paragraph-rsid="00111fd0" style:font-name-asian="Times New Roman" style:font-size-asian="11pt" style:font-name-complex="Times New Roman"/>
    </style:style>
    <style:style style:name="P85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11fd0" officeooo:paragraph-rsid="00120fb9" style:font-name-asian="Times New Roman" style:font-size-asian="11pt" style:font-name-complex="Times New Roman"/>
    </style:style>
    <style:style style:name="P86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11fd0" officeooo:paragraph-rsid="001217fe" style:font-name-asian="Times New Roman" style:font-size-asian="11pt" style:font-name-complex="Times New Roman"/>
    </style:style>
    <style:style style:name="P87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11fd0" officeooo:paragraph-rsid="0015fc00" style:font-name-asian="Times New Roman" style:font-size-asian="11pt" style:font-name-complex="Times New Roman"/>
    </style:style>
    <style:style style:name="P88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11fd0" officeooo:paragraph-rsid="0019d11a" style:font-name-asian="Times New Roman" style:font-size-asian="11pt" style:font-name-complex="Times New Roman"/>
    </style:style>
    <style:style style:name="P89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11fd0" style:font-name-asian="Times New Roman" style:font-size-asian="11pt" style:font-name-complex="Times New Roman"/>
    </style:style>
    <style:style style:name="P9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20fb9" style:font-name-asian="Times New Roman" style:font-size-asian="11pt" style:font-name-complex="Times New Roman"/>
    </style:style>
    <style:style style:name="P91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08383" style:font-name-asian="Times New Roman" style:font-size-asian="11pt" style:font-name-complex="Times New Roman"/>
    </style:style>
    <style:style style:name="P9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217fe" style:font-name-asian="Times New Roman" style:font-size-asian="11pt" style:font-name-complex="Times New Roman"/>
    </style:style>
    <style:style style:name="P9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24d9c" style:font-name-asian="Times New Roman" style:font-size-asian="11pt" style:font-name-complex="Times New Roman"/>
    </style:style>
    <style:style style:name="P9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5fc00" style:font-name-asian="Times New Roman" style:font-size-asian="11pt" style:font-name-complex="Times New Roman"/>
    </style:style>
    <style:style style:name="P9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paragraph-rsid="0019d11a" style:font-name-asian="Times New Roman" style:font-size-asian="11pt" style:font-name-complex="Times New Roman"/>
    </style:style>
    <style:style style:name="P9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paragraph-rsid="00108383" style:font-name-asian="Times New Roman" style:font-size-asian="11pt" style:font-name-complex="Times New Roman"/>
    </style:style>
    <style:style style:name="P97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paragraph-rsid="00111fd0" style:font-name-asian="Times New Roman" style:font-size-asian="11pt" style:font-name-complex="Times New Roman"/>
    </style:style>
    <style:style style:name="P98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paragraph-rsid="00120fb9" style:font-name-asian="Times New Roman" style:font-size-asian="11pt" style:font-name-complex="Times New Roman"/>
    </style:style>
    <style:style style:name="P9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paragraph-rsid="001217fe" style:font-name-asian="Times New Roman" style:font-size-asian="11pt" style:font-name-complex="Times New Roman"/>
    </style:style>
    <style:style style:name="P10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paragraph-rsid="0015fc00" style:font-name-asian="Times New Roman" style:font-size-asian="11pt" style:font-name-complex="Times New Roman"/>
    </style:style>
    <style:style style:name="P101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paragraph-rsid="0019d11a" style:font-name-asian="Times New Roman" style:font-size-asian="11pt" style:font-name-complex="Times New Roman"/>
    </style:style>
    <style:style style:name="P10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08383" officeooo:paragraph-rsid="00108383" style:font-name-asian="Times New Roman" style:font-size-asian="11pt" style:font-name-complex="Times New Roman"/>
    </style:style>
    <style:style style:name="P103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08383" officeooo:paragraph-rsid="00111fd0" style:font-name-asian="Times New Roman" style:font-size-asian="11pt" style:font-name-complex="Times New Roman"/>
    </style:style>
    <style:style style:name="P104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08383" officeooo:paragraph-rsid="001217fe" style:font-name-asian="Times New Roman" style:font-size-asian="11pt" style:font-name-complex="Times New Roman"/>
    </style:style>
    <style:style style:name="P10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08383" officeooo:paragraph-rsid="00124d9c" style:font-name-asian="Times New Roman" style:font-size-asian="11pt" style:font-name-complex="Times New Roman"/>
    </style:style>
    <style:style style:name="P10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08383" officeooo:paragraph-rsid="00140724" style:font-name-asian="Times New Roman" style:font-size-asian="11pt" style:font-name-complex="Times New Roman"/>
    </style:style>
    <style:style style:name="P107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08383" officeooo:paragraph-rsid="001513ca" style:font-name-asian="Times New Roman" style:font-size-asian="11pt" style:font-name-complex="Times New Roman"/>
    </style:style>
    <style:style style:name="P108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20fb9" officeooo:paragraph-rsid="00120fb9" style:font-name-asian="Times New Roman" style:font-size-asian="11pt" style:font-name-complex="Times New Roman"/>
    </style:style>
    <style:style style:name="P109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217fe" officeooo:paragraph-rsid="001217fe" style:font-name-asian="Times New Roman" style:font-size-asian="11pt" style:font-name-complex="Times New Roman"/>
    </style:style>
    <style:style style:name="P11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217fe" officeooo:paragraph-rsid="0015fc00" style:font-name-asian="Times New Roman" style:font-size-asian="11pt" style:font-name-complex="Times New Roman"/>
    </style:style>
    <style:style style:name="P111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217fe" officeooo:paragraph-rsid="0018efc9" style:font-name-asian="Times New Roman" style:font-size-asian="11pt" style:font-name-complex="Times New Roman"/>
    </style:style>
    <style:style style:name="P11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217fe" officeooo:paragraph-rsid="0019d11a" style:font-name-asian="Times New Roman" style:font-size-asian="11pt" style:font-name-complex="Times New Roman"/>
    </style:style>
    <style:style style:name="P113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217fe" officeooo:paragraph-rsid="001217fe" style:font-name-asian="Times New Roman" style:font-size-asian="11pt" style:font-name-complex="Times New Roman"/>
    </style:style>
    <style:style style:name="P114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24d9c" officeooo:paragraph-rsid="00124d9c" style:font-name-asian="Times New Roman" style:font-size-asian="11pt" style:font-name-complex="Times New Roman"/>
    </style:style>
    <style:style style:name="P115" style:family="paragraph" style:parent-style-name="Standard">
      <style:paragraph-properties fo:margin-left="0cm" fo:margin-right="0cm" fo:margin-top="0cm" fo:margin-bottom="0.132cm" style:contextual-spacing="false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fo:language="pl" fo:country="PL" officeooo:rsid="001513ca" officeooo:paragraph-rsid="001513ca" style:font-name-asian="Times New Roman" style:font-size-asian="11pt" style:font-name-complex="Times New Roman"/>
    </style:style>
    <style:style style:name="P11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text-line-through-style="none" style:text-line-through-type="none" fo:font-size="11pt" fo:language="pl" fo:country="PL" officeooo:rsid="001513ca" officeooo:paragraph-rsid="001513ca" style:font-name-asian="Times New Roman" style:font-size-asian="11pt" style:font-name-complex="Times New Roman"/>
    </style:style>
    <style:style style:name="P117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paragraph-rsid="00108383" style:font-name-asian="Times New Roman" style:font-size-asian="11pt" style:font-name-complex="Times New Roman"/>
    </style:style>
    <style:style style:name="P118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08383" style:font-name-asian="Times New Roman" style:font-size-asian="11pt" style:font-name-complex="Times New Roman"/>
    </style:style>
    <style:style style:name="P119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paragraph-rsid="00111fd0" style:font-name-asian="Times New Roman" style:font-size-asian="11pt" style:font-name-complex="Times New Roman"/>
    </style:style>
    <style:style style:name="P12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11fd0" style:font-name-asian="Times New Roman" style:font-size-asian="11pt" style:font-name-complex="Times New Roman"/>
    </style:style>
    <style:style style:name="P121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paragraph-rsid="00120fb9" style:font-name-asian="Times New Roman" style:font-size-asian="11pt" style:font-name-complex="Times New Roman"/>
    </style:style>
    <style:style style:name="P12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20fb9" style:font-name-asian="Times New Roman" style:font-size-asian="11pt" style:font-name-complex="Times New Roman"/>
    </style:style>
    <style:style style:name="P123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paragraph-rsid="001217fe" style:font-name-asian="Times New Roman" style:font-size-asian="11pt" style:font-name-complex="Times New Roman"/>
    </style:style>
    <style:style style:name="P1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217fe" style:font-name-asian="Times New Roman" style:font-size-asian="11pt" style:font-name-complex="Times New Roman"/>
    </style:style>
    <style:style style:name="P125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paragraph-rsid="0015fc00" style:font-name-asian="Times New Roman" style:font-size-asian="11pt" style:font-name-complex="Times New Roman"/>
    </style:style>
    <style:style style:name="P1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5fc00" style:font-name-asian="Times New Roman" style:font-size-asian="11pt" style:font-name-complex="Times New Roman"/>
    </style:style>
    <style:style style:name="P127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paragraph-rsid="0019d11a" style:font-name-asian="Times New Roman" style:font-size-asian="11pt" style:font-name-complex="Times New Roman"/>
    </style:style>
    <style:style style:name="P128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9d11a" style:font-name-asian="Times New Roman" style:font-size-asian="11pt" style:font-name-complex="Times New Roman"/>
    </style:style>
    <style:style style:name="P129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08383" officeooo:paragraph-rsid="00108383" style:font-name-asian="Times New Roman" style:font-size-asian="11pt" style:font-name-complex="Times New Roman"/>
    </style:style>
    <style:style style:name="P130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08383" officeooo:paragraph-rsid="00111fd0" style:font-name-asian="Times New Roman" style:font-size-asian="11pt" style:font-name-complex="Times New Roman"/>
    </style:style>
    <style:style style:name="P131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08383" officeooo:paragraph-rsid="001217fe" style:font-name-asian="Times New Roman" style:font-size-asian="11pt" style:font-name-complex="Times New Roman"/>
    </style:style>
    <style:style style:name="P132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08383" officeooo:paragraph-rsid="0015fc00" style:font-name-asian="Times New Roman" style:font-size-asian="11pt" style:font-name-complex="Times New Roman"/>
    </style:style>
    <style:style style:name="P133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08383" officeooo:paragraph-rsid="0019d11a" style:font-name-asian="Times New Roman" style:font-size-asian="11pt" style:font-name-complex="Times New Roman"/>
    </style:style>
    <style:style style:name="P13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11fd0" style:font-name-asian="Times New Roman" style:font-size-asian="11pt" style:font-name-complex="Times New Roman"/>
    </style:style>
    <style:style style:name="P13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20fb9" style:font-name-asian="Times New Roman" style:font-size-asian="11pt" style:font-name-complex="Times New Roman"/>
    </style:style>
    <style:style style:name="P13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217fe" style:font-name-asian="Times New Roman" style:font-size-asian="11pt" style:font-name-complex="Times New Roman"/>
    </style:style>
    <style:style style:name="P13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5fc00" style:font-name-asian="Times New Roman" style:font-size-asian="11pt" style:font-name-complex="Times New Roman"/>
    </style:style>
    <style:style style:name="P138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9d11a" style:font-name-asian="Times New Roman" style:font-size-asian="11pt" style:font-name-complex="Times New Roman"/>
    </style:style>
    <style:style style:name="P139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24d9c" officeooo:paragraph-rsid="00124d9c" style:font-name-asian="Times New Roman" style:font-size-asian="11pt" style:font-name-complex="Times New Roman"/>
    </style:style>
    <style:style style:name="P140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40724" officeooo:paragraph-rsid="00140724" style:font-name-asian="Times New Roman" style:font-size-asian="11pt" style:font-name-complex="Times New Roman"/>
    </style:style>
    <style:style style:name="P141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513ca" officeooo:paragraph-rsid="001513ca" style:font-name-asian="Times New Roman" style:font-size-asian="11pt" style:font-name-complex="Times New Roman"/>
    </style:style>
    <style:style style:name="P142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8efc9" officeooo:paragraph-rsid="0018efc9" style:font-name-asian="Times New Roman" style:font-size-asian="11pt" style:font-name-complex="Times New Roman"/>
    </style:style>
    <style:style style:name="P143" style:family="paragraph" style:parent-style-name="Standard">
      <style:paragraph-properties fo:line-height="100%" fo:text-align="justify" style:justify-single-word="false" fo:orphans="0" fo:widows="0"/>
      <style:text-properties style:text-line-through-style="none" style:text-line-through-type="none" fo:font-size="11pt" officeooo:rsid="0018efc9" officeooo:paragraph-rsid="0019d11a" style:font-name-asian="Times New Roman" style:font-size-asian="11pt" style:font-name-complex="Times New Roman"/>
    </style:style>
    <style:style style:name="P14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08383" style:font-size-asian="11pt" style:font-name-complex="Times New Roman" style:font-size-complex="10pt"/>
    </style:style>
    <style:style style:name="P14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11fd0" style:font-size-asian="11pt" style:font-name-complex="Times New Roman" style:font-size-complex="10pt"/>
    </style:style>
    <style:style style:name="P14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20fb9" style:font-size-asian="11pt" style:font-name-complex="Times New Roman" style:font-size-complex="10pt"/>
    </style:style>
    <style:style style:name="P14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217fe" style:font-size-asian="11pt" style:font-name-complex="Times New Roman" style:font-size-complex="10pt"/>
    </style:style>
    <style:style style:name="P1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5fc00" style:font-size-asian="11pt" style:font-name-complex="Times New Roman" style:font-size-complex="10pt"/>
    </style:style>
    <style:style style:name="P14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paragraph-rsid="0019d11a" style:font-size-asian="11pt" style:font-name-complex="Times New Roman" style:font-size-complex="10pt"/>
    </style:style>
    <style:style style:name="P15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11fd0" style:font-size-asian="11pt" style:font-name-complex="Times New Roman" style:font-size-complex="10pt"/>
    </style:style>
    <style:style style:name="P15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20fb9" style:font-size-asian="11pt" style:font-name-complex="Times New Roman" style:font-size-complex="10pt"/>
    </style:style>
    <style:style style:name="P15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217fe" style:font-size-asian="11pt" style:font-name-complex="Times New Roman" style:font-size-complex="10pt"/>
    </style:style>
    <style:style style:name="P15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5fc00" style:font-size-asian="11pt" style:font-name-complex="Times New Roman" style:font-size-complex="10pt"/>
    </style:style>
    <style:style style:name="P15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line-through-style="none" style:text-line-through-type="none" fo:font-size="11pt" officeooo:rsid="00111fd0" officeooo:paragraph-rsid="0019d11a" style:font-size-asian="11pt" style:font-name-complex="Times New Roman" style:font-size-complex="10pt"/>
    </style:style>
    <style:style style:name="P155" style:family="paragraph" style:parent-style-name="Standard">
      <style:text-properties style:text-line-through-style="none" style:text-line-through-type="none" officeooo:paragraph-rsid="00108383"/>
    </style:style>
    <style:style style:name="P156" style:family="paragraph" style:parent-style-name="Standard">
      <style:text-properties style:text-line-through-style="none" style:text-line-through-type="none" officeooo:paragraph-rsid="00111fd0"/>
    </style:style>
    <style:style style:name="P157" style:family="paragraph" style:parent-style-name="Standard">
      <style:text-properties style:text-line-through-style="none" style:text-line-through-type="none" officeooo:paragraph-rsid="00120fb9"/>
    </style:style>
    <style:style style:name="P158" style:family="paragraph" style:parent-style-name="Standard">
      <style:text-properties style:text-line-through-style="none" style:text-line-through-type="none" officeooo:paragraph-rsid="001217fe"/>
    </style:style>
    <style:style style:name="P159" style:family="paragraph" style:parent-style-name="Standard">
      <style:text-properties style:text-line-through-style="none" style:text-line-through-type="none" officeooo:rsid="001c426f" officeooo:paragraph-rsid="001c426f"/>
    </style:style>
    <style:style style:name="P160" style:family="paragraph" style:parent-style-name="Standard">
      <style:text-properties officeooo:paragraph-rsid="001217fe"/>
    </style:style>
    <style:style style:name="P161" style:family="paragraph" style:parent-style-name="Standard">
      <style:text-properties officeooo:rsid="001217fe" officeooo:paragraph-rsid="001217fe"/>
    </style:style>
    <style:style style:name="P162" style:family="paragraph" style:parent-style-name="Standard">
      <style:text-properties officeooo:paragraph-rsid="0015fc00"/>
    </style:style>
    <style:style style:name="P163" style:family="paragraph" style:parent-style-name="Standard">
      <style:text-properties officeooo:paragraph-rsid="0019d11a"/>
    </style:style>
    <style:style style:name="P164" style:family="paragraph" style:parent-style-name="Standard">
      <style:text-properties officeooo:rsid="001f6708" officeooo:paragraph-rsid="001f6708"/>
    </style:style>
    <style:style style:name="P165" style:family="paragraph" style:parent-style-name="Standard">
      <style:text-properties officeooo:rsid="00210dd0" officeooo:paragraph-rsid="00210dd0"/>
    </style:style>
    <style:style style:name="T1" style:family="text">
      <style:text-properties fo:font-size="11pt" style:font-name-asian="Times New Roman" style:font-size-asian="11pt"/>
    </style:style>
    <style:style style:name="T2" style:family="text">
      <style:text-properties fo:font-size="11pt" style:font-name-asian="Times New Roman" style:font-size-asian="11pt" style:font-name-complex="Times New Roman"/>
    </style:style>
    <style:style style:name="T3" style:family="text">
      <style:text-properties fo:font-size="11pt" officeooo:rsid="001513ca" style:font-name-asian="Times New Roman" style:font-size-asian="11pt" style:font-name-complex="Times New Roman"/>
    </style:style>
    <style:style style:name="T4" style:family="text">
      <style:text-properties fo:font-size="11pt" officeooo:rsid="001567b8" style:font-name-asian="Times New Roman" style:font-size-asian="11pt" style:font-name-complex="Times New Roman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size-complex="8.5pt"/>
    </style:style>
    <style:style style:name="T7" style:family="text">
      <style:text-properties style:font-name="Arial" fo:font-size="8.5pt" style:font-name-asian="Times New Roman" style:font-size-asian="8.5pt" style:font-name-complex="Arial1" style:font-size-complex="8.5pt"/>
    </style:style>
    <style:style style:name="T8" style:family="text">
      <style:text-properties style:text-line-through-style="none" style:text-line-through-type="none" fo:font-size="11pt" style:font-name-asian="Times New Roman" style:font-size-asian="11pt" style:font-name-complex="Times New Roman"/>
    </style:style>
    <style:style style:name="T9" style:family="text">
      <style:text-properties style:text-line-through-style="none" style:text-line-through-type="none" fo:font-size="11pt" fo:language="pl" fo:country="PL" style:font-name-asian="Times New Roman" style:font-size-asian="11pt" style:font-name-complex="Times New Roman"/>
    </style:style>
    <style:style style:name="T10" style:family="text">
      <style:text-properties style:text-line-through-style="none" style:text-line-through-type="none" style:font-name-complex="Times New Roman"/>
    </style:style>
    <style:style style:name="T11" style:family="text">
      <style:text-properties officeooo:rsid="00108383"/>
    </style:style>
    <style:style style:name="T12" style:family="text">
      <style:text-properties officeooo:rsid="00111fd0"/>
    </style:style>
    <style:style style:name="T13" style:family="text">
      <style:text-properties officeooo:rsid="00120fb9"/>
    </style:style>
    <style:style style:name="T14" style:family="text">
      <style:text-properties officeooo:rsid="001217fe"/>
    </style:style>
    <style:style style:name="T15" style:family="text">
      <style:text-properties officeooo:rsid="00124d9c"/>
    </style:style>
    <style:style style:name="T16" style:family="text">
      <style:text-properties officeooo:rsid="00140724"/>
    </style:style>
    <style:style style:name="T17" style:family="text">
      <style:text-properties officeooo:rsid="001513ca"/>
    </style:style>
    <style:style style:name="T18" style:family="text">
      <style:text-properties officeooo:rsid="001567b8"/>
    </style:style>
    <style:style style:name="T19" style:family="text">
      <style:text-properties officeooo:rsid="0015fc00"/>
    </style:style>
    <style:style style:name="T20" style:family="text">
      <style:text-properties officeooo:rsid="0016b28e"/>
    </style:style>
    <style:style style:name="T21" style:family="text">
      <style:text-properties officeooo:rsid="00189b0e"/>
    </style:style>
    <style:style style:name="T22" style:family="text">
      <style:text-properties officeooo:rsid="0018efc9"/>
    </style:style>
    <style:style style:name="T23" style:family="text">
      <style:text-properties officeooo:rsid="0019d11a"/>
    </style:style>
    <style:style style:name="T24" style:family="text">
      <style:text-properties officeooo:rsid="001f6708"/>
    </style:style>
    <style:style style:name="T25" style:family="text">
      <style:text-properties officeooo:rsid="00210d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78"><text:span text:style-name="T2">Tytuł:</text:span> TP-3<text:span text:style-name="T11">80</text:span> <text:span text:style-name="T11">Dodanie jednego produktu do koszyka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30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.B2" table:number-columns-spanned="3" office:value-type="string">
            <text:p text:style-name="P62">Daniel Zalewski</text:p>
          </table:table-cell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31"><text:span text:style-name="label"><text:span text:style-name="T8">Priorytet:</text:span></text:span></text:p>
          </table:table-cell>
          <table:table-cell table:style-name="Tabela1.B3" table:number-columns-spanned="3" office:value-type="string">
            <text:p text:style-name="P113"><text:span text:style-name="T11">W</text:span>ysoki</text:p>
          </table:table-cell>
          <table:covered-table-cell/>
          <table:covered-table-cell/>
        </table:table-row>
        <table:table-row table:style-name="Tabela1.1">
          <table:table-cell table:style-name="Tabela1.A4" table:number-columns-spanned="4" office:value-type="string">
            <text:p text:style-name="P66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5" office:value-type="string">
            <text:p text:style-name="P33"><text:span text:style-name="label"><text:span text:style-name="T8">#:</text:span></text:span></text:p>
          </table:table-cell>
          <table:table-cell table:style-name="Tabela1.A5" office:value-type="string">
            <text:p text:style-name="P54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.A5" office:value-type="string">
            <text:p text:style-name="P32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.A5" office:value-type="string">
            <text:p text:style-name="P91">Status rezultatu</text:p>
          </table:table-cell>
        </table:table-row>
        <table:table-row table:style-name="Tabela1.1">
          <table:table-cell table:style-name="Tabela1.A6" office:value-type="string">
            <text:p text:style-name="P117">1</text:p>
          </table:table-cell>
          <table:table-cell table:style-name="Tabela1.B6" office:value-type="string">
            <text:p text:style-name="P1"><text:span text:style-name="T5">Nacisnąć na dowolny produkt z dostępnych</text:span></text:p>
          </table:table-cell>
          <table:table-cell table:style-name="Tabela1.C6" office:value-type="string">
            <text:p text:style-name="P14"><text:span text:style-name="T6">Przejście do strony z opisem produktu, widoczny przycisk "Add to cart"</text:span></text:p>
          </table:table-cell>
          <table:table-cell table:style-name="Tabela1.D6" office:value-type="string">
            <text:p text:style-name="P96">OK</text:p>
          </table:table-cell>
        </table:table-row>
        <table:table-row table:style-name="Tabela1.1">
          <table:table-cell table:style-name="Tabela1.A7" office:value-type="string">
            <text:p text:style-name="P117">2</text:p>
          </table:table-cell>
          <table:table-cell table:style-name="Tabela1.B7" office:value-type="string">
            <text:p text:style-name="P1"><text:span text:style-name="T5">Nacisnąć przycisk "Add to cart"</text:span></text:p>
          </table:table-cell>
          <table:table-cell table:style-name="Tabela1.C7" office:value-type="string">
            <text:p text:style-name="P14"><text:span text:style-name="T6">Produkt dodany do koszyka, w prawym górnym rogu wyświetlony komunikat "Product added to shopping cart."</text:span></text:p>
          </table:table-cell>
          <table:table-cell table:style-name="Tabela1.D6" office:value-type="string">
            <text:p text:style-name="P96">OK</text:p>
          </table:table-cell>
        </table:table-row>
        <table:table-row table:style-name="Tabela1.1">
          <table:table-cell table:style-name="Tabela1.A9" office:value-type="string">
            <text:p text:style-name="P129">3</text:p>
          </table:table-cell>
          <table:table-cell table:style-name="Tabela1.B9" office:value-type="string">
            <text:p text:style-name="P1">Nacisnąć na ikonę koszyka, która się pojawia odrazu pododaniu towaru do koszyka</text:p>
          </table:table-cell>
          <table:table-cell table:style-name="Tabela1.C9" office:value-type="string">
            <text:p text:style-name="P14">Przejście do koszyka, widoczna iłość dodanych produktów (1), i cena (jednostki oraz całości), z prawej strony widoczny przycisk "Proceed to checkout"</text:p>
          </table:table-cell>
          <table:table-cell table:style-name="Tabela1.D8" office:value-type="string">
            <text:p text:style-name="P102">OK</text:p>
          </table:table-cell>
        </table:table-row>
        <table:table-row table:style-name="Tabela1.1">
          <table:table-cell table:style-name="Tabela1.A9" office:value-type="string">
            <text:p text:style-name="P129">4</text:p>
          </table:table-cell>
          <table:table-cell table:style-name="Tabela1.B9" office:value-type="string">
            <text:p text:style-name="P1">Nacisnąć na przycisk usunięcia produktu z koszyka w postaci krzyżyka na czerwonym tle</text:p>
          </table:table-cell>
          <table:table-cell table:style-name="Tabela1.C9" office:value-type="string">
            <text:p text:style-name="P14">Produkt usunięty z koszyka, koszyk jest pusty</text:p>
          </table:table-cell>
          <table:table-cell table:style-name="Tabela1.D8" office:value-type="string">
            <text:p text:style-name="P102">OK</text:p>
          </table:table-cell>
        </table:table-row>
        <table:table-row table:style-name="Tabela1.1">
          <table:table-cell table:style-name="Tabela1.A10" office:value-type="string">
            <text:p text:style-name="P32"><text:span text:style-name="label"><text:span text:style-name="T8">Słowa kluczowe:</text:span></text:span></text:p>
          </table:table-cell>
          <table:table-cell table:style-name="Tabela1.B10" table:number-columns-spanned="3" office:value-type="string">
            <text:p text:style-name="P91">Test manualny, <text:span text:style-name="T11">koszyk</text:span></text:p>
          </table:table-cell>
          <table:covered-table-cell/>
          <table:covered-table-cell/>
        </table:table-row>
        <table:table-row table:style-name="Tabela1.1">
          <table:table-cell table:style-name="Tabela1.A11" office:value-type="string">
            <text:p text:style-name="P118">Wydanie</text:p>
          </table:table-cell>
          <table:table-cell table:style-name="Tabela1.B11" table:number-columns-spanned="3" office:value-type="string">
            <text:p text:style-name="P144">Practice Software Testing - Toolshop - v5.0</text:p>
          </table:table-cell>
          <table:covered-table-cell/>
          <table:covered-table-cell/>
        </table:table-row>
        <table:table-row table:style-name="Tabela1.1">
          <table:table-cell table:style-name="Tabela1.A12" office:value-type="string">
            <text:p text:style-name="P134">Środowisko</text:p>
          </table:table-cell>
          <table:table-cell table:style-name="Tabela1.B12" table:number-columns-spanned="3" office:value-type="string">
            <text:p text:style-name="P150">Chrome, Mozilla</text:p>
          </table:table-cell>
          <table:covered-table-cell/>
          <table:covered-table-cell/>
        </table:table-row>
      </table:table>
      <text:p text:style-name="P155"/>
      <text:p text:style-name="P15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76"><text:span text:style-name="T2">Tytuł:</text:span> TP-3<text:span text:style-name="T11">8</text:span><text:span text:style-name="T12">4</text:span> <text:span text:style-name="T11">Dodanie </text:span><text:span text:style-name="T12">maksymalnej akceptowanej liczby jednostek produktu do koszyka</text:span>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4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2.B2" table:number-columns-spanned="3" office:value-type="string">
            <text:p text:style-name="P60">Daniel Zalewski</text:p>
          </table:table-cell>
          <table:covered-table-cell/>
          <table:covered-table-cell/>
        </table:table-row>
        <table:table-row table:style-name="Tabela2.1">
          <table:table-cell table:style-name="Tabela2.A3" office:value-type="string">
            <text:p text:style-name="P35"><text:span text:style-name="label"><text:span text:style-name="T8">Priorytet:</text:span></text:span></text:p>
          </table:table-cell>
          <table:table-cell table:style-name="Tabela2.B3" table:number-columns-spanned="3" office:value-type="string">
            <text:p text:style-name="P84">Średni</text:p>
          </table:table-cell>
          <table:covered-table-cell/>
          <table:covered-table-cell/>
        </table:table-row>
        <table:table-row table:style-name="Tabela2.1">
          <table:table-cell table:style-name="Tabela2.A4" table:number-columns-spanned="4" office:value-type="string">
            <text:p text:style-name="P67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37"><text:span text:style-name="label"><text:span text:style-name="T8">#:</text:span></text:span></text:p>
          </table:table-cell>
          <table:table-cell table:style-name="Tabela2.A5" office:value-type="string">
            <text:p text:style-name="P55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2.A5" office:value-type="string">
            <text:p text:style-name="P36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2.A5" office:value-type="string">
            <text:p text:style-name="P89">Status rezultatu</text:p>
          </table:table-cell>
        </table:table-row>
        <table:table-row table:style-name="Tabela2.1">
          <table:table-cell table:style-name="Tabela2.A6" office:value-type="string">
            <text:p text:style-name="P119">1</text:p>
          </table:table-cell>
          <table:table-cell table:style-name="Tabela2.B6" office:value-type="string">
            <text:p text:style-name="P2">Nacisnąć na dowolny produkt z dostępnych</text:p>
          </table:table-cell>
          <table:table-cell table:style-name="Tabela2.C6" office:value-type="string">
            <text:p text:style-name="P15">Przejście do strony z opisem produktu, widoczny przycisk "Add to cart"</text:p>
          </table:table-cell>
          <table:table-cell table:style-name="Tabela2.D6" office:value-type="string">
            <text:p text:style-name="P97">OK</text:p>
          </table:table-cell>
        </table:table-row>
        <table:table-row table:style-name="Tabela2.1">
          <table:table-cell table:style-name="Tabela2.A7" office:value-type="string">
            <text:p text:style-name="P119">2</text:p>
          </table:table-cell>
          <table:table-cell table:style-name="Tabela2.B7" office:value-type="string">
            <text:p text:style-name="P3">W polu iłości dodawanych produktów wpisać liczbę 17e+307, nacisnąć przycisk "Add to cart"</text:p>
          </table:table-cell>
          <table:table-cell table:style-name="Tabela2.C7" office:value-type="string">
            <text:p text:style-name="P16">Produkt dodany do koszyka, w prawym górnym rogu wyświetlony komunikat "Product added to shopping cart."</text:p>
          </table:table-cell>
          <table:table-cell table:style-name="Tabela2.D6" office:value-type="string">
            <text:p text:style-name="P108">X</text:p>
          </table:table-cell>
        </table:table-row>
        <table:table-row table:style-name="Tabela2.1">
          <table:table-cell table:style-name="Tabela2.A9" office:value-type="string">
            <text:p text:style-name="P130">3</text:p>
          </table:table-cell>
          <table:table-cell table:style-name="Tabela2.B9" office:value-type="string">
            <text:p text:style-name="P3">Nacisnąć na ikonę koszyka, która się pojawia odrazu po dodaniu towaru do koszyka</text:p>
          </table:table-cell>
          <table:table-cell table:style-name="Tabela2.C9" office:value-type="string">
            <text:p text:style-name="P16">Przejście do koszyka, widoczna iłość dodanych produktów (17e+307), i cena (jednostki oraz całości), z prawej strony widoczny przycisk "Proceed to checkout"</text:p>
          </table:table-cell>
          <table:table-cell table:style-name="Tabela2.D8" office:value-type="string">
            <text:p text:style-name="P108">X</text:p>
          </table:table-cell>
        </table:table-row>
        <table:table-row table:style-name="Tabela2.1">
          <table:table-cell table:style-name="Tabela2.A9" office:value-type="string">
            <text:p text:style-name="P130">4</text:p>
          </table:table-cell>
          <table:table-cell table:style-name="Tabela2.B9" office:value-type="string">
            <text:p text:style-name="P3">Nacisnąć na przycisk usunięcia produktu z koszyka w postaci krzyżyka na czerwonym tle</text:p>
          </table:table-cell>
          <table:table-cell table:style-name="Tabela2.C9" office:value-type="string">
            <text:p text:style-name="P16">Produkt usunięty z koszyka, koszyk jest pusty</text:p>
          </table:table-cell>
          <table:table-cell table:style-name="Tabela2.D8" office:value-type="string">
            <text:p text:style-name="P103">OK</text:p>
          </table:table-cell>
        </table:table-row>
        <table:table-row table:style-name="Tabela2.1">
          <table:table-cell table:style-name="Tabela2.A10" office:value-type="string">
            <text:p text:style-name="P36"><text:span text:style-name="label"><text:span text:style-name="T8">Słowa kluczowe:</text:span></text:span></text:p>
          </table:table-cell>
          <table:table-cell table:style-name="Tabela2.B10" table:number-columns-spanned="3" office:value-type="string">
            <text:p text:style-name="P89">Test manualny, <text:span text:style-name="T11">koszyk, </text:span><text:span text:style-name="T13">wartości brzegowe</text:span></text:p>
          </table:table-cell>
          <table:covered-table-cell/>
          <table:covered-table-cell/>
        </table:table-row>
        <table:table-row table:style-name="Tabela2.1">
          <table:table-cell table:style-name="Tabela2.A11" office:value-type="string">
            <text:p text:style-name="P120">Wydanie</text:p>
          </table:table-cell>
          <table:table-cell table:style-name="Tabela2.B11" table:number-columns-spanned="3" office:value-type="string">
            <text:p text:style-name="P145">Practice Software Testing - Toolshop - v5.0</text:p>
          </table:table-cell>
          <table:covered-table-cell/>
          <table:covered-table-cell/>
        </table:table-row>
        <table:table-row table:style-name="Tabela2.1">
          <table:table-cell table:style-name="Tabela2.A12" office:value-type="string">
            <text:p text:style-name="P134">Środowisko</text:p>
          </table:table-cell>
          <table:table-cell table:style-name="Tabela2.B12" table:number-columns-spanned="3" office:value-type="string">
            <text:p text:style-name="P150">Chrome, Mozilla</text:p>
          </table:table-cell>
          <table:covered-table-cell/>
          <table:covered-table-cell/>
        </table:table-row>
      </table:table>
      <text:p text:style-name="P159"><text:soft-page-break/></text:p>
      <text:p text:style-name="P157"/>
      <text:p text:style-name="P15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4" office:value-type="string">
            <text:p text:style-name="P77"><text:span text:style-name="T2">Tytuł:</text:span> TP-3<text:span text:style-name="T11">8</text:span><text:span text:style-name="T14">3</text:span> <text:span text:style-name="T11">Dodanie </text:span><text:span text:style-name="T14">niecałkowitej</text:span><text:span text:style-name="T12"> liczby jednostek produktu do koszyka</text:span>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38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3.B2" table:number-columns-spanned="3" office:value-type="string">
            <text:p text:style-name="P61">Daniel Zalewski</text:p>
          </table:table-cell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39"><text:span text:style-name="label"><text:span text:style-name="T8">Priorytet:</text:span></text:span></text:p>
          </table:table-cell>
          <table:table-cell table:style-name="Tabela3.B3" table:number-columns-spanned="3" office:value-type="string">
            <text:p text:style-name="P85">Średni</text:p>
          </table:table-cell>
          <table:covered-table-cell/>
          <table:covered-table-cell/>
        </table:table-row>
        <table:table-row table:style-name="Tabela3.1">
          <table:table-cell table:style-name="Tabela3.A4" table:number-columns-spanned="4" office:value-type="string">
            <text:p text:style-name="P68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5" office:value-type="string">
            <text:p text:style-name="P41"><text:span text:style-name="label"><text:span text:style-name="T8">#:</text:span></text:span></text:p>
          </table:table-cell>
          <table:table-cell table:style-name="Tabela3.A5" office:value-type="string">
            <text:p text:style-name="P56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3.A5" office:value-type="string">
            <text:p text:style-name="P40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3.A5" office:value-type="string">
            <text:p text:style-name="P90">Status rezultatu</text:p>
          </table:table-cell>
        </table:table-row>
        <table:table-row table:style-name="Tabela3.1">
          <table:table-cell table:style-name="Tabela3.A6" office:value-type="string">
            <text:p text:style-name="P121">1</text:p>
          </table:table-cell>
          <table:table-cell table:style-name="Tabela3.B6" office:value-type="string">
            <text:p text:style-name="P4">Nacisnąć na dowolny produkt z dostępnych</text:p>
          </table:table-cell>
          <table:table-cell table:style-name="Tabela3.C6" office:value-type="string">
            <text:p text:style-name="P17">Przejście do strony z opisem produktu, widoczny przycisk "Add to cart"</text:p>
          </table:table-cell>
          <table:table-cell table:style-name="Tabela3.D6" office:value-type="string">
            <text:p text:style-name="P98">OK</text:p>
          </table:table-cell>
        </table:table-row>
        <table:table-row table:style-name="Tabela3.1">
          <table:table-cell table:style-name="Tabela3.A7" office:value-type="string">
            <text:p text:style-name="P121">2</text:p>
          </table:table-cell>
          <table:table-cell table:style-name="Tabela3.B7" office:value-type="string">
            <text:p text:style-name="P4">W polu z iłością dodawanych produktów wpisać liczbę 1.5, nacisnąć przycisk "Add to cart"</text:p>
          </table:table-cell>
          <table:table-cell table:style-name="Tabela3.C7" office:value-type="string">
            <text:p text:style-name="P17">Brak możliwości dodania produktu do koszyka</text:p>
          </table:table-cell>
          <table:table-cell table:style-name="Tabela3.D6" office:value-type="string">
            <text:p text:style-name="P109">X</text:p>
          </table:table-cell>
        </table:table-row>
        <table:table-row table:style-name="Tabela3.1">
          <table:table-cell table:style-name="Tabela3.A8" office:value-type="string">
            <text:p text:style-name="P40"><text:span text:style-name="label"><text:span text:style-name="T8">Słowa kluczowe:</text:span></text:span></text:p>
          </table:table-cell>
          <table:table-cell table:style-name="Tabela3.B8" table:number-columns-spanned="3" office:value-type="string">
            <text:p text:style-name="P90">Test manualny, <text:span text:style-name="T11">koszyk, </text:span><text:span text:style-name="T14">niewłaściwe dane wejściowe</text:span></text:p>
          </table:table-cell>
          <table:covered-table-cell/>
          <table:covered-table-cell/>
        </table:table-row>
        <table:table-row table:style-name="Tabela3.1">
          <table:table-cell table:style-name="Tabela3.A9" office:value-type="string">
            <text:p text:style-name="P122">Wydanie</text:p>
          </table:table-cell>
          <table:table-cell table:style-name="Tabela3.B9" table:number-columns-spanned="3" office:value-type="string">
            <text:p text:style-name="P146">Practice Software Testing - Toolshop - v5.0</text:p>
          </table:table-cell>
          <table:covered-table-cell/>
          <table:covered-table-cell/>
        </table:table-row>
        <table:table-row table:style-name="Tabela3.1">
          <table:table-cell table:style-name="Tabela3.A10" office:value-type="string">
            <text:p text:style-name="P135">Środowisko</text:p>
          </table:table-cell>
          <table:table-cell table:style-name="Tabela3.B10" table:number-columns-spanned="3" office:value-type="string">
            <text:p text:style-name="P151">Chrome, Mozilla</text:p>
          </table:table-cell>
          <table:covered-table-cell/>
          <table:covered-table-cell/>
        </table:table-row>
      </table:table>
      <text:p text:style-name="P157"/>
      <text:p text:style-name="P15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4" office:value-type="string">
            <text:p text:style-name="P79"><text:span text:style-name="T2">Tytuł:</text:span> TP-3<text:span text:style-name="T11">8</text:span><text:span text:style-name="T14">5</text:span> <text:span text:style-name="T11">Dodanie </text:span><text:span text:style-name="T14">ujemnej</text:span><text:span text:style-name="T12"> liczby jednostek produktu do koszyka</text:span>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4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P43"><text:span text:style-name="label"><text:span text:style-name="T8">Priorytet:</text:span></text:span></text:p>
          </table:table-cell>
          <table:table-cell table:style-name="Tabela4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4.1">
          <table:table-cell table:style-name="Tabela4.A4" table:number-columns-spanned="4" office:value-type="string">
            <text:p text:style-name="P68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5" office:value-type="string">
            <text:p text:style-name="P45"><text:span text:style-name="label"><text:span text:style-name="T8">#:</text:span></text:span></text:p>
          </table:table-cell>
          <table:table-cell table:style-name="Tabela4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4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4.A5" office:value-type="string">
            <text:p text:style-name="P92">Status rezultatu</text:p>
          </table:table-cell>
        </table:table-row>
        <table:table-row table:style-name="Tabela4.1">
          <table:table-cell table:style-name="Tabela4.A6" office:value-type="string">
            <text:p text:style-name="P123">1</text:p>
          </table:table-cell>
          <table:table-cell table:style-name="Tabela4.B6" office:value-type="string">
            <text:p text:style-name="P4">Nacisnąć na dowolny produkt z dostępnych</text:p>
          </table:table-cell>
          <table:table-cell table:style-name="Tabela4.C6" office:value-type="string">
            <text:p text:style-name="P17">Przejście do strony z opisem produktu, widoczny przycisk "Add to cart"</text:p>
          </table:table-cell>
          <table:table-cell table:style-name="Tabela4.D6" office:value-type="string">
            <text:p text:style-name="P99">OK</text:p>
          </table:table-cell>
        </table:table-row>
        <table:table-row table:style-name="Tabela4.1">
          <table:table-cell table:style-name="Tabela4.A7" office:value-type="string">
            <text:p text:style-name="P123">2</text:p>
          </table:table-cell>
          <table:table-cell table:style-name="Tabela4.B7" office:value-type="string">
            <text:p text:style-name="P4">W polu z iłością dodawanych produktów wpisać liczbę <text:s text:c="2"/>-2, nacisnąć przycisk "Add to cart"</text:p>
          </table:table-cell>
          <table:table-cell table:style-name="Tabela4.C7" office:value-type="string">
            <text:p text:style-name="P17">Brak możliwości dodania produktu do koszyka</text:p>
          </table:table-cell>
          <table:table-cell table:style-name="Tabela4.D6" office:value-type="string">
            <text:p text:style-name="P109">OK</text:p>
          </table:table-cell>
        </table:table-row>
        <table:table-row table:style-name="Tabela4.1">
          <table:table-cell table:style-name="Tabela4.A8" office:value-type="string">
            <text:p text:style-name="P44"><text:span text:style-name="label"><text:span text:style-name="T8">Słowa kluczowe:</text:span></text:span></text:p>
          </table:table-cell>
          <table:table-cell table:style-name="Tabela4.B8" table:number-columns-spanned="3" office:value-type="string">
            <text:p text:style-name="P92">Test manualny, <text:span text:style-name="T11">koszyk, </text:span><text:span text:style-name="T13">wartości brzegowe</text:span></text:p>
          </table:table-cell>
          <table:covered-table-cell/>
          <table:covered-table-cell/>
        </table:table-row>
        <table:table-row table:style-name="Tabela4.1">
          <table:table-cell table:style-name="Tabela4.A9" office:value-type="string">
            <text:p text:style-name="P124">Wydanie</text:p>
          </table:table-cell>
          <table:table-cell table:style-name="Tabela4.B9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4.1">
          <table:table-cell table:style-name="Tabela4.A10" office:value-type="string">
            <text:p text:style-name="P136">Środowisko</text:p>
          </table:table-cell>
          <table:table-cell table:style-name="Tabela4.B10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79"><text:span text:style-name="T2">Tytuł:</text:span> TP-3<text:span text:style-name="T11">8</text:span><text:span text:style-name="T14">6</text:span> <text:span text:style-name="T14">Wpisywanie liter do pola z ilością <text:s/>jednostek produktu dodawanych do koszyka</text:span>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5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5.1">
          <table:table-cell table:style-name="Tabela5.A3" office:value-type="string">
            <text:p text:style-name="P43"><text:span text:style-name="label"><text:span text:style-name="T8">Priorytet:</text:span></text:span></text:p>
          </table:table-cell>
          <table:table-cell table:style-name="Tabela5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5.1">
          <table:table-cell table:style-name="Tabela5.A4" table:number-columns-spanned="4" office:value-type="string">
            <text:p text:style-name="P68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ext:soft-page-break/>
        <table:table-row table:style-name="Tabela5.1">
          <table:table-cell table:style-name="Tabela5.A5" office:value-type="string">
            <text:p text:style-name="P45"><text:span text:style-name="label"><text:span text:style-name="T8">#:</text:span></text:span></text:p>
          </table:table-cell>
          <table:table-cell table:style-name="Tabela5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5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5.A5" office:value-type="string">
            <text:p text:style-name="P92">Status rezultatu</text:p>
          </table:table-cell>
        </table:table-row>
        <table:table-row table:style-name="Tabela5.1">
          <table:table-cell table:style-name="Tabela5.A6" office:value-type="string">
            <text:p text:style-name="P123">1</text:p>
          </table:table-cell>
          <table:table-cell table:style-name="Tabela5.B6" office:value-type="string">
            <text:p text:style-name="P4">Nacisnąć na dowolny produkt z dostępnych</text:p>
          </table:table-cell>
          <table:table-cell table:style-name="Tabela5.C6" office:value-type="string">
            <text:p text:style-name="P17">Przejście do strony z opisem produktu, widoczny przycisk "Add to cart"</text:p>
          </table:table-cell>
          <table:table-cell table:style-name="Tabela5.D6" office:value-type="string">
            <text:p text:style-name="P99">OK</text:p>
          </table:table-cell>
        </table:table-row>
        <table:table-row table:style-name="Tabela5.1">
          <table:table-cell table:style-name="Tabela5.A7" office:value-type="string">
            <text:p text:style-name="P123">2</text:p>
          </table:table-cell>
          <table:table-cell table:style-name="Tabela5.B7" office:value-type="string">
            <text:p text:style-name="P4">W polu z iłością dodawanych produktów wpisać liczbę "abcd", nacisnąć przycisk "Add to cart"</text:p>
          </table:table-cell>
          <table:table-cell table:style-name="Tabela5.C7" office:value-type="string">
            <text:p text:style-name="P17">Brak możliwości wpisywania liter do pola, brak możliwości dodania produktu do koszyka, </text:p>
          </table:table-cell>
          <table:table-cell table:style-name="Tabela5.D6" office:value-type="string">
            <text:p text:style-name="P109">X</text:p>
          </table:table-cell>
        </table:table-row>
        <table:table-row table:style-name="Tabela5.1">
          <table:table-cell table:style-name="Tabela5.A8" office:value-type="string">
            <text:p text:style-name="P44"><text:span text:style-name="label"><text:span text:style-name="T8">Słowa kluczowe:</text:span></text:span></text:p>
          </table:table-cell>
          <table:table-cell table:style-name="Tabela5.B8" table:number-columns-spanned="3" office:value-type="string">
            <text:p text:style-name="P93">Test manualny, <text:span text:style-name="T11">koszyk, </text:span><text:span text:style-name="T14">niewłaściwe dane wejściowe</text:span></text:p>
          </table:table-cell>
          <table:covered-table-cell/>
          <table:covered-table-cell/>
        </table:table-row>
        <table:table-row table:style-name="Tabela5.1">
          <table:table-cell table:style-name="Tabela5.A9" office:value-type="string">
            <text:p text:style-name="P124">Wydanie</text:p>
          </table:table-cell>
          <table:table-cell table:style-name="Tabela5.B9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5.1">
          <table:table-cell table:style-name="Tabela5.A10" office:value-type="string">
            <text:p text:style-name="P136">Środowisko</text:p>
          </table:table-cell>
          <table:table-cell table:style-name="Tabela5.B10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table:number-columns-spanned="4" office:value-type="string">
            <text:p text:style-name="P79"><text:span text:style-name="T2">Tytuł:</text:span> TP-3<text:span text:style-name="T11">8</text:span><text:span text:style-name="T15">7</text:span> <text:span text:style-name="T11">Dodanie </text:span><text:span text:style-name="T24">2</text:span><text:span text:style-name="T15"> różnych</text:span><text:span text:style-name="T12"> produkt</text:span><text:span text:style-name="T15">ów</text:span><text:span text:style-name="T12"> do koszyka</text:span>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6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6.1">
          <table:table-cell table:style-name="Tabela6.A3" office:value-type="string">
            <text:p text:style-name="P43"><text:span text:style-name="label"><text:span text:style-name="T8">Priorytet:</text:span></text:span></text:p>
          </table:table-cell>
          <table:table-cell table:style-name="Tabela6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6.1">
          <table:table-cell table:style-name="Tabela6.A4" table:number-columns-spanned="4" office:value-type="string">
            <text:p text:style-name="P69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5" office:value-type="string">
            <text:p text:style-name="P45"><text:span text:style-name="label"><text:span text:style-name="T8">#:</text:span></text:span></text:p>
          </table:table-cell>
          <table:table-cell table:style-name="Tabela6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6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6.A5" office:value-type="string">
            <text:p text:style-name="P92">Status rezultatu</text:p>
          </table:table-cell>
        </table:table-row>
        <table:table-row table:style-name="Tabela6.1">
          <table:table-cell table:style-name="Tabela6.A6" office:value-type="string">
            <text:p text:style-name="P123">1</text:p>
          </table:table-cell>
          <table:table-cell table:style-name="Tabela6.B6" office:value-type="string">
            <text:p text:style-name="P5">Nacisnąć na dowolny produkt z dostępnych</text:p>
          </table:table-cell>
          <table:table-cell table:style-name="Tabela6.C6" office:value-type="string">
            <text:p text:style-name="P18">Przejście do strony z opisem produktu, widoczny przycisk "Add to cart"</text:p>
          </table:table-cell>
          <table:table-cell table:style-name="Tabela6.D6" office:value-type="string">
            <text:p text:style-name="P99">OK</text:p>
          </table:table-cell>
        </table:table-row>
        <table:table-row table:style-name="Tabela6.1">
          <table:table-cell table:style-name="Tabela6.A7" office:value-type="string">
            <text:p text:style-name="P123">2</text:p>
          </table:table-cell>
          <table:table-cell table:style-name="Tabela6.B7" office:value-type="string">
            <text:p text:style-name="P5">Nacisnąć przycisk "Add to cart"</text:p>
          </table:table-cell>
          <table:table-cell table:style-name="Tabela6.C7" office:value-type="string">
            <text:p text:style-name="P18">Produkt dodany do koszyka, w prawym górnym rogu wyświetlony komunikat "Product added to shopping cart."</text:p>
          </table:table-cell>
          <table:table-cell table:style-name="Tabela6.D6" office:value-type="string">
            <text:p text:style-name="P109">OK</text:p>
          </table:table-cell>
        </table:table-row>
        <table:table-row table:style-name="Tabela6.1">
          <table:table-cell table:style-name="Tabela6.A12" office:value-type="string">
            <text:p text:style-name="P131">3</text:p>
          </table:table-cell>
          <table:table-cell table:style-name="Tabela6.B12" office:value-type="string">
            <text:p text:style-name="P5">Ncisnąć przycisk przeglądarki "Wstecz"</text:p>
          </table:table-cell>
          <table:table-cell table:style-name="Tabela6.C12" office:value-type="string">
            <text:p text:style-name="P18">Powrót do głównego widoku strony</text:p>
          </table:table-cell>
          <table:table-cell table:style-name="Tabela6.D8" office:value-type="string">
            <text:p text:style-name="P109">OK</text:p>
          </table:table-cell>
        </table:table-row>
        <table:table-row table:style-name="Tabela6.1">
          <table:table-cell table:style-name="Tabela6.A12" office:value-type="string">
            <text:p text:style-name="P131">4</text:p>
          </table:table-cell>
          <table:table-cell table:style-name="Tabela6.B12" office:value-type="string">
            <text:p text:style-name="P28">Nacisnąć na inny produkt z dostępnych</text:p>
          </table:table-cell>
          <table:table-cell table:style-name="Tabela6.C12" office:value-type="string">
            <text:p text:style-name="P18">Przejście do strony z opisem produktu, widoczny przycisk "Add to cart"</text:p>
          </table:table-cell>
          <table:table-cell table:style-name="Tabela6.D8" office:value-type="string">
            <text:p text:style-name="P104">OK</text:p>
          </table:table-cell>
        </table:table-row>
        <table:table-row table:style-name="Tabela6.1">
          <table:table-cell table:style-name="Tabela6.A12" office:value-type="string">
            <text:p text:style-name="P139">5</text:p>
          </table:table-cell>
          <table:table-cell table:style-name="Tabela6.B12" office:value-type="string">
            <text:p text:style-name="P28">Nacisnąć przycisk "Add to cart"</text:p>
          </table:table-cell>
          <table:table-cell table:style-name="Tabela6.C12" office:value-type="string">
            <text:p text:style-name="P29">Produkt dodany do koszyka, w prawym górnym rogu wyświetlony komunikat "Product added to shopping cart."</text:p>
          </table:table-cell>
          <table:table-cell table:style-name="Tabela6.D8" office:value-type="string">
            <text:p text:style-name="P105">OK</text:p>
          </table:table-cell>
        </table:table-row>
        <table:table-row table:style-name="Tabela6.1">
          <table:table-cell table:style-name="Tabela6.A12" office:value-type="string">
            <text:p text:style-name="P139">6</text:p>
          </table:table-cell>
          <table:table-cell table:style-name="Tabela6.B12" office:value-type="string">
            <text:p text:style-name="P28">Nacisnąć na ikonę koszyka</text:p>
          </table:table-cell>
          <table:table-cell table:style-name="Tabela6.C12" office:value-type="string">
            <text:p text:style-name="P18">Przejście do koszyka, widoczna iłość dodanych produktów (2), i cena (każdez osobnej jednostki oraz całości), z prawej strony widoczny przycisk "Proceed to checkout"</text:p>
          </table:table-cell>
          <table:table-cell table:style-name="Tabela6.D8" office:value-type="string">
            <text:p text:style-name="P105">OK</text:p>
          </table:table-cell>
        </table:table-row>
        <table:table-row table:style-name="Tabela6.1">
          <table:table-cell table:style-name="Tabela6.A12" office:value-type="string">
            <text:p text:style-name="P139">7</text:p>
          </table:table-cell>
          <table:table-cell table:style-name="Tabela6.B12" office:value-type="string">
            <text:p text:style-name="P28">Nacisnąć na przycisk usunięcia produktu z koszyka w postaci krzyżyka na czerwonym tle</text:p>
          </table:table-cell>
          <table:table-cell table:style-name="Tabela6.C12" office:value-type="string">
            <text:p text:style-name="P18">Produkt usunięty z koszyka, koszyk jest pusty</text:p>
          </table:table-cell>
          <table:table-cell table:style-name="Tabela6.D8" office:value-type="string">
            <text:p text:style-name="P105">OK</text:p>
          </table:table-cell>
        </table:table-row>
        <table:table-row table:style-name="Tabela6.1">
          <table:table-cell table:style-name="Tabela6.A13" office:value-type="string">
            <text:p text:style-name="P44"><text:span text:style-name="label"><text:span text:style-name="T8">Słowa kluczowe:</text:span></text:span></text:p>
          </table:table-cell>
          <table:table-cell table:style-name="Tabela6.B13" table:number-columns-spanned="3" office:value-type="string">
            <text:p text:style-name="P92">Test manualny, <text:span text:style-name="T11">koszyk</text:span></text:p>
          </table:table-cell>
          <table:covered-table-cell/>
          <table:covered-table-cell/>
        </table:table-row>
        <table:table-row table:style-name="Tabela6.1">
          <table:table-cell table:style-name="Tabela6.A14" office:value-type="string">
            <text:p text:style-name="P124">Wydanie</text:p>
          </table:table-cell>
          <table:table-cell table:style-name="Tabela6.B14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6.1">
          <table:table-cell table:style-name="Tabela6.A15" office:value-type="string">
            <text:p text:style-name="P136">Środowisko</text:p>
          </table:table-cell>
          <table:table-cell table:style-name="Tabela6.B15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table:number-columns-spanned="4" office:value-type="string">
            <text:p text:style-name="P79"><text:span text:style-name="T2">Tytuł:</text:span> TP-3<text:span text:style-name="T11">8</text:span><text:span text:style-name="T15">8</text:span> <text:span text:style-name="T11">Dodanie </text:span><text:span text:style-name="T12">do koszyka </text:span><text:span text:style-name="T15">niedostępnego produktu</text:span>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7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7.1">
          <table:table-cell table:style-name="Tabela7.A3" office:value-type="string">
            <text:p text:style-name="P43"><text:span text:style-name="label"><text:span text:style-name="T8">Priorytet:</text:span></text:span></text:p>
          </table:table-cell>
          <table:table-cell table:style-name="Tabela7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7.1">
          <table:table-cell table:style-name="Tabela7.A4" table:number-columns-spanned="4" office:value-type="string">
            <text:p text:style-name="P69"><text:span text:style-name="T1">Warunki początkowe: </text:span><text:span text:style-name="T7">Użytkownik załogowany, znajduje się na głownym widoku strony</text:span>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45"><text:span text:style-name="label"><text:span text:style-name="T8">#:</text:span></text:span></text:p>
          </table:table-cell>
          <table:table-cell table:style-name="Tabela7.A5" office:value-type="string">
            <text:p text:style-name="P57"><text:span text:style-name="label"><text:span text:style-name="T9">Kroki do </text:span></text:span><text:soft-page-break/><text:span text:style-name="label"><text:span text:style-name="T9">odtworzenia</text:span></text:span><text:span text:style-name="label"><text:span text:style-name="T8">:</text:span></text:span></text:p>
          </table:table-cell>
          <table:table-cell table:style-name="Tabela7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7.A5" office:value-type="string">
            <text:p text:style-name="P92">Status <text:soft-page-break/>rezultatu</text:p>
          </table:table-cell>
        </table:table-row>
        <table:table-row table:style-name="Tabela7.1">
          <table:table-cell table:style-name="Tabela7.A6" office:value-type="string">
            <text:p text:style-name="P123">1</text:p>
          </table:table-cell>
          <table:table-cell table:style-name="Tabela7.B6" office:value-type="string">
            <text:p text:style-name="P5">Nacisnąć na niedostępny produkt (pod nazwą produktu napis "Out of stock")</text:p>
          </table:table-cell>
          <table:table-cell table:style-name="Tabela7.C6" office:value-type="string">
            <text:p text:style-name="P18">Przejście do strony z opisem produktu, przycisk "Add to cart" jest niedostępny, komunikat "Out of stock" nad pzryciskiem</text:p>
          </table:table-cell>
          <table:table-cell table:style-name="Tabela7.D6" office:value-type="string">
            <text:p text:style-name="P99">OK</text:p>
          </table:table-cell>
        </table:table-row>
        <table:table-row table:style-name="Tabela7.1">
          <table:table-cell table:style-name="Tabela7.A7" office:value-type="string">
            <text:p text:style-name="P123">2</text:p>
          </table:table-cell>
          <table:table-cell table:style-name="Tabela7.B7" office:value-type="string">
            <text:p text:style-name="P5">Nacisnąć przycisk "Add to cart"</text:p>
          </table:table-cell>
          <table:table-cell table:style-name="Tabela7.C7" office:value-type="string">
            <text:p text:style-name="P18">Produkt nie dodany do koszyka, brak możliwości dodania produktu do koszyka</text:p>
          </table:table-cell>
          <table:table-cell table:style-name="Tabela7.D6" office:value-type="string">
            <text:p text:style-name="P109">OK</text:p>
          </table:table-cell>
        </table:table-row>
        <table:table-row table:style-name="Tabela7.1">
          <table:table-cell table:style-name="Tabela7.A8" office:value-type="string">
            <text:p text:style-name="P44"><text:span text:style-name="label"><text:span text:style-name="T8">Słowa kluczowe:</text:span></text:span></text:p>
          </table:table-cell>
          <table:table-cell table:style-name="Tabela7.B8" table:number-columns-spanned="3" office:value-type="string">
            <text:p text:style-name="P92">Test manualny, <text:span text:style-name="T11">koszyk, </text:span><text:span text:style-name="T15">niedostępny produkt</text:span></text:p>
          </table:table-cell>
          <table:covered-table-cell/>
          <table:covered-table-cell/>
        </table:table-row>
        <table:table-row table:style-name="Tabela7.1">
          <table:table-cell table:style-name="Tabela7.A9" office:value-type="string">
            <text:p text:style-name="P124">Wydanie</text:p>
          </table:table-cell>
          <table:table-cell table:style-name="Tabela7.B9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7.1">
          <table:table-cell table:style-name="Tabela7.A10" office:value-type="string">
            <text:p text:style-name="P136">Środowisko</text:p>
          </table:table-cell>
          <table:table-cell table:style-name="Tabela7.B10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79"><text:span text:style-name="T2">Tytuł:</text:span> TP-3<text:span text:style-name="T11">8</text:span><text:span text:style-name="T15">9</text:span> <text:span text:style-name="T15">Złożenie zamówienia z jednym produktem</text:span>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8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8.1">
          <table:table-cell table:style-name="Tabela8.A3" office:value-type="string">
            <text:p text:style-name="P43"><text:span text:style-name="label"><text:span text:style-name="T8">Priorytet:</text:span></text:span></text:p>
          </table:table-cell>
          <table:table-cell table:style-name="Tabela8.B3" table:number-columns-spanned="3" office:value-type="string">
            <text:p text:style-name="P114">Wysoki</text:p>
          </table:table-cell>
          <table:covered-table-cell/>
          <table:covered-table-cell/>
        </table:table-row>
        <table:table-row table:style-name="Tabela8.1">
          <table:table-cell table:style-name="Tabela8.A4" table:number-columns-spanned="4" office:value-type="string">
            <text:p text:style-name="P69"><text:span text:style-name="T1">Warunki początkowe: </text:span><text:span text:style-name="T7">Użytkownik załogowany, znajduje się wkoszyku, dodany jeden produkt</text:span>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45"><text:span text:style-name="label"><text:span text:style-name="T8">#:</text:span></text:span></text:p>
          </table:table-cell>
          <table:table-cell table:style-name="Tabela8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8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8.A5" office:value-type="string">
            <text:p text:style-name="P92">Status rezultatu</text:p>
          </table:table-cell>
        </table:table-row>
        <table:table-row table:style-name="Tabela8.1">
          <table:table-cell table:style-name="Tabela8.A6" office:value-type="string">
            <text:p text:style-name="P123">1</text:p>
          </table:table-cell>
          <table:table-cell table:style-name="Tabela8.B6" office:value-type="string">
            <text:p text:style-name="P5">Ncisnąć przycisk "Proceed to checkout"</text:p>
          </table:table-cell>
          <table:table-cell table:style-name="Tabela8.C6" office:value-type="string">
            <text:p text:style-name="P18">Przejście do etapu weryfikacji zalogowanego u żytkownika, wyświetlany komunikat "You can proceed to checkout.", widoczny przycisk "Proceed to checkout"</text:p>
          </table:table-cell>
          <table:table-cell table:style-name="Tabela8.D6" office:value-type="string">
            <text:p text:style-name="P99">OK</text:p>
          </table:table-cell>
        </table:table-row>
        <table:table-row table:style-name="Tabela8.1">
          <table:table-cell table:style-name="Tabela8.A7" office:value-type="string">
            <text:p text:style-name="P123">2</text:p>
          </table:table-cell>
          <table:table-cell table:style-name="Tabela8.B7" office:value-type="string">
            <text:p text:style-name="P5">Ncisnąć przycisk "Proceed to checkout"</text:p>
          </table:table-cell>
          <table:table-cell table:style-name="Tabela8.C7" office:value-type="string">
            <text:p text:style-name="P18">Przejście do widoku potwierdzenia adresu, widoczne dane adresu podanego przy rejestracji, dostępny przycisk "Proceed to checkout"</text:p>
          </table:table-cell>
          <table:table-cell table:style-name="Tabela8.D6" office:value-type="string">
            <text:p text:style-name="P109">OK</text:p>
          </table:table-cell>
        </table:table-row>
        <table:table-row table:style-name="Tabela8.1">
          <table:table-cell table:style-name="Tabela8.A11" office:value-type="string">
            <text:p text:style-name="P131">3</text:p>
          </table:table-cell>
          <table:table-cell table:style-name="Tabela8.B11" office:value-type="string">
            <text:p text:style-name="P5">Nacisnąć przycisk "Proceed to checkout"</text:p>
          </table:table-cell>
          <table:table-cell table:style-name="Tabela8.C11" office:value-type="string">
            <text:p text:style-name="P18">Przejście do widoku z opłatą, widoczne pola wprowadzania danych opłaty, przycisk "Confirm" nie jest dostępny</text:p>
          </table:table-cell>
          <table:table-cell table:style-name="Tabela8.D8" office:value-type="string">
            <text:p text:style-name="P109">OK</text:p>
          </table:table-cell>
        </table:table-row>
        <table:table-row table:style-name="Tabela8.1">
          <table:table-cell table:style-name="Tabela8.A11" office:value-type="string">
            <text:p text:style-name="P131">4</text:p>
          </table:table-cell>
          <table:table-cell table:style-name="Tabela8.B11" office:value-type="string">
            <text:p text:style-name="P5">Wybrać dowolną metodę płatności, uzupełnić wszystkie pola poprawnymi danymi</text:p>
          </table:table-cell>
          <table:table-cell table:style-name="Tabela8.C11" office:value-type="string">
            <text:p text:style-name="P18">Przycisk "Confirm" jest dostępny</text:p>
          </table:table-cell>
          <table:table-cell table:style-name="Tabela8.D8" office:value-type="string">
            <text:p text:style-name="P104">OK</text:p>
          </table:table-cell>
        </table:table-row>
        <table:table-row table:style-name="Tabela8.1">
          <table:table-cell table:style-name="Tabela8.A11" office:value-type="string">
            <text:p text:style-name="P139">5</text:p>
          </table:table-cell>
          <table:table-cell table:style-name="Tabela8.B11" office:value-type="string">
            <text:p text:style-name="P5">Nacisnąć przycisk "Confirm"</text:p>
          </table:table-cell>
          <table:table-cell table:style-name="Tabela8.C11" office:value-type="string">
            <text:p text:style-name="P18">Wyświetlanie komunikatu "Payment was successful"</text:p>
          </table:table-cell>
          <table:table-cell table:style-name="Tabela8.D8" office:value-type="string">
            <text:p text:style-name="P105">OK</text:p>
          </table:table-cell>
        </table:table-row>
        <table:table-row table:style-name="Tabela8.1">
          <table:table-cell table:style-name="Tabela8.A11" office:value-type="string">
            <text:p text:style-name="P139">6</text:p>
          </table:table-cell>
          <table:table-cell table:style-name="Tabela8.B11" office:value-type="string">
            <text:p text:style-name="P5">Nacisnąć przycisk "Confirm"</text:p>
          </table:table-cell>
          <table:table-cell table:style-name="Tabela8.C11" office:value-type="string">
            <text:p text:style-name="P18">Przejście do widoku złożonego zamówienia, widoczny komunikat "Thanks for your order!" oraz numer faktury</text:p>
          </table:table-cell>
          <table:table-cell table:style-name="Tabela8.D8" office:value-type="string">
            <text:p text:style-name="P105">OK</text:p>
          </table:table-cell>
        </table:table-row>
        <table:table-row table:style-name="Tabela8.1">
          <table:table-cell table:style-name="Tabela8.A12" office:value-type="string">
            <text:p text:style-name="P44"><text:span text:style-name="label"><text:span text:style-name="T8">Słowa kluczowe:</text:span></text:span></text:p>
          </table:table-cell>
          <table:table-cell table:style-name="Tabela8.B12" table:number-columns-spanned="3" office:value-type="string">
            <text:p text:style-name="P92">Test manualny, <text:span text:style-name="T11">koszyk, </text:span><text:span text:style-name="T15">złożenie zamówienia</text:span></text:p>
          </table:table-cell>
          <table:covered-table-cell/>
          <table:covered-table-cell/>
        </table:table-row>
        <table:table-row table:style-name="Tabela8.1">
          <table:table-cell table:style-name="Tabela8.A13" office:value-type="string">
            <text:p text:style-name="P124">Wydanie</text:p>
          </table:table-cell>
          <table:table-cell table:style-name="Tabela8.B13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8.1">
          <table:table-cell table:style-name="Tabela8.A14" office:value-type="string">
            <text:p text:style-name="P136">Środowisko</text:p>
          </table:table-cell>
          <table:table-cell table:style-name="Tabela8.B14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table:number-columns-spanned="4" office:value-type="string">
            <text:p text:style-name="P79"><text:span text:style-name="T2">Tytuł:</text:span> TP-3<text:span text:style-name="T16">90</text:span> <text:span text:style-name="T16">Złożenie zamówienia z 17e+307 produktami jednego rodzaju</text:span>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9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9.1">
          <table:table-cell table:style-name="Tabela9.A3" office:value-type="string">
            <text:p text:style-name="P43"><text:span text:style-name="label"><text:span text:style-name="T8">Priorytet:</text:span></text:span></text:p>
          </table:table-cell>
          <table:table-cell table:style-name="Tabela9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9.1">
          <table:table-cell table:style-name="Tabela9.A4" table:number-columns-spanned="4" office:value-type="string">
            <text:p text:style-name="P70"><text:span text:style-name="T1">Warunki początkowe: </text:span><text:span text:style-name="T7">Użytkownik załogowany, znajduje się w koszyku, dodano 17e+307 produktów jednego rodzaju</text:span>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45"><text:span text:style-name="label"><text:span text:style-name="T8">#:</text:span></text:span></text:p>
          </table:table-cell>
          <table:table-cell table:style-name="Tabela9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9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9.A5" office:value-type="string">
            <text:p text:style-name="P92">Status rezultatu</text:p>
          </table:table-cell>
        </table:table-row>
        <table:table-row table:style-name="Tabela9.1">
          <table:table-cell table:style-name="Tabela9.A6" office:value-type="string">
            <text:p text:style-name="P123">1</text:p>
          </table:table-cell>
          <table:table-cell table:style-name="Tabela9.B6" office:value-type="string">
            <text:p text:style-name="P6">Ncisnąć przycisk "Proceed to checkout"</text:p>
          </table:table-cell>
          <table:table-cell table:style-name="Tabela9.C6" office:value-type="string">
            <text:p text:style-name="P19">Przejście do etapu weryfikacji zalogowanego u żytkownika, wyświetlany komunikat "You can proceed to checkout.", <text:soft-page-break/>widoczny przycisk "Proceed to checkout"</text:p>
          </table:table-cell>
          <table:table-cell table:style-name="Tabela9.D6" office:value-type="string">
            <text:p text:style-name="P99">OK</text:p>
          </table:table-cell>
        </table:table-row>
        <table:table-row table:style-name="Tabela9.1">
          <table:table-cell table:style-name="Tabela9.A7" office:value-type="string">
            <text:p text:style-name="P123">2</text:p>
          </table:table-cell>
          <table:table-cell table:style-name="Tabela9.B7" office:value-type="string">
            <text:p text:style-name="P6">Ncisnąć przycisk "Proceed to checkout"</text:p>
          </table:table-cell>
          <table:table-cell table:style-name="Tabela9.C7" office:value-type="string">
            <text:p text:style-name="P19">Przejście do widoku potwierdzenia adresu, widoczne dane adresu podanego przy rejestracji, dostępny przycisk "Proceed to checkout"</text:p>
          </table:table-cell>
          <table:table-cell table:style-name="Tabela9.D6" office:value-type="string">
            <text:p text:style-name="P109">OK</text:p>
          </table:table-cell>
        </table:table-row>
        <table:table-row table:style-name="Tabela9.1">
          <table:table-cell table:style-name="Tabela9.A11" office:value-type="string">
            <text:p text:style-name="P131">3</text:p>
          </table:table-cell>
          <table:table-cell table:style-name="Tabela9.B11" office:value-type="string">
            <text:p text:style-name="P6">Nacisnąć przycisk "Proceed to checkout"</text:p>
          </table:table-cell>
          <table:table-cell table:style-name="Tabela9.C11" office:value-type="string">
            <text:p text:style-name="P19">Przejście do widoku z opłatą, widoczne pola wprowadzania danych opłaty, przycisk "Confirm" nie jest dostępny</text:p>
          </table:table-cell>
          <table:table-cell table:style-name="Tabela9.D8" office:value-type="string">
            <text:p text:style-name="P109">OK</text:p>
          </table:table-cell>
        </table:table-row>
        <table:table-row table:style-name="Tabela9.1">
          <table:table-cell table:style-name="Tabela9.A11" office:value-type="string">
            <text:p text:style-name="P131">4</text:p>
          </table:table-cell>
          <table:table-cell table:style-name="Tabela9.B11" office:value-type="string">
            <text:p text:style-name="P6">Wybrać dowolną metodę płatności, uzupełnić wszystkie pola poprawnymi danymi</text:p>
          </table:table-cell>
          <table:table-cell table:style-name="Tabela9.C11" office:value-type="string">
            <text:p text:style-name="P19">Przycisk "Confirm" jest dostępny</text:p>
          </table:table-cell>
          <table:table-cell table:style-name="Tabela9.D8" office:value-type="string">
            <text:p text:style-name="P104">OK</text:p>
          </table:table-cell>
        </table:table-row>
        <table:table-row table:style-name="Tabela9.1">
          <table:table-cell table:style-name="Tabela9.A11" office:value-type="string">
            <text:p text:style-name="P140">5</text:p>
          </table:table-cell>
          <table:table-cell table:style-name="Tabela9.B11" office:value-type="string">
            <text:p text:style-name="P6">Nacisnąć przycisk "Confirm"</text:p>
          </table:table-cell>
          <table:table-cell table:style-name="Tabela9.C11" office:value-type="string">
            <text:p text:style-name="P19">Wyświetlanie komunikatu "Payment was successful"</text:p>
          </table:table-cell>
          <table:table-cell table:style-name="Tabela9.D8" office:value-type="string">
            <text:p text:style-name="P106">OK</text:p>
          </table:table-cell>
        </table:table-row>
        <table:table-row table:style-name="Tabela9.1">
          <table:table-cell table:style-name="Tabela9.A11" office:value-type="string">
            <text:p text:style-name="P140">6</text:p>
          </table:table-cell>
          <table:table-cell table:style-name="Tabela9.B11" office:value-type="string">
            <text:p text:style-name="P6">Nacisnąć przycisk "Confirm"</text:p>
          </table:table-cell>
          <table:table-cell table:style-name="Tabela9.C11" office:value-type="string">
            <text:p text:style-name="P19">Przejście do widoku złożonego zamówienia, widoczny komunikat "Thanks for your order!" oraz numer faktury</text:p>
          </table:table-cell>
          <table:table-cell table:style-name="Tabela9.D8" office:value-type="string">
            <text:p text:style-name="P116">X</text:p>
          </table:table-cell>
        </table:table-row>
        <table:table-row table:style-name="Tabela9.1">
          <table:table-cell table:style-name="Tabela9.A12" office:value-type="string">
            <text:p text:style-name="P44"><text:span text:style-name="label"><text:span text:style-name="T8">Słowa kluczowe:</text:span></text:span></text:p>
          </table:table-cell>
          <table:table-cell table:style-name="Tabela9.B12" table:number-columns-spanned="3" office:value-type="string">
            <text:p text:style-name="P92">Test manualny, <text:span text:style-name="T11">koszyk, </text:span><text:span text:style-name="T13">wartości brzegowe, </text:span><text:span text:style-name="T16">złożenie zamówienia</text:span><text:span text:style-name="T13"> </text:span></text:p>
          </table:table-cell>
          <table:covered-table-cell/>
          <table:covered-table-cell/>
        </table:table-row>
        <table:table-row table:style-name="Tabela9.1">
          <table:table-cell table:style-name="Tabela9.A13" office:value-type="string">
            <text:p text:style-name="P124">Wydanie</text:p>
          </table:table-cell>
          <table:table-cell table:style-name="Tabela9.B13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9.1">
          <table:table-cell table:style-name="Tabela9.A14" office:value-type="string">
            <text:p text:style-name="P136">Środowisko</text:p>
          </table:table-cell>
          <table:table-cell table:style-name="Tabela9.B14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table:number-columns-spanned="4" office:value-type="string">
            <text:p text:style-name="P79"><text:span text:style-name="T2">Tytuł:</text:span> TP-3<text:span text:style-name="T17">91</text:span> <text:span text:style-name="T17">Złożenie zamówienia z dwoma produktami różnych rodzajów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0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10.1">
          <table:table-cell table:style-name="Tabela10.A3" office:value-type="string">
            <text:p text:style-name="P43"><text:span text:style-name="label"><text:span text:style-name="T8">Priorytet:</text:span></text:span></text:p>
          </table:table-cell>
          <table:table-cell table:style-name="Tabela10.B3" table:number-columns-spanned="3" office:value-type="string">
            <text:p text:style-name="P115">Wysoki</text:p>
          </table:table-cell>
          <table:covered-table-cell/>
          <table:covered-table-cell/>
        </table:table-row>
        <table:table-row table:style-name="Tabela10.1">
          <table:table-cell table:style-name="Tabela10.A4" table:number-columns-spanned="4" office:value-type="string">
            <text:p text:style-name="P71"><text:span text:style-name="T1">Warunki początkowe: </text:span><text:span text:style-name="T7">Użytkownik załogowany, znajduje się wkoszyku, dodano dwa produkty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5" office:value-type="string">
            <text:p text:style-name="P45"><text:span text:style-name="label"><text:span text:style-name="T8">#:</text:span></text:span></text:p>
          </table:table-cell>
          <table:table-cell table:style-name="Tabela10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0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0.A5" office:value-type="string">
            <text:p text:style-name="P92">Status rezultatu</text:p>
          </table:table-cell>
        </table:table-row>
        <table:table-row table:style-name="Tabela10.1">
          <table:table-cell table:style-name="Tabela10.A6" office:value-type="string">
            <text:p text:style-name="P123">1</text:p>
          </table:table-cell>
          <table:table-cell table:style-name="Tabela10.B6" office:value-type="string">
            <text:p text:style-name="P7">Ncisnąć przycisk "Proceed to checkout"</text:p>
          </table:table-cell>
          <table:table-cell table:style-name="Tabela10.C6" office:value-type="string">
            <text:p text:style-name="P20">Przejście do etapu weryfikacji zalogowanego użytkownika, wyświetlany komunikat "You can proceed to checkout.", widoczny przycisk "Proceed to checkout"</text:p>
          </table:table-cell>
          <table:table-cell table:style-name="Tabela10.D6" office:value-type="string">
            <text:p text:style-name="P99">OK</text:p>
          </table:table-cell>
        </table:table-row>
        <table:table-row table:style-name="Tabela10.1">
          <table:table-cell table:style-name="Tabela10.A7" office:value-type="string">
            <text:p text:style-name="P123">2</text:p>
          </table:table-cell>
          <table:table-cell table:style-name="Tabela10.B7" office:value-type="string">
            <text:p text:style-name="P7">Ncisnąć przycisk "Proceed to checkout"</text:p>
          </table:table-cell>
          <table:table-cell table:style-name="Tabela10.C7" office:value-type="string">
            <text:p text:style-name="P20">Przejście do widoku potwierdzenia adresu, widoczne dane adresu podanego przy rejestracji, dostępny przycisk "Proceed to checkout"</text:p>
          </table:table-cell>
          <table:table-cell table:style-name="Tabela10.D6" office:value-type="string">
            <text:p text:style-name="P109">OK</text:p>
          </table:table-cell>
        </table:table-row>
        <table:table-row table:style-name="Tabela10.1">
          <table:table-cell table:style-name="Tabela10.A8" office:value-type="string">
            <text:p text:style-name="P131">3</text:p>
          </table:table-cell>
          <table:table-cell table:style-name="Tabela10.B8" office:value-type="string">
            <text:p text:style-name="P7">Ncisnąć przycisk "Proceed to checkout"</text:p>
          </table:table-cell>
          <table:table-cell table:style-name="Tabela10.C8" office:value-type="string">
            <text:p text:style-name="P20">Przejście do widoku z opłatą, widoczne pola wprowadzania danych opłaty, przycisk "Confirm" nie jest dostępny</text:p>
          </table:table-cell>
          <table:table-cell table:style-name="Tabela10.D8" office:value-type="string">
            <text:p text:style-name="P109">OK</text:p>
          </table:table-cell>
        </table:table-row>
        <table:table-row table:style-name="Tabela10.1">
          <table:table-cell table:style-name="Tabela10.A9" office:value-type="string">
            <text:p text:style-name="P131">4</text:p>
          </table:table-cell>
          <table:table-cell table:style-name="Tabela10.B9" office:value-type="string">
            <text:p text:style-name="P7">Wybrać dowolną metodę płatności, uzupełnić wszystkie pola poprawnymi danymi</text:p>
          </table:table-cell>
          <table:table-cell table:style-name="Tabela10.C9" office:value-type="string">
            <text:p text:style-name="P20">Przycisk "Confirm" jest dostępny</text:p>
          </table:table-cell>
          <table:table-cell table:style-name="Tabela10.D8" office:value-type="string">
            <text:p text:style-name="P104">OK</text:p>
          </table:table-cell>
        </table:table-row>
        <table:table-row table:style-name="Tabela10.1">
          <table:table-cell table:style-name="Tabela10.A10" office:value-type="string">
            <text:p text:style-name="P141">5</text:p>
          </table:table-cell>
          <table:table-cell table:style-name="Tabela10.B10" office:value-type="string">
            <text:p text:style-name="P7">Nacisnąć przycisk "Confirm"</text:p>
          </table:table-cell>
          <table:table-cell table:style-name="Tabela10.C10" office:value-type="string">
            <text:p text:style-name="P20">Wyświetlanie komunikatu "Payment was successful"</text:p>
          </table:table-cell>
          <table:table-cell table:style-name="Tabela10.D8" office:value-type="string">
            <text:p text:style-name="P107">OK</text:p>
          </table:table-cell>
        </table:table-row>
        <table:table-row table:style-name="Tabela10.1">
          <table:table-cell table:style-name="Tabela10.A11" office:value-type="string">
            <text:p text:style-name="P141">6</text:p>
          </table:table-cell>
          <table:table-cell table:style-name="Tabela10.B11" office:value-type="string">
            <text:p text:style-name="P7">Nacisnąć przycisk "Confirm"</text:p>
          </table:table-cell>
          <table:table-cell table:style-name="Tabela10.C11" office:value-type="string">
            <text:p text:style-name="P20">Przejście do widoku złożonego zamówienia, widoczny komunikat "Thanks for your order!" oraz numer faktury</text:p>
          </table:table-cell>
          <table:table-cell table:style-name="Tabela10.D8" office:value-type="string">
            <text:p text:style-name="P107">OK</text:p>
          </table:table-cell>
        </table:table-row>
        <table:table-row table:style-name="Tabela10.1">
          <table:table-cell table:style-name="Tabela10.A12" office:value-type="string">
            <text:p text:style-name="P44"><text:span text:style-name="label"><text:span text:style-name="T8">Słowa kluczowe:</text:span></text:span></text:p>
          </table:table-cell>
          <table:table-cell table:style-name="Tabela10.B12" table:number-columns-spanned="3" office:value-type="string">
            <text:p text:style-name="P92">Test manualny, <text:span text:style-name="T11">koszyk, </text:span><text:span text:style-name="T16">złożenie zamówienia</text:span><text:span text:style-name="T13"> </text:span></text:p>
          </table:table-cell>
          <table:covered-table-cell/>
          <table:covered-table-cell/>
        </table:table-row>
        <table:table-row table:style-name="Tabela10.1">
          <table:table-cell table:style-name="Tabela10.A13" office:value-type="string">
            <text:p text:style-name="P124">Wydanie</text:p>
          </table:table-cell>
          <table:table-cell table:style-name="Tabela10.B13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10.1">
          <table:table-cell table:style-name="Tabela10.A14" office:value-type="string">
            <text:p text:style-name="P136">Środowisko</text:p>
          </table:table-cell>
          <table:table-cell table:style-name="Tabela10.B14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table:number-columns-spanned="4" office:value-type="string">
            <text:p text:style-name="P79"><text:span text:style-name="T2">Tytuł:</text:span> TP-3<text:span text:style-name="T17">92</text:span> <text:span text:style-name="T17">Złożenie zamówienia z niecałkowitą liczbą produktów</text:span>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1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11.1">
          <table:table-cell table:style-name="Tabela11.A3" office:value-type="string">
            <text:p text:style-name="P43"><text:span text:style-name="label"><text:span text:style-name="T8">Priorytet:</text:span></text:span></text:p>
          </table:table-cell>
          <table:table-cell table:style-name="Tabela11.B3" table:number-columns-spanned="3" office:value-type="string">
            <text:p text:style-name="P86">Średni</text:p>
          </table:table-cell>
          <table:covered-table-cell/>
          <table:covered-table-cell/>
        </table:table-row>
        <text:soft-page-break/>
        <table:table-row table:style-name="Tabela11.1">
          <table:table-cell table:style-name="Tabela11.A4" table:number-columns-spanned="4" office:value-type="string">
            <text:p text:style-name="P71"><text:span text:style-name="T1">Warunki początkowe: </text:span><text:span text:style-name="T7">Użytkownik załogowany, znajduje się wkoszyku, dodano 1.5 produkty</text:span>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5" office:value-type="string">
            <text:p text:style-name="P45"><text:span text:style-name="label"><text:span text:style-name="T8">#:</text:span></text:span></text:p>
          </table:table-cell>
          <table:table-cell table:style-name="Tabela11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1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1.A5" office:value-type="string">
            <text:p text:style-name="P92">Status rezultatu</text:p>
          </table:table-cell>
        </table:table-row>
        <table:table-row table:style-name="Tabela11.1">
          <table:table-cell table:style-name="Tabela11.A6" office:value-type="string">
            <text:p text:style-name="P123">1</text:p>
          </table:table-cell>
          <table:table-cell table:style-name="Tabela11.B6" office:value-type="string">
            <text:p text:style-name="P7">Ncisnąć przycisk "Proceed to checkout"</text:p>
          </table:table-cell>
          <table:table-cell table:style-name="Tabela11.C6" office:value-type="string">
            <text:p text:style-name="P20">Brak możliwości naciśnięcia przycisku, użytkownik zostaje na tym samym widoku</text:p>
          </table:table-cell>
          <table:table-cell table:style-name="Tabela11.D6" office:value-type="string">
            <text:p text:style-name="P116">X</text:p>
          </table:table-cell>
        </table:table-row>
        <table:table-row table:style-name="Tabela11.1">
          <table:table-cell table:style-name="Tabela11.A7" office:value-type="string">
            <text:p text:style-name="P44"><text:span text:style-name="label"><text:span text:style-name="T8">Słowa kluczowe:</text:span></text:span></text:p>
          </table:table-cell>
          <table:table-cell table:style-name="Tabela11.B7" table:number-columns-spanned="3" office:value-type="string">
            <text:p text:style-name="P92">Test manualny, <text:span text:style-name="T11">koszyk, </text:span><text:span text:style-name="T17">Złożenie zamówienia, niewłaściwe dane wejściowe</text:span></text:p>
          </table:table-cell>
          <table:covered-table-cell/>
          <table:covered-table-cell/>
        </table:table-row>
        <table:table-row table:style-name="Tabela11.1">
          <table:table-cell table:style-name="Tabela11.A8" office:value-type="string">
            <text:p text:style-name="P124">Wydanie</text:p>
          </table:table-cell>
          <table:table-cell table:style-name="Tabela11.B8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11.1">
          <table:table-cell table:style-name="Tabela11.A9" office:value-type="string">
            <text:p text:style-name="P136">Środowisko</text:p>
          </table:table-cell>
          <table:table-cell table:style-name="Tabela11.B9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80"><text:span text:style-name="T2">Tytuł:</text:span> TP-3<text:span text:style-name="T17">93 </text:span><text:span text:style-name="label"><text:span text:style-name="T3">Złożenie zamówienia niezalogowanym użytkownikiem</text:span></text:span>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2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12.1">
          <table:table-cell table:style-name="Tabela12.A3" office:value-type="string">
            <text:p text:style-name="P43"><text:span text:style-name="label"><text:span text:style-name="T8">Priorytet:</text:span></text:span></text:p>
          </table:table-cell>
          <table:table-cell table:style-name="Tabela12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12.1">
          <table:table-cell table:style-name="Tabela12.A4" table:number-columns-spanned="4" office:value-type="string">
            <text:p text:style-name="P71"><text:span text:style-name="T1">Warunki początkowe: </text:span><text:span text:style-name="T7">Użytkownik jest niezałogowany, znajduje się wkoszyku, dodano 1 produkt</text:span>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5" office:value-type="string">
            <text:p text:style-name="P45"><text:span text:style-name="label"><text:span text:style-name="T8">#:</text:span></text:span></text:p>
          </table:table-cell>
          <table:table-cell table:style-name="Tabela12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2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2.A5" office:value-type="string">
            <text:p text:style-name="P92">Status rezultatu</text:p>
          </table:table-cell>
        </table:table-row>
        <table:table-row table:style-name="Tabela12.1">
          <table:table-cell table:style-name="Tabela12.A6" office:value-type="string">
            <text:p text:style-name="P123">1</text:p>
          </table:table-cell>
          <table:table-cell table:style-name="Tabela12.B6" office:value-type="string">
            <text:p text:style-name="P7">Ncisnąć przycisk "Proceed to checkout"</text:p>
          </table:table-cell>
          <table:table-cell table:style-name="Tabela12.C6" office:value-type="string">
            <text:p text:style-name="P20">Przejście do etapu logowania użytkownika, widoczny przycisk "Login"</text:p>
          </table:table-cell>
          <table:table-cell table:style-name="Tabela12.D6" office:value-type="string">
            <text:p text:style-name="P99">OK</text:p>
          </table:table-cell>
        </table:table-row>
        <table:table-row table:style-name="Tabela12.1">
          <table:table-cell table:style-name="Tabela12.A7" office:value-type="string">
            <text:p text:style-name="P123">2</text:p>
          </table:table-cell>
          <table:table-cell table:style-name="Tabela12.B7" office:value-type="string">
            <text:p text:style-name="P7">Wpisać poprawne dane do logowania. Nacisnąć przycisk "Login".</text:p>
          </table:table-cell>
          <table:table-cell table:style-name="Tabela12.C7" office:value-type="string">
            <text:p text:style-name="P20">Wyświetlanie komunikatu "You can proceed to checkout.", widoczny przycisk "Proceed to check out"</text:p>
          </table:table-cell>
          <table:table-cell table:style-name="Tabela12.D6" office:value-type="string">
            <text:p text:style-name="P109">OK</text:p>
          </table:table-cell>
        </table:table-row>
        <table:table-row table:style-name="Tabela12.1">
          <table:table-cell table:style-name="Tabela12.A12" office:value-type="string">
            <text:p text:style-name="P131">3</text:p>
          </table:table-cell>
          <table:table-cell table:style-name="Tabela12.B12" office:value-type="string">
            <text:p text:style-name="P7">Ncisnąć przycisk "Proceed to checkout"</text:p>
          </table:table-cell>
          <table:table-cell table:style-name="Tabela12.C12" office:value-type="string">
            <text:p text:style-name="P20">Przejście do widoku potwierdzenia adresu, widoczne dane adresu podanego przy rejestracji, dostępny przycisk "Proceed to checkout"</text:p>
          </table:table-cell>
          <table:table-cell table:style-name="Tabela12.D8" office:value-type="string">
            <text:p text:style-name="P109">OK</text:p>
          </table:table-cell>
        </table:table-row>
        <table:table-row table:style-name="Tabela12.1">
          <table:table-cell table:style-name="Tabela12.A12" office:value-type="string">
            <text:p text:style-name="P131">4</text:p>
          </table:table-cell>
          <table:table-cell table:style-name="Tabela12.B12" office:value-type="string">
            <text:p text:style-name="P7">Nacisnąć przycisk "Proceed to checkout"</text:p>
          </table:table-cell>
          <table:table-cell table:style-name="Tabela12.C12" office:value-type="string">
            <text:p text:style-name="P20">Przejście do widoku z opłatą, widoczne pola wprowadzania danych opłaty, przycisk "Confirm" nie jest dostępny</text:p>
          </table:table-cell>
          <table:table-cell table:style-name="Tabela12.D8" office:value-type="string">
            <text:p text:style-name="P104">OK</text:p>
          </table:table-cell>
        </table:table-row>
        <table:table-row table:style-name="Tabela12.1">
          <table:table-cell table:style-name="Tabela12.A12" office:value-type="string">
            <text:p text:style-name="P141">5</text:p>
          </table:table-cell>
          <table:table-cell table:style-name="Tabela12.B12" office:value-type="string">
            <text:p text:style-name="P7">Wybrać dowolną metodę płatności, uzupełnić wszystkie pola poprawnymi danymi</text:p>
          </table:table-cell>
          <table:table-cell table:style-name="Tabela12.C12" office:value-type="string">
            <text:p text:style-name="P20">Przycisk "Confirm" jest dostępny</text:p>
          </table:table-cell>
          <table:table-cell table:style-name="Tabela12.D8" office:value-type="string">
            <text:p text:style-name="P107">OK</text:p>
          </table:table-cell>
        </table:table-row>
        <table:table-row table:style-name="Tabela12.1">
          <table:table-cell table:style-name="Tabela12.A12" office:value-type="string">
            <text:p text:style-name="P141">6</text:p>
          </table:table-cell>
          <table:table-cell table:style-name="Tabela12.B12" office:value-type="string">
            <text:p text:style-name="P7">Nacisnąć przycisk "Confirm"</text:p>
          </table:table-cell>
          <table:table-cell table:style-name="Tabela12.C12" office:value-type="string">
            <text:p text:style-name="P20">Wyświetlanie komunikatu "Payment was successful"</text:p>
          </table:table-cell>
          <table:table-cell table:style-name="Tabela12.D8" office:value-type="string">
            <text:p text:style-name="P107">OK</text:p>
          </table:table-cell>
        </table:table-row>
        <table:table-row table:style-name="Tabela12.1">
          <table:table-cell table:style-name="Tabela12.A12" office:value-type="string">
            <text:p text:style-name="P141">7</text:p>
          </table:table-cell>
          <table:table-cell table:style-name="Tabela12.B12" office:value-type="string">
            <text:p text:style-name="P7">Nacisnąć przycisk "Confirm"</text:p>
          </table:table-cell>
          <table:table-cell table:style-name="Tabela12.C12" office:value-type="string">
            <text:p text:style-name="P20">Przejście do widoku złożonego zamówienia, widoczny komunikat "Thanks for your order!" oraz numer faktury</text:p>
          </table:table-cell>
          <table:table-cell table:style-name="Tabela12.D8" office:value-type="string">
            <text:p text:style-name="P107">OK</text:p>
          </table:table-cell>
        </table:table-row>
        <table:table-row table:style-name="Tabela12.1">
          <table:table-cell table:style-name="Tabela12.A13" office:value-type="string">
            <text:p text:style-name="P44"><text:span text:style-name="label"><text:span text:style-name="T8">Słowa kluczowe:</text:span></text:span></text:p>
          </table:table-cell>
          <table:table-cell table:style-name="Tabela12.B13" table:number-columns-spanned="3" office:value-type="string">
            <text:p text:style-name="P92">Test manualny, <text:span text:style-name="T11">koszyk, </text:span><text:span text:style-name="T17">złożenie zamówienia, logowanie</text:span></text:p>
          </table:table-cell>
          <table:covered-table-cell/>
          <table:covered-table-cell/>
        </table:table-row>
        <table:table-row table:style-name="Tabela12.1">
          <table:table-cell table:style-name="Tabela12.A14" office:value-type="string">
            <text:p text:style-name="P124">Wydanie</text:p>
          </table:table-cell>
          <table:table-cell table:style-name="Tabela12.B14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12.1">
          <table:table-cell table:style-name="Tabela12.A15" office:value-type="string">
            <text:p text:style-name="P136">Środowisko</text:p>
          </table:table-cell>
          <table:table-cell table:style-name="Tabela12.B15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81"><text:span text:style-name="T2">Tytuł:</text:span> TP-3<text:span text:style-name="T18">9</text:span><text:span text:style-name="T12">4</text:span> <text:span text:style-name="label"><text:span text:style-name="T3">Złożenie zamówienia </text:span></text:span><text:span text:style-name="label"><text:span text:style-name="T4">bez logowania</text:span>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3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13.1">
          <table:table-cell table:style-name="Tabela13.A3" office:value-type="string">
            <text:p text:style-name="P43"><text:span text:style-name="label"><text:span text:style-name="T8">Priorytet:</text:span></text:span></text:p>
          </table:table-cell>
          <table:table-cell table:style-name="Tabela13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13.1">
          <table:table-cell table:style-name="Tabela13.A4" table:number-columns-spanned="4" office:value-type="string">
            <text:p text:style-name="P72"><text:span text:style-name="T1">Warunki początkowe: </text:span><text:span text:style-name="T7">Użytkownik jest niezałogowany, znajduje się wkoszyku, dodano 1 produkt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5" office:value-type="string">
            <text:p text:style-name="P45"><text:span text:style-name="label"><text:span text:style-name="T8">#:</text:span></text:span></text:p>
          </table:table-cell>
          <table:table-cell table:style-name="Tabela13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3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3.A5" office:value-type="string">
            <text:p text:style-name="P92">Status rezultatu</text:p>
          </table:table-cell>
        </table:table-row>
        <table:table-row table:style-name="Tabela13.1">
          <table:table-cell table:style-name="Tabela13.A6" office:value-type="string">
            <text:p text:style-name="P123">1</text:p>
          </table:table-cell>
          <table:table-cell table:style-name="Tabela13.B6" office:value-type="string">
            <text:p text:style-name="P8">Ncisnąć przycisk "Proceed to checkout"</text:p>
          </table:table-cell>
          <table:table-cell table:style-name="Tabela13.C6" office:value-type="string">
            <text:p text:style-name="P21">Przejście do etapu logowania użytkownika, widoczny przycisk "Login"</text:p>
          </table:table-cell>
          <table:table-cell table:style-name="Tabela13.D6" office:value-type="string">
            <text:p text:style-name="P99">OK</text:p>
          </table:table-cell>
        </table:table-row>
        <text:soft-page-break/>
        <table:table-row table:style-name="Tabela13.1">
          <table:table-cell table:style-name="Tabela13.A7" office:value-type="string">
            <text:p text:style-name="P123">2</text:p>
          </table:table-cell>
          <table:table-cell table:style-name="Tabela13.B7" office:value-type="string">
            <text:p text:style-name="P8">Nie wpisywać dane do logowania. Nacisnąć przycisk "Login".</text:p>
          </table:table-cell>
          <table:table-cell table:style-name="Tabela13.C7" office:value-type="string">
            <text:p text:style-name="P26">Brak przejścia do następnego etapu, pod każdym z pól wyświetlane odpowiednie komunikaty: "E-mail is required." oraz "Password is required."</text:p>
          </table:table-cell>
          <table:table-cell table:style-name="Tabela13.D6" office:value-type="string">
            <text:p text:style-name="P109">OK</text:p>
          </table:table-cell>
        </table:table-row>
        <table:table-row table:style-name="Tabela13.1">
          <table:table-cell table:style-name="Tabela13.A8" office:value-type="string">
            <text:p text:style-name="P44"><text:span text:style-name="label"><text:span text:style-name="T8">Słowa kluczowe:</text:span></text:span></text:p>
          </table:table-cell>
          <table:table-cell table:style-name="Tabela13.B8" table:number-columns-spanned="3" office:value-type="string">
            <text:p text:style-name="P92">Test manualny, <text:span text:style-name="T11">koszyk, </text:span><text:span text:style-name="T17">złożenie zamówienia, logowanie</text:span></text:p>
          </table:table-cell>
          <table:covered-table-cell/>
          <table:covered-table-cell/>
        </table:table-row>
        <table:table-row table:style-name="Tabela13.1">
          <table:table-cell table:style-name="Tabela13.A9" office:value-type="string">
            <text:p text:style-name="P124">Wydanie</text:p>
          </table:table-cell>
          <table:table-cell table:style-name="Tabela13.B9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13.1">
          <table:table-cell table:style-name="Tabela13.A10" office:value-type="string">
            <text:p text:style-name="P136">Środowisko</text:p>
          </table:table-cell>
          <table:table-cell table:style-name="Tabela13.B10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table:number-columns-spanned="4" office:value-type="string">
            <text:p text:style-name="P79"><text:span text:style-name="T2">Tytuł:</text:span> TP-3<text:span text:style-name="T19">95 Złożenie zamówienia z usunięciem adresu</text:span>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42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4.B2" table:number-columns-spanned="3" office:value-type="string">
            <text:p text:style-name="P63">Daniel Zalewski</text:p>
          </table:table-cell>
          <table:covered-table-cell/>
          <table:covered-table-cell/>
        </table:table-row>
        <table:table-row table:style-name="Tabela14.1">
          <table:table-cell table:style-name="Tabela14.A3" office:value-type="string">
            <text:p text:style-name="P43"><text:span text:style-name="label"><text:span text:style-name="T8">Priorytet:</text:span></text:span></text:p>
          </table:table-cell>
          <table:table-cell table:style-name="Tabela14.B3" table:number-columns-spanned="3" office:value-type="string">
            <text:p text:style-name="P86">Średni</text:p>
          </table:table-cell>
          <table:covered-table-cell/>
          <table:covered-table-cell/>
        </table:table-row>
        <table:table-row table:style-name="Tabela14.1">
          <table:table-cell table:style-name="Tabela14.A4" table:number-columns-spanned="4" office:value-type="string">
            <text:p text:style-name="P73"><text:span text:style-name="T1">Warunki początkowe: </text:span><text:span text:style-name="T7">Użytkownik załogowany, znajduje się w koszyku, dodano 1 produkt</text:span>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5" office:value-type="string">
            <text:p text:style-name="P45"><text:span text:style-name="label"><text:span text:style-name="T8">#:</text:span></text:span></text:p>
          </table:table-cell>
          <table:table-cell table:style-name="Tabela14.A5" office:value-type="string">
            <text:p text:style-name="P57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4.A5" office:value-type="string">
            <text:p text:style-name="P44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4.A5" office:value-type="string">
            <text:p text:style-name="P92">Status rezultatu</text:p>
          </table:table-cell>
        </table:table-row>
        <table:table-row table:style-name="Tabela14.1">
          <table:table-cell table:style-name="Tabela14.A6" office:value-type="string">
            <text:p text:style-name="P123">1</text:p>
          </table:table-cell>
          <table:table-cell table:style-name="Tabela14.B6" office:value-type="string">
            <text:p text:style-name="P9">Ncisnąć przycisk "Proceed to checkout"</text:p>
          </table:table-cell>
          <table:table-cell table:style-name="Tabela14.C6" office:value-type="string">
            <text:p text:style-name="P22">Przejście do etapu weryfikacji zalogowanego u żytkownika, wyświetlany komunikat "You can proceed to checkout.", widoczny przycisk "Proceed to checkout"</text:p>
          </table:table-cell>
          <table:table-cell table:style-name="Tabela14.D6" office:value-type="string">
            <text:p text:style-name="P99">OK</text:p>
          </table:table-cell>
        </table:table-row>
        <table:table-row table:style-name="Tabela14.1">
          <table:table-cell table:style-name="Tabela14.A7" office:value-type="string">
            <text:p text:style-name="P123">2</text:p>
          </table:table-cell>
          <table:table-cell table:style-name="Tabela14.B7" office:value-type="string">
            <text:p text:style-name="P9">Ncisnąć przycisk "Proceed to checkout"</text:p>
          </table:table-cell>
          <table:table-cell table:style-name="Tabela14.C7" office:value-type="string">
            <text:p text:style-name="P22">Przejście do widoku potwierdzenia adresu, widoczne dane adresu podanego przy rejestracji, dostępny przycisk "Proceed to checkout"</text:p>
          </table:table-cell>
          <table:table-cell table:style-name="Tabela14.D6" office:value-type="string">
            <text:p text:style-name="P109">OK</text:p>
          </table:table-cell>
        </table:table-row>
        <table:table-row table:style-name="Tabela14.1">
          <table:table-cell table:style-name="Tabela14.A8" office:value-type="string">
            <text:p text:style-name="P131">3</text:p>
          </table:table-cell>
          <table:table-cell table:style-name="Tabela14.B8" office:value-type="string">
            <text:p text:style-name="P9">Usunąć adress</text:p>
          </table:table-cell>
          <table:table-cell table:style-name="Tabela14.C8" office:value-type="string">
            <text:p text:style-name="P22">Przycisk "Proceed to checkout" jest niedostępny, wyświetlany komunikat "Address is required."</text:p>
          </table:table-cell>
          <table:table-cell table:style-name="Tabela14.D8" office:value-type="string">
            <text:p text:style-name="P109">OK</text:p>
          </table:table-cell>
        </table:table-row>
        <table:table-row table:style-name="Tabela14.1">
          <table:table-cell table:style-name="Tabela14.A9" office:value-type="string">
            <text:p text:style-name="P44"><text:span text:style-name="label"><text:span text:style-name="T8">Słowa kluczowe:</text:span></text:span></text:p>
          </table:table-cell>
          <table:table-cell table:style-name="Tabela14.B9" table:number-columns-spanned="3" office:value-type="string">
            <text:p text:style-name="P94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14.1">
          <table:table-cell table:style-name="Tabela14.A10" office:value-type="string">
            <text:p text:style-name="P124">Wydanie</text:p>
          </table:table-cell>
          <table:table-cell table:style-name="Tabela14.B10" table:number-columns-spanned="3" office:value-type="string">
            <text:p text:style-name="P147">Practice Software Testing - Toolshop - v5.0</text:p>
          </table:table-cell>
          <table:covered-table-cell/>
          <table:covered-table-cell/>
        </table:table-row>
        <table:table-row table:style-name="Tabela14.1">
          <table:table-cell table:style-name="Tabela14.A11" office:value-type="string">
            <text:p text:style-name="P136">Środowisko</text:p>
          </table:table-cell>
          <table:table-cell table:style-name="Tabela14.B11" table:number-columns-spanned="3" office:value-type="string">
            <text:p text:style-name="P152">Chrome, Mozilla</text:p>
          </table:table-cell>
          <table:covered-table-cell/>
          <table:covered-table-cell/>
        </table:table-row>
      </table:table>
      <text:p text:style-name="P160"/>
      <text:p text:style-name="P160"/>
      <text:p text:style-name="P16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82"><text:span text:style-name="T2">Tytuł:</text:span> TP-3<text:span text:style-name="T19">96 Złożenie zamówienia z usunięciem miasta</text:span>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46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27.B2" table:number-columns-spanned="3" office:value-type="string">
            <text:p text:style-name="P64">Daniel Zalewski</text:p>
          </table:table-cell>
          <table:covered-table-cell/>
          <table:covered-table-cell/>
        </table:table-row>
        <table:table-row table:style-name="Tabela27.1">
          <table:table-cell table:style-name="Tabela27.A3" office:value-type="string">
            <text:p text:style-name="P47"><text:span text:style-name="label"><text:span text:style-name="T8">Priorytet:</text:span></text:span></text:p>
          </table:table-cell>
          <table:table-cell table:style-name="Tabela27.B3" table:number-columns-spanned="3" office:value-type="string">
            <text:p text:style-name="P87">Średni</text:p>
          </table:table-cell>
          <table:covered-table-cell/>
          <table:covered-table-cell/>
        </table:table-row>
        <table:table-row table:style-name="Tabela27.1">
          <table:table-cell table:style-name="Tabela27.A4" table:number-columns-spanned="4" office:value-type="string">
            <text:p text:style-name="P73"><text:span text:style-name="T1">Warunki początkowe: </text:span><text:span text:style-name="T7">Użytkownik załogowany, znajduje się w koszyku, dodano 1 produkt</text:span>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5" office:value-type="string">
            <text:p text:style-name="P49"><text:span text:style-name="label"><text:span text:style-name="T8">#:</text:span></text:span></text:p>
          </table:table-cell>
          <table:table-cell table:style-name="Tabela27.A5" office:value-type="string">
            <text:p text:style-name="P58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27.A5" office:value-type="string">
            <text:p text:style-name="P48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27.A5" office:value-type="string">
            <text:p text:style-name="P94">Status rezultatu</text:p>
          </table:table-cell>
        </table:table-row>
        <table:table-row table:style-name="Tabela27.1">
          <table:table-cell table:style-name="Tabela27.A6" office:value-type="string">
            <text:p text:style-name="P125">1</text:p>
          </table:table-cell>
          <table:table-cell table:style-name="Tabela27.B6" office:value-type="string">
            <text:p text:style-name="P9">Ncisnąć przycisk "Proceed to checkout"</text:p>
          </table:table-cell>
          <table:table-cell table:style-name="Tabela27.C6" office:value-type="string">
            <text:p text:style-name="P22">Przejście do etapu weryfikacji zalogowanego u żytkownika, wyświetlany komunikat "You can proceed to checkout.", widoczny przycisk "Proceed to checkout"</text:p>
          </table:table-cell>
          <table:table-cell table:style-name="Tabela27.D6" office:value-type="string">
            <text:p text:style-name="P100">OK</text:p>
          </table:table-cell>
        </table:table-row>
        <table:table-row table:style-name="Tabela27.1">
          <table:table-cell table:style-name="Tabela27.A7" office:value-type="string">
            <text:p text:style-name="P125">2</text:p>
          </table:table-cell>
          <table:table-cell table:style-name="Tabela27.B7" office:value-type="string">
            <text:p text:style-name="P9">Ncisnąć przycisk "Proceed to checkout"</text:p>
          </table:table-cell>
          <table:table-cell table:style-name="Tabela27.C7" office:value-type="string">
            <text:p text:style-name="P22">Przejście do widoku potwierdzenia adresu, widoczne dane adresu podanego przy rejestracji, dostępny przycisk "Proceed to checkout"</text:p>
          </table:table-cell>
          <table:table-cell table:style-name="Tabela27.D6" office:value-type="string">
            <text:p text:style-name="P110">OK</text:p>
          </table:table-cell>
        </table:table-row>
        <table:table-row table:style-name="Tabela27.1">
          <table:table-cell table:style-name="Tabela27.A8" office:value-type="string">
            <text:p text:style-name="P132">3</text:p>
          </table:table-cell>
          <table:table-cell table:style-name="Tabela27.B8" office:value-type="string">
            <text:p text:style-name="P9">Usunąć miasto</text:p>
          </table:table-cell>
          <table:table-cell table:style-name="Tabela27.C8" office:value-type="string">
            <text:p text:style-name="P22">Przycisk "Proceed to checkout" jest niedostępny, wyświetlany komunikat "City is required."</text:p>
          </table:table-cell>
          <table:table-cell table:style-name="Tabela27.D8" office:value-type="string">
            <text:p text:style-name="P110">OK</text:p>
          </table:table-cell>
        </table:table-row>
        <table:table-row table:style-name="Tabela27.1">
          <table:table-cell table:style-name="Tabela27.A9" office:value-type="string">
            <text:p text:style-name="P48"><text:span text:style-name="label"><text:span text:style-name="T8">Słowa kluczowe:</text:span></text:span></text:p>
          </table:table-cell>
          <table:table-cell table:style-name="Tabela27.B9" table:number-columns-spanned="3" office:value-type="string">
            <text:p text:style-name="P94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27.1">
          <table:table-cell table:style-name="Tabela27.A10" office:value-type="string">
            <text:p text:style-name="P126">Wydanie</text:p>
          </table:table-cell>
          <table:table-cell table:style-name="Tabela27.B10" table:number-columns-spanned="3" office:value-type="string">
            <text:p text:style-name="P148">Practice Software Testing - Toolshop - v5.0</text:p>
          </table:table-cell>
          <table:covered-table-cell/>
          <table:covered-table-cell/>
        </table:table-row>
        <table:table-row table:style-name="Tabela27.1">
          <table:table-cell table:style-name="Tabela27.A11" office:value-type="string">
            <text:p text:style-name="P137">Środowisko</text:p>
          </table:table-cell>
          <table:table-cell table:style-name="Tabela27.B11" table:number-columns-spanned="3" office:value-type="string">
            <text:p text:style-name="P153">Chrome, Mozilla</text:p>
          </table:table-cell>
          <table:covered-table-cell/>
          <table:covered-table-cell/>
        </table:table-row>
      </table:table>
      <text:p text:style-name="P162"/>
      <text:p text:style-name="P162"><text:soft-page-break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82"><text:span text:style-name="T2">Tytuł:</text:span> TP-3<text:span text:style-name="T19">9</text:span><text:span text:style-name="T25">7</text:span><text:span text:style-name="T19"> Złożenie zamówienia z usunięciem </text:span><text:span text:style-name="T20">stanu</text:span>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46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28.B2" table:number-columns-spanned="3" office:value-type="string">
            <text:p text:style-name="P64">Daniel Zalewski</text:p>
          </table:table-cell>
          <table:covered-table-cell/>
          <table:covered-table-cell/>
        </table:table-row>
        <table:table-row table:style-name="Tabela28.1">
          <table:table-cell table:style-name="Tabela28.A3" office:value-type="string">
            <text:p text:style-name="P47"><text:span text:style-name="label"><text:span text:style-name="T8">Priorytet:</text:span></text:span></text:p>
          </table:table-cell>
          <table:table-cell table:style-name="Tabela28.B3" table:number-columns-spanned="3" office:value-type="string">
            <text:p text:style-name="P87">Średni</text:p>
          </table:table-cell>
          <table:covered-table-cell/>
          <table:covered-table-cell/>
        </table:table-row>
        <table:table-row table:style-name="Tabela28.1">
          <table:table-cell table:style-name="Tabela28.A4" table:number-columns-spanned="4" office:value-type="string">
            <text:p text:style-name="P73"><text:span text:style-name="T1">Warunki początkowe: </text:span><text:span text:style-name="T7">Użytkownik załogowany, znajduje się w koszyku, dodano 1 produkt</text:span>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5" office:value-type="string">
            <text:p text:style-name="P49"><text:span text:style-name="label"><text:span text:style-name="T8">#:</text:span></text:span></text:p>
          </table:table-cell>
          <table:table-cell table:style-name="Tabela28.A5" office:value-type="string">
            <text:p text:style-name="P58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28.A5" office:value-type="string">
            <text:p text:style-name="P48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28.A5" office:value-type="string">
            <text:p text:style-name="P94">Status rezultatu</text:p>
          </table:table-cell>
        </table:table-row>
        <table:table-row table:style-name="Tabela28.1">
          <table:table-cell table:style-name="Tabela28.A6" office:value-type="string">
            <text:p text:style-name="P125">1</text:p>
          </table:table-cell>
          <table:table-cell table:style-name="Tabela28.B6" office:value-type="string">
            <text:p text:style-name="P9">Ncisnąć przycisk "Proceed to checkout"</text:p>
          </table:table-cell>
          <table:table-cell table:style-name="Tabela28.C6" office:value-type="string">
            <text:p text:style-name="P22">Przejście do etapu weryfikacji zalogowanego u żytkownika, wyświetlany komunikat "You can proceed to checkout.", widoczny przycisk "Proceed to checkout"</text:p>
          </table:table-cell>
          <table:table-cell table:style-name="Tabela28.D6" office:value-type="string">
            <text:p text:style-name="P100">OK</text:p>
          </table:table-cell>
        </table:table-row>
        <table:table-row table:style-name="Tabela28.1">
          <table:table-cell table:style-name="Tabela28.A7" office:value-type="string">
            <text:p text:style-name="P125">2</text:p>
          </table:table-cell>
          <table:table-cell table:style-name="Tabela28.B7" office:value-type="string">
            <text:p text:style-name="P9">Ncisnąć przycisk "Proceed to checkout"</text:p>
          </table:table-cell>
          <table:table-cell table:style-name="Tabela28.C7" office:value-type="string">
            <text:p text:style-name="P22">Przejście do widoku potwierdzenia adresu, widoczne dane adresu podanego przy rejestracji, dostępny przycisk "Proceed to checkout"</text:p>
          </table:table-cell>
          <table:table-cell table:style-name="Tabela28.D6" office:value-type="string">
            <text:p text:style-name="P110">OK</text:p>
          </table:table-cell>
        </table:table-row>
        <table:table-row table:style-name="Tabela28.1">
          <table:table-cell table:style-name="Tabela28.A8" office:value-type="string">
            <text:p text:style-name="P132">3</text:p>
          </table:table-cell>
          <table:table-cell table:style-name="Tabela28.B8" office:value-type="string">
            <text:p text:style-name="P9">Usunąć <text:span text:style-name="T20">stan</text:span></text:p>
          </table:table-cell>
          <table:table-cell table:style-name="Tabela28.C8" office:value-type="string">
            <text:p text:style-name="P23">Przycisk "Proceed to checkout" jest niedostępny, wyświetlany komunikat "State is required."</text:p>
          </table:table-cell>
          <table:table-cell table:style-name="Tabela28.D8" office:value-type="string">
            <text:p text:style-name="P110">OK</text:p>
          </table:table-cell>
        </table:table-row>
        <table:table-row table:style-name="Tabela28.1">
          <table:table-cell table:style-name="Tabela28.A9" office:value-type="string">
            <text:p text:style-name="P48"><text:span text:style-name="label"><text:span text:style-name="T8">Słowa kluczowe:</text:span></text:span></text:p>
          </table:table-cell>
          <table:table-cell table:style-name="Tabela28.B9" table:number-columns-spanned="3" office:value-type="string">
            <text:p text:style-name="P94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28.1">
          <table:table-cell table:style-name="Tabela28.A10" office:value-type="string">
            <text:p text:style-name="P126">Wydanie</text:p>
          </table:table-cell>
          <table:table-cell table:style-name="Tabela28.B10" table:number-columns-spanned="3" office:value-type="string">
            <text:p text:style-name="P148">Practice Software Testing - Toolshop - v5.0</text:p>
          </table:table-cell>
          <table:covered-table-cell/>
          <table:covered-table-cell/>
        </table:table-row>
        <table:table-row table:style-name="Tabela28.1">
          <table:table-cell table:style-name="Tabela28.A11" office:value-type="string">
            <text:p text:style-name="P137">Środowisko</text:p>
          </table:table-cell>
          <table:table-cell table:style-name="Tabela28.B11" table:number-columns-spanned="3" office:value-type="string">
            <text:p text:style-name="P153">Chrome, Mozilla</text:p>
          </table:table-cell>
          <table:covered-table-cell/>
          <table:covered-table-cell/>
        </table:table-row>
      </table:table>
      <text:p text:style-name="P162"/>
      <text:p text:style-name="P162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82"><text:span text:style-name="T2">Tytuł:</text:span> TP-3<text:span text:style-name="T19">9</text:span><text:span text:style-name="T25">8</text:span><text:span text:style-name="T19"> Złożenie zamówienia z usunięciem </text:span><text:span text:style-name="T20">kraju</text:span>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46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29.B2" table:number-columns-spanned="3" office:value-type="string">
            <text:p text:style-name="P64">Daniel Zalewski</text:p>
          </table:table-cell>
          <table:covered-table-cell/>
          <table:covered-table-cell/>
        </table:table-row>
        <table:table-row table:style-name="Tabela29.1">
          <table:table-cell table:style-name="Tabela29.A3" office:value-type="string">
            <text:p text:style-name="P47"><text:span text:style-name="label"><text:span text:style-name="T8">Priorytet:</text:span></text:span></text:p>
          </table:table-cell>
          <table:table-cell table:style-name="Tabela29.B3" table:number-columns-spanned="3" office:value-type="string">
            <text:p text:style-name="P87">Średni</text:p>
          </table:table-cell>
          <table:covered-table-cell/>
          <table:covered-table-cell/>
        </table:table-row>
        <table:table-row table:style-name="Tabela29.1">
          <table:table-cell table:style-name="Tabela29.A4" table:number-columns-spanned="4" office:value-type="string">
            <text:p text:style-name="P73"><text:span text:style-name="T1">Warunki początkowe: </text:span><text:span text:style-name="T7">Użytkownik załogowany, znajduje się w koszyku, dodano 1 produkt</text:span>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5" office:value-type="string">
            <text:p text:style-name="P49"><text:span text:style-name="label"><text:span text:style-name="T8">#:</text:span></text:span></text:p>
          </table:table-cell>
          <table:table-cell table:style-name="Tabela29.A5" office:value-type="string">
            <text:p text:style-name="P58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29.A5" office:value-type="string">
            <text:p text:style-name="P48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29.A5" office:value-type="string">
            <text:p text:style-name="P94">Status rezultatu</text:p>
          </table:table-cell>
        </table:table-row>
        <table:table-row table:style-name="Tabela29.1">
          <table:table-cell table:style-name="Tabela29.A6" office:value-type="string">
            <text:p text:style-name="P125">1</text:p>
          </table:table-cell>
          <table:table-cell table:style-name="Tabela29.B6" office:value-type="string">
            <text:p text:style-name="P9">Ncisnąć przycisk "Proceed to checkout"</text:p>
          </table:table-cell>
          <table:table-cell table:style-name="Tabela29.C6" office:value-type="string">
            <text:p text:style-name="P22">Przejście do etapu weryfikacji zalogowanego u żytkownika, wyświetlany komunikat "You can proceed to checkout.", widoczny przycisk "Proceed to checkout"</text:p>
          </table:table-cell>
          <table:table-cell table:style-name="Tabela29.D6" office:value-type="string">
            <text:p text:style-name="P100">OK</text:p>
          </table:table-cell>
        </table:table-row>
        <table:table-row table:style-name="Tabela29.1">
          <table:table-cell table:style-name="Tabela29.A7" office:value-type="string">
            <text:p text:style-name="P125">2</text:p>
          </table:table-cell>
          <table:table-cell table:style-name="Tabela29.B7" office:value-type="string">
            <text:p text:style-name="P9">Ncisnąć przycisk "Proceed to checkout"</text:p>
          </table:table-cell>
          <table:table-cell table:style-name="Tabela29.C7" office:value-type="string">
            <text:p text:style-name="P22">Przejście do widoku potwierdzenia adresu, widoczne dane adresu podanego przy rejestracji, dostępny przycisk "Proceed to checkout"</text:p>
          </table:table-cell>
          <table:table-cell table:style-name="Tabela29.D6" office:value-type="string">
            <text:p text:style-name="P110">OK</text:p>
          </table:table-cell>
        </table:table-row>
        <table:table-row table:style-name="Tabela29.1">
          <table:table-cell table:style-name="Tabela29.A8" office:value-type="string">
            <text:p text:style-name="P132">3</text:p>
          </table:table-cell>
          <table:table-cell table:style-name="Tabela29.B8" office:value-type="string">
            <text:p text:style-name="P10">Usunąć kraj</text:p>
          </table:table-cell>
          <table:table-cell table:style-name="Tabela29.C8" office:value-type="string">
            <text:p text:style-name="P23">Przycisk "Proceed to checkout" jest niedostępny, wyświetlany komunikat "Country is required."</text:p>
          </table:table-cell>
          <table:table-cell table:style-name="Tabela29.D8" office:value-type="string">
            <text:p text:style-name="P110">OK</text:p>
          </table:table-cell>
        </table:table-row>
        <table:table-row table:style-name="Tabela29.1">
          <table:table-cell table:style-name="Tabela29.A9" office:value-type="string">
            <text:p text:style-name="P48"><text:span text:style-name="label"><text:span text:style-name="T8">Słowa kluczowe:</text:span></text:span></text:p>
          </table:table-cell>
          <table:table-cell table:style-name="Tabela29.B9" table:number-columns-spanned="3" office:value-type="string">
            <text:p text:style-name="P94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29.1">
          <table:table-cell table:style-name="Tabela29.A10" office:value-type="string">
            <text:p text:style-name="P126">Wydanie</text:p>
          </table:table-cell>
          <table:table-cell table:style-name="Tabela29.B10" table:number-columns-spanned="3" office:value-type="string">
            <text:p text:style-name="P148">Practice Software Testing - Toolshop - v5.0</text:p>
          </table:table-cell>
          <table:covered-table-cell/>
          <table:covered-table-cell/>
        </table:table-row>
        <table:table-row table:style-name="Tabela29.1">
          <table:table-cell table:style-name="Tabela29.A11" office:value-type="string">
            <text:p text:style-name="P137">Środowisko</text:p>
          </table:table-cell>
          <table:table-cell table:style-name="Tabela29.B11" table:number-columns-spanned="3" office:value-type="string">
            <text:p text:style-name="P153">Chrome, Mozilla</text:p>
          </table:table-cell>
          <table:covered-table-cell/>
          <table:covered-table-cell/>
        </table:table-row>
      </table:table>
      <text:p text:style-name="P162"/>
      <text:p text:style-name="P162"/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82"><text:span text:style-name="T2">Tytuł:</text:span> TP-3<text:span text:style-name="T19">9</text:span><text:span text:style-name="T25">9</text:span><text:span text:style-name="T19"> Złożenie zamówienia z usunięciem </text:span><text:span text:style-name="T25">kodu pocztowego</text:span>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46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30.B2" table:number-columns-spanned="3" office:value-type="string">
            <text:p text:style-name="P64">Daniel Zalewski</text:p>
          </table:table-cell>
          <table:covered-table-cell/>
          <table:covered-table-cell/>
        </table:table-row>
        <table:table-row table:style-name="Tabela30.1">
          <table:table-cell table:style-name="Tabela30.A3" office:value-type="string">
            <text:p text:style-name="P47"><text:span text:style-name="label"><text:span text:style-name="T8">Priorytet:</text:span></text:span></text:p>
          </table:table-cell>
          <table:table-cell table:style-name="Tabela30.B3" table:number-columns-spanned="3" office:value-type="string">
            <text:p text:style-name="P87">Średni</text:p>
          </table:table-cell>
          <table:covered-table-cell/>
          <table:covered-table-cell/>
        </table:table-row>
        <table:table-row table:style-name="Tabela30.1">
          <table:table-cell table:style-name="Tabela30.A4" table:number-columns-spanned="4" office:value-type="string">
            <text:p text:style-name="P73"><text:span text:style-name="T1">Warunki początkowe: </text:span><text:span text:style-name="T7">Użytkownik załogowany, znajduje się w koszyku, dodano 1 produkt</text:span>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5" office:value-type="string">
            <text:p text:style-name="P49"><text:span text:style-name="label"><text:span text:style-name="T8">#:</text:span></text:span></text:p>
          </table:table-cell>
          <table:table-cell table:style-name="Tabela30.A5" office:value-type="string">
            <text:p text:style-name="P58"><text:span text:style-name="label"><text:span text:style-name="T9">Kroki do </text:span></text:span><text:soft-page-break/><text:span text:style-name="label"><text:span text:style-name="T9">odtworzenia</text:span></text:span><text:span text:style-name="label"><text:span text:style-name="T8">:</text:span></text:span></text:p>
          </table:table-cell>
          <table:table-cell table:style-name="Tabela30.A5" office:value-type="string">
            <text:p text:style-name="P48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30.A5" office:value-type="string">
            <text:p text:style-name="P94">Status <text:soft-page-break/>rezultatu</text:p>
          </table:table-cell>
        </table:table-row>
        <table:table-row table:style-name="Tabela30.1">
          <table:table-cell table:style-name="Tabela30.A6" office:value-type="string">
            <text:p text:style-name="P125">1</text:p>
          </table:table-cell>
          <table:table-cell table:style-name="Tabela30.B6" office:value-type="string">
            <text:p text:style-name="P9">Ncisnąć przycisk "Proceed to checkout"</text:p>
          </table:table-cell>
          <table:table-cell table:style-name="Tabela30.C6" office:value-type="string">
            <text:p text:style-name="P22">Przejście do etapu weryfikacji zalogowanego u żytkownika, wyświetlany komunikat "You can proceed to checkout.", widoczny przycisk "Proceed to checkout"</text:p>
          </table:table-cell>
          <table:table-cell table:style-name="Tabela30.D6" office:value-type="string">
            <text:p text:style-name="P100">OK</text:p>
          </table:table-cell>
        </table:table-row>
        <table:table-row table:style-name="Tabela30.1">
          <table:table-cell table:style-name="Tabela30.A7" office:value-type="string">
            <text:p text:style-name="P125">2</text:p>
          </table:table-cell>
          <table:table-cell table:style-name="Tabela30.B7" office:value-type="string">
            <text:p text:style-name="P9">Ncisnąć przycisk "Proceed to checkout"</text:p>
          </table:table-cell>
          <table:table-cell table:style-name="Tabela30.C7" office:value-type="string">
            <text:p text:style-name="P22">Przejście do widoku potwierdzenia adresu, widoczne dane adresu podanego przy rejestracji, dostępny przycisk "Proceed to checkout"</text:p>
          </table:table-cell>
          <table:table-cell table:style-name="Tabela30.D6" office:value-type="string">
            <text:p text:style-name="P110">OK</text:p>
          </table:table-cell>
        </table:table-row>
        <table:table-row table:style-name="Tabela30.1">
          <table:table-cell table:style-name="Tabela30.A8" office:value-type="string">
            <text:p text:style-name="P132">3</text:p>
          </table:table-cell>
          <table:table-cell table:style-name="Tabela30.B8" office:value-type="string">
            <text:p text:style-name="P13">Usunąć kod pocztowy</text:p>
          </table:table-cell>
          <table:table-cell table:style-name="Tabela30.C8" office:value-type="string">
            <text:p text:style-name="P27">Przycisk "Proceed to checkout" jest niedostępny, wyświetlany komunikat "Postalcode is required."</text:p>
          </table:table-cell>
          <table:table-cell table:style-name="Tabela30.D8" office:value-type="string">
            <text:p text:style-name="P110">OK</text:p>
          </table:table-cell>
        </table:table-row>
        <table:table-row table:style-name="Tabela30.1">
          <table:table-cell table:style-name="Tabela30.A9" office:value-type="string">
            <text:p text:style-name="P48"><text:span text:style-name="label"><text:span text:style-name="T8">Słowa kluczowe:</text:span></text:span></text:p>
          </table:table-cell>
          <table:table-cell table:style-name="Tabela30.B9" table:number-columns-spanned="3" office:value-type="string">
            <text:p text:style-name="P94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30.1">
          <table:table-cell table:style-name="Tabela30.A10" office:value-type="string">
            <text:p text:style-name="P126">Wydanie</text:p>
          </table:table-cell>
          <table:table-cell table:style-name="Tabela30.B10" table:number-columns-spanned="3" office:value-type="string">
            <text:p text:style-name="P148">Practice Software Testing - Toolshop - v5.0</text:p>
          </table:table-cell>
          <table:covered-table-cell/>
          <table:covered-table-cell/>
        </table:table-row>
        <table:table-row table:style-name="Tabela30.1">
          <table:table-cell table:style-name="Tabela30.A11" office:value-type="string">
            <text:p text:style-name="P137">Środowisko</text:p>
          </table:table-cell>
          <table:table-cell table:style-name="Tabela30.B11" table:number-columns-spanned="3" office:value-type="string">
            <text:p text:style-name="P153">Chrome, Mozilla</text:p>
          </table:table-cell>
          <table:covered-table-cell/>
          <table:covered-table-cell/>
        </table:table-row>
      </table:table>
      <text:p text:style-name="P162"/>
      <text:p text:style-name="P162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82"><text:span text:style-name="T2">Tytuł:</text:span> TP-<text:span text:style-name="T22">400</text:span><text:span text:style-name="T19"> Złożenie zamówienia </text:span><text:span text:style-name="T22">bez podanej naz</text:span><text:span text:style-name="T23">w</text:span><text:span text:style-name="T22">y konta płatnika</text:span>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46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31.B2" table:number-columns-spanned="3" office:value-type="string">
            <text:p text:style-name="P64">Daniel Zalewski</text:p>
          </table:table-cell>
          <table:covered-table-cell/>
          <table:covered-table-cell/>
        </table:table-row>
        <table:table-row table:style-name="Tabela31.3">
          <table:table-cell table:style-name="Tabela31.A3" office:value-type="string">
            <text:p text:style-name="P47"><text:span text:style-name="label"><text:span text:style-name="T8">Priorytet:</text:span></text:span></text:p>
          </table:table-cell>
          <table:table-cell table:style-name="Tabela31.B3" table:number-columns-spanned="3" office:value-type="string">
            <text:p text:style-name="P87">Średni</text:p>
          </table:table-cell>
          <table:covered-table-cell/>
          <table:covered-table-cell/>
        </table:table-row>
        <table:table-row table:style-name="Tabela31.1">
          <table:table-cell table:style-name="Tabela31.A4" table:number-columns-spanned="4" office:value-type="string">
            <text:p text:style-name="P74"><text:span text:style-name="T1">Warunki początkowe: </text:span><text:span text:style-name="T7">Użytkownik załogowany, znajduje się wkoszyku, dodany jeden produkt</text:span>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5" office:value-type="string">
            <text:p text:style-name="P49"><text:span text:style-name="label"><text:span text:style-name="T8">#:</text:span></text:span></text:p>
          </table:table-cell>
          <table:table-cell table:style-name="Tabela31.A5" office:value-type="string">
            <text:p text:style-name="P58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31.A5" office:value-type="string">
            <text:p text:style-name="P48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31.A5" office:value-type="string">
            <text:p text:style-name="P94">Status rezultatu</text:p>
          </table:table-cell>
        </table:table-row>
        <table:table-row table:style-name="Tabela31.1">
          <table:table-cell table:style-name="Tabela31.A6" office:value-type="string">
            <text:p text:style-name="P125">1</text:p>
          </table:table-cell>
          <table:table-cell table:style-name="Tabela31.B6" office:value-type="string">
            <text:p text:style-name="P9">Ncisnąć przycisk "Proceed to checkout"</text:p>
          </table:table-cell>
          <table:table-cell table:style-name="Tabela31.C6" office:value-type="string">
            <text:p text:style-name="P22">Przejście do etapu weryfikacji zalogowanego u żytkownika, wyświetlany komunikat "You can proceed to checkout.", widoczny przycisk "Proceed to checkout"</text:p>
          </table:table-cell>
          <table:table-cell table:style-name="Tabela31.D6" office:value-type="string">
            <text:p text:style-name="P100">OK</text:p>
          </table:table-cell>
        </table:table-row>
        <table:table-row table:style-name="Tabela31.1">
          <table:table-cell table:style-name="Tabela31.A7" office:value-type="string">
            <text:p text:style-name="P125">2</text:p>
          </table:table-cell>
          <table:table-cell table:style-name="Tabela31.B7" office:value-type="string">
            <text:p text:style-name="P9">Ncisnąć przycisk "Proceed to checkout"</text:p>
          </table:table-cell>
          <table:table-cell table:style-name="Tabela31.C7" office:value-type="string">
            <text:p text:style-name="P22">Przejście do widoku potwierdzenia adresu, widoczne dane adresu podanego przy rejestracji, dostępny przycisk "Proceed to checkout"</text:p>
          </table:table-cell>
          <table:table-cell table:style-name="Tabela31.D6" office:value-type="string">
            <text:p text:style-name="P110">OK</text:p>
          </table:table-cell>
        </table:table-row>
        <table:table-row table:style-name="Tabela31.1">
          <table:table-cell table:style-name="Tabela31.A9" office:value-type="string">
            <text:p text:style-name="P132">3</text:p>
          </table:table-cell>
          <table:table-cell table:style-name="Tabela31.B9" office:value-type="string">
            <text:p text:style-name="P11">Nacisnąć przycisk "Proceed to checkout"</text:p>
          </table:table-cell>
          <table:table-cell table:style-name="Tabela31.C9" office:value-type="string">
            <text:p text:style-name="P24">Przejście do widoku z opłatą, widoczne pola wprowadzania danych opłaty, przycisk "Confirm" nie jest dostępny</text:p>
          </table:table-cell>
          <table:table-cell table:style-name="Tabela31.D8" office:value-type="string">
            <text:p text:style-name="P110">OK</text:p>
          </table:table-cell>
        </table:table-row>
        <table:table-row table:style-name="Tabela31.1">
          <table:table-cell table:style-name="Tabela31.A9" office:value-type="string">
            <text:p text:style-name="P142">4</text:p>
          </table:table-cell>
          <table:table-cell table:style-name="Tabela31.B9" office:value-type="string">
            <text:p text:style-name="P11">Wybrać dowolną metodę płatności, uzupełnić tylko numer konta</text:p>
          </table:table-cell>
          <table:table-cell table:style-name="Tabela31.C9" office:value-type="string">
            <text:p text:style-name="P24">Przycisk "Confirm" jest niedostępny, wyświetlany komunikat "Account name is required."</text:p>
          </table:table-cell>
          <table:table-cell table:style-name="Tabela31.D8" office:value-type="string">
            <text:p text:style-name="P111">OK</text:p>
          </table:table-cell>
        </table:table-row>
        <table:table-row table:style-name="Tabela31.1">
          <table:table-cell table:style-name="Tabela31.A10" office:value-type="string">
            <text:p text:style-name="P48"><text:span text:style-name="label"><text:span text:style-name="T8">Słowa kluczowe:</text:span></text:span></text:p>
          </table:table-cell>
          <table:table-cell table:style-name="Tabela31.B10" table:number-columns-spanned="3" office:value-type="string">
            <text:p text:style-name="P94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31.1">
          <table:table-cell table:style-name="Tabela31.A11" office:value-type="string">
            <text:p text:style-name="P126">Wydanie</text:p>
          </table:table-cell>
          <table:table-cell table:style-name="Tabela31.B11" table:number-columns-spanned="3" office:value-type="string">
            <text:p text:style-name="P148">Practice Software Testing - Toolshop - v5.0</text:p>
          </table:table-cell>
          <table:covered-table-cell/>
          <table:covered-table-cell/>
        </table:table-row>
        <table:table-row table:style-name="Tabela31.1">
          <table:table-cell table:style-name="Tabela31.A12" office:value-type="string">
            <text:p text:style-name="P137">Środowisko</text:p>
          </table:table-cell>
          <table:table-cell table:style-name="Tabela31.B12" table:number-columns-spanned="3" office:value-type="string">
            <text:p text:style-name="P153">Chrome, Mozilla</text:p>
          </table:table-cell>
          <table:covered-table-cell/>
          <table:covered-table-cell/>
        </table:table-row>
      </table:table>
      <text:p text:style-name="P162"/>
      <text:p text:style-name="P165"/>
      <text:p text:style-name="P163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table:number-columns-spanned="4" office:value-type="string">
            <text:p text:style-name="P83"><text:span text:style-name="T2">Tytuł:</text:span> TP-<text:span text:style-name="T22">40</text:span><text:span text:style-name="T23">1</text:span><text:span text:style-name="T19"> Złożenie zamówienia </text:span><text:span text:style-name="T22">bez podan</text:span><text:span text:style-name="T23">ego numeru</text:span><text:span text:style-name="T22"> konta płatnika</text:span></text:p>
          </table:table-cell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0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5.B2" table:number-columns-spanned="3" office:value-type="string">
            <text:p text:style-name="P65">Daniel Zalewski</text:p>
          </table:table-cell>
          <table:covered-table-cell/>
          <table:covered-table-cell/>
        </table:table-row>
        <table:table-row table:style-name="Tabela15.3">
          <table:table-cell table:style-name="Tabela15.A3" office:value-type="string">
            <text:p text:style-name="P51"><text:span text:style-name="label"><text:span text:style-name="T8">Priorytet:</text:span></text:span></text:p>
          </table:table-cell>
          <table:table-cell table:style-name="Tabela15.B3" table:number-columns-spanned="3" office:value-type="string">
            <text:p text:style-name="P88">Średni</text:p>
          </table:table-cell>
          <table:covered-table-cell/>
          <table:covered-table-cell/>
        </table:table-row>
        <table:table-row table:style-name="Tabela15.1">
          <table:table-cell table:style-name="Tabela15.A4" table:number-columns-spanned="4" office:value-type="string">
            <text:p text:style-name="P75"><text:span text:style-name="T1">Warunki początkowe: </text:span><text:span text:style-name="T7">Użytkownik załogowany, znajduje się wkoszyku, dodany jeden produkt</text:span></text:p>
          </table:table-cell>
          <table:covered-table-cell/>
          <table:covered-table-cell/>
          <table:covered-table-cell/>
        </table:table-row>
        <table:table-row table:style-name="Tabela15.1">
          <table:table-cell table:style-name="Tabela15.A5" office:value-type="string">
            <text:p text:style-name="P53"><text:span text:style-name="label"><text:span text:style-name="T8">#:</text:span></text:span></text:p>
          </table:table-cell>
          <table:table-cell table:style-name="Tabela15.A5" office:value-type="string">
            <text:p text:style-name="P59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5.A5" office:value-type="string">
            <text:p text:style-name="P52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5.A5" office:value-type="string">
            <text:p text:style-name="P95">Status rezultatu</text:p>
          </table:table-cell>
        </table:table-row>
        <table:table-row table:style-name="Tabela15.1">
          <table:table-cell table:style-name="Tabela15.A6" office:value-type="string">
            <text:p text:style-name="P127">1</text:p>
          </table:table-cell>
          <table:table-cell table:style-name="Tabela15.B6" office:value-type="string">
            <text:p text:style-name="P12">Ncisnąć przycisk "Proceed to checkout"</text:p>
          </table:table-cell>
          <table:table-cell table:style-name="Tabela15.C6" office:value-type="string">
            <text:p text:style-name="P25">Przejście do etapu weryfikacji zalogowanego u żytkownika, wyświetlany komunikat "You can proceed to checkout.", widoczny przycisk "Proceed to checkout"</text:p>
          </table:table-cell>
          <table:table-cell table:style-name="Tabela15.D6" office:value-type="string">
            <text:p text:style-name="P101">OK</text:p>
          </table:table-cell>
        </table:table-row>
        <table:table-row table:style-name="Tabela15.1">
          <table:table-cell table:style-name="Tabela15.A7" office:value-type="string">
            <text:p text:style-name="P127">2</text:p>
          </table:table-cell>
          <table:table-cell table:style-name="Tabela15.B7" office:value-type="string">
            <text:p text:style-name="P12">Ncisnąć przycisk <text:soft-page-break/>"Proceed to checkout"</text:p>
          </table:table-cell>
          <table:table-cell table:style-name="Tabela15.C7" office:value-type="string">
            <text:p text:style-name="P25">Przejście do widoku potwierdzenia adresu, widoczne dane <text:soft-page-break/>adresu podanego przy rejestracji, dostępny przycisk "Proceed to checkout"</text:p>
          </table:table-cell>
          <table:table-cell table:style-name="Tabela15.D6" office:value-type="string">
            <text:p text:style-name="P112">OK</text:p>
          </table:table-cell>
        </table:table-row>
        <table:table-row table:style-name="Tabela15.1">
          <table:table-cell table:style-name="Tabela15.A9" office:value-type="string">
            <text:p text:style-name="P133">3</text:p>
          </table:table-cell>
          <table:table-cell table:style-name="Tabela15.B9" office:value-type="string">
            <text:p text:style-name="P12">Nacisnąć przycisk "Proceed to checkout"</text:p>
          </table:table-cell>
          <table:table-cell table:style-name="Tabela15.C9" office:value-type="string">
            <text:p text:style-name="P25">Przejście do widoku z opłatą, widoczne pola wprowadzania danych opłaty, przycisk "Confirm" nie jest dostępny</text:p>
          </table:table-cell>
          <table:table-cell table:style-name="Tabela15.D8" office:value-type="string">
            <text:p text:style-name="P112">OK</text:p>
          </table:table-cell>
        </table:table-row>
        <table:table-row table:style-name="Tabela15.1">
          <table:table-cell table:style-name="Tabela15.A9" office:value-type="string">
            <text:p text:style-name="P143">4</text:p>
          </table:table-cell>
          <table:table-cell table:style-name="Tabela15.B9" office:value-type="string">
            <text:p text:style-name="P12">Wybrać dowolną metodę płatności, uzupełnić tylko nazwę konta</text:p>
          </table:table-cell>
          <table:table-cell table:style-name="Tabela15.C9" office:value-type="string">
            <text:p text:style-name="P25">Przycisk "Confirm" jest niedostępny, wyświetlany komunikat "Account number is required."</text:p>
          </table:table-cell>
          <table:table-cell table:style-name="Tabela15.D8" office:value-type="string">
            <text:p text:style-name="P112">OK</text:p>
          </table:table-cell>
        </table:table-row>
        <table:table-row table:style-name="Tabela15.1">
          <table:table-cell table:style-name="Tabela15.A10" office:value-type="string">
            <text:p text:style-name="P52"><text:span text:style-name="label"><text:span text:style-name="T8">Słowa kluczowe:</text:span></text:span></text:p>
          </table:table-cell>
          <table:table-cell table:style-name="Tabela15.B10" table:number-columns-spanned="3" office:value-type="string">
            <text:p text:style-name="P95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15.1">
          <table:table-cell table:style-name="Tabela15.A11" office:value-type="string">
            <text:p text:style-name="P128">Wydanie</text:p>
          </table:table-cell>
          <table:table-cell table:style-name="Tabela15.B11" table:number-columns-spanned="3" office:value-type="string">
            <text:p text:style-name="P149">Practice Software Testing - Toolshop - v5.0</text:p>
          </table:table-cell>
          <table:covered-table-cell/>
          <table:covered-table-cell/>
        </table:table-row>
        <table:table-row table:style-name="Tabela15.1">
          <table:table-cell table:style-name="Tabela15.A12" office:value-type="string">
            <text:p text:style-name="P138">Środowisko</text:p>
          </table:table-cell>
          <table:table-cell table:style-name="Tabela15.B12" table:number-columns-spanned="3" office:value-type="string">
            <text:p text:style-name="P154">Chrome, Mozilla</text:p>
          </table:table-cell>
          <table:covered-table-cell/>
          <table:covered-table-cell/>
        </table:table-row>
      </table:table>
      <text:p text:style-name="P163"/>
      <text:p text:style-name="P163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table:number-columns-spanned="4" office:value-type="string">
            <text:p text:style-name="P83"><text:span text:style-name="T2">Tytuł:</text:span> TP-<text:span text:style-name="T22">40</text:span><text:span text:style-name="T23">2</text:span><text:span text:style-name="T19"> Złożenie zamówienia </text:span><text:span text:style-name="T22">bez podan</text:span><text:span text:style-name="T23">ej metody płatności</text:span></text:p>
          </table:table-cell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0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6.B2" table:number-columns-spanned="3" office:value-type="string">
            <text:p text:style-name="P65">Daniel Zalewski</text:p>
          </table:table-cell>
          <table:covered-table-cell/>
          <table:covered-table-cell/>
        </table:table-row>
        <table:table-row table:style-name="Tabela16.3">
          <table:table-cell table:style-name="Tabela16.A3" office:value-type="string">
            <text:p text:style-name="P51"><text:span text:style-name="label"><text:span text:style-name="T8">Priorytet:</text:span></text:span></text:p>
          </table:table-cell>
          <table:table-cell table:style-name="Tabela16.B3" table:number-columns-spanned="3" office:value-type="string">
            <text:p text:style-name="P88">Średni</text:p>
          </table:table-cell>
          <table:covered-table-cell/>
          <table:covered-table-cell/>
        </table:table-row>
        <table:table-row table:style-name="Tabela16.1">
          <table:table-cell table:style-name="Tabela16.A4" table:number-columns-spanned="4" office:value-type="string">
            <text:p text:style-name="P75"><text:span text:style-name="T1">Warunki początkowe: </text:span><text:span text:style-name="T7">Użytkownik załogowany, znajduje się wkoszyku, dodany jeden produkt</text:span></text:p>
          </table:table-cell>
          <table:covered-table-cell/>
          <table:covered-table-cell/>
          <table:covered-table-cell/>
        </table:table-row>
        <table:table-row table:style-name="Tabela16.1">
          <table:table-cell table:style-name="Tabela16.A5" office:value-type="string">
            <text:p text:style-name="P53"><text:span text:style-name="label"><text:span text:style-name="T8">#:</text:span></text:span></text:p>
          </table:table-cell>
          <table:table-cell table:style-name="Tabela16.A5" office:value-type="string">
            <text:p text:style-name="P59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6.A5" office:value-type="string">
            <text:p text:style-name="P52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6.A5" office:value-type="string">
            <text:p text:style-name="P95">Status rezultatu</text:p>
          </table:table-cell>
        </table:table-row>
        <table:table-row table:style-name="Tabela16.1">
          <table:table-cell table:style-name="Tabela16.A6" office:value-type="string">
            <text:p text:style-name="P127">1</text:p>
          </table:table-cell>
          <table:table-cell table:style-name="Tabela16.B6" office:value-type="string">
            <text:p text:style-name="P12">Ncisnąć przycisk "Proceed to checkout"</text:p>
          </table:table-cell>
          <table:table-cell table:style-name="Tabela16.C6" office:value-type="string">
            <text:p text:style-name="P25">Przejście do etapu weryfikacji zalogowanego u żytkownika, wyświetlany komunikat "You can proceed to checkout.", widoczny przycisk "Proceed to checkout"</text:p>
          </table:table-cell>
          <table:table-cell table:style-name="Tabela16.D6" office:value-type="string">
            <text:p text:style-name="P101">OK</text:p>
          </table:table-cell>
        </table:table-row>
        <table:table-row table:style-name="Tabela16.1">
          <table:table-cell table:style-name="Tabela16.A7" office:value-type="string">
            <text:p text:style-name="P127">2</text:p>
          </table:table-cell>
          <table:table-cell table:style-name="Tabela16.B7" office:value-type="string">
            <text:p text:style-name="P12">Ncisnąć przycisk "Proceed to checkout"</text:p>
          </table:table-cell>
          <table:table-cell table:style-name="Tabela16.C7" office:value-type="string">
            <text:p text:style-name="P25">Przejście do widoku potwierdzenia adresu, widoczne dane adresu podanego przy rejestracji, dostępny przycisk "Proceed to checkout"</text:p>
          </table:table-cell>
          <table:table-cell table:style-name="Tabela16.D6" office:value-type="string">
            <text:p text:style-name="P112">OK</text:p>
          </table:table-cell>
        </table:table-row>
        <table:table-row table:style-name="Tabela16.1">
          <table:table-cell table:style-name="Tabela16.A9" office:value-type="string">
            <text:p text:style-name="P133">3</text:p>
          </table:table-cell>
          <table:table-cell table:style-name="Tabela16.B9" office:value-type="string">
            <text:p text:style-name="P12">Nacisnąć przycisk "Proceed to checkout"</text:p>
          </table:table-cell>
          <table:table-cell table:style-name="Tabela16.C9" office:value-type="string">
            <text:p text:style-name="P25">Przejście do widoku z opłatą, widoczne pola wprowadzania danych opłaty, przycisk "Confirm" nie jest dostępny</text:p>
          </table:table-cell>
          <table:table-cell table:style-name="Tabela16.D8" office:value-type="string">
            <text:p text:style-name="P112">OK</text:p>
          </table:table-cell>
        </table:table-row>
        <table:table-row table:style-name="Tabela16.1">
          <table:table-cell table:style-name="Tabela16.A9" office:value-type="string">
            <text:p text:style-name="P143">4</text:p>
          </table:table-cell>
          <table:table-cell table:style-name="Tabela16.B9" office:value-type="string">
            <text:p text:style-name="P12">Nie podawć metodę płatnoźci, uzupełnić tylko nazwę i numer konta poprawnymi danymi</text:p>
          </table:table-cell>
          <table:table-cell table:style-name="Tabela16.C9" office:value-type="string">
            <text:p text:style-name="P25">Przycisk "Confirm" jest niedostępny, wyświetlany komunikat "Payment method is required."</text:p>
          </table:table-cell>
          <table:table-cell table:style-name="Tabela16.D8" office:value-type="string">
            <text:p text:style-name="P112">OK</text:p>
          </table:table-cell>
        </table:table-row>
        <table:table-row table:style-name="Tabela16.1">
          <table:table-cell table:style-name="Tabela16.A10" office:value-type="string">
            <text:p text:style-name="P52"><text:span text:style-name="label"><text:span text:style-name="T8">Słowa kluczowe:</text:span></text:span></text:p>
          </table:table-cell>
          <table:table-cell table:style-name="Tabela16.B10" table:number-columns-spanned="3" office:value-type="string">
            <text:p text:style-name="P95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16.1">
          <table:table-cell table:style-name="Tabela16.A11" office:value-type="string">
            <text:p text:style-name="P128">Wydanie</text:p>
          </table:table-cell>
          <table:table-cell table:style-name="Tabela16.B11" table:number-columns-spanned="3" office:value-type="string">
            <text:p text:style-name="P149">Practice Software Testing - Toolshop - v5.0</text:p>
          </table:table-cell>
          <table:covered-table-cell/>
          <table:covered-table-cell/>
        </table:table-row>
        <table:table-row table:style-name="Tabela16.1">
          <table:table-cell table:style-name="Tabela16.A12" office:value-type="string">
            <text:p text:style-name="P138">Środowisko</text:p>
          </table:table-cell>
          <table:table-cell table:style-name="Tabela16.B12" table:number-columns-spanned="3" office:value-type="string">
            <text:p text:style-name="P154">Chrome, Mozilla</text:p>
          </table:table-cell>
          <table:covered-table-cell/>
          <table:covered-table-cell/>
        </table:table-row>
      </table:table>
      <text:p text:style-name="P163"/>
      <text:p text:style-name="P163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ela17.1">
          <table:table-cell table:style-name="Tabela17.A1" table:number-columns-spanned="4" office:value-type="string">
            <text:p text:style-name="P83"><text:span text:style-name="T2">Tytuł:</text:span> TP-<text:span text:style-name="T22">40</text:span><text:span text:style-name="T23">3</text:span><text:span text:style-name="T19"> Złożenie zamówienia </text:span><text:span text:style-name="T22">bez poda</text:span><text:span text:style-name="T23">nia danych płatności</text:span></text:p>
          </table:table-cell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0"><text:span text:style-name="label"><text:span text:style-name="T8">Autor </text:span></text:span><text:span text:style-name="label"><text:span text:style-name="T9">z</text:span></text:span><text:span text:style-name="label"><text:span text:style-name="T10">głoszenia</text:span></text:span><text:span text:style-name="label"><text:span text:style-name="T8">:</text:span></text:span></text:p>
          </table:table-cell>
          <table:table-cell table:style-name="Tabela17.B2" table:number-columns-spanned="3" office:value-type="string">
            <text:p text:style-name="P65">Daniel Zalewski</text:p>
          </table:table-cell>
          <table:covered-table-cell/>
          <table:covered-table-cell/>
        </table:table-row>
        <table:table-row table:style-name="Tabela17.3">
          <table:table-cell table:style-name="Tabela17.A3" office:value-type="string">
            <text:p text:style-name="P51"><text:span text:style-name="label"><text:span text:style-name="T8">Priorytet:</text:span></text:span></text:p>
          </table:table-cell>
          <table:table-cell table:style-name="Tabela17.B3" table:number-columns-spanned="3" office:value-type="string">
            <text:p text:style-name="P88">Średni</text:p>
          </table:table-cell>
          <table:covered-table-cell/>
          <table:covered-table-cell/>
        </table:table-row>
        <table:table-row table:style-name="Tabela17.1">
          <table:table-cell table:style-name="Tabela17.A4" table:number-columns-spanned="4" office:value-type="string">
            <text:p text:style-name="P75"><text:span text:style-name="T1">Warunki początkowe: </text:span><text:span text:style-name="T7">Użytkownik załogowany, znajduje się wkoszyku, dodany jeden produkt</text:span></text:p>
          </table:table-cell>
          <table:covered-table-cell/>
          <table:covered-table-cell/>
          <table:covered-table-cell/>
        </table:table-row>
        <table:table-row table:style-name="Tabela17.1">
          <table:table-cell table:style-name="Tabela17.A5" office:value-type="string">
            <text:p text:style-name="P53"><text:span text:style-name="label"><text:span text:style-name="T8">#:</text:span></text:span></text:p>
          </table:table-cell>
          <table:table-cell table:style-name="Tabela17.A5" office:value-type="string">
            <text:p text:style-name="P59"><text:span text:style-name="label"><text:span text:style-name="T9">Kroki do odtworzenia</text:span></text:span><text:span text:style-name="label"><text:span text:style-name="T8">:</text:span></text:span></text:p>
          </table:table-cell>
          <table:table-cell table:style-name="Tabela17.A5" office:value-type="string">
            <text:p text:style-name="P52"><text:span text:style-name="label"><text:span text:style-name="T9">Spodziewane rezultaty</text:span></text:span><text:span text:style-name="label"><text:span text:style-name="T8">:</text:span></text:span></text:p>
          </table:table-cell>
          <table:table-cell table:style-name="Tabela17.A5" office:value-type="string">
            <text:p text:style-name="P95">Status rezultatu</text:p>
          </table:table-cell>
        </table:table-row>
        <table:table-row table:style-name="Tabela17.1">
          <table:table-cell table:style-name="Tabela17.A6" office:value-type="string">
            <text:p text:style-name="P127">1</text:p>
          </table:table-cell>
          <table:table-cell table:style-name="Tabela17.B6" office:value-type="string">
            <text:p text:style-name="P12">Ncisnąć przycisk "Proceed to checkout"</text:p>
          </table:table-cell>
          <table:table-cell table:style-name="Tabela17.C6" office:value-type="string">
            <text:p text:style-name="P25">Przejście do etapu weryfikacji zalogowanego u żytkownika, wyświetlany komunikat "You can proceed to checkout.", widoczny przycisk "Proceed to checkout"</text:p>
          </table:table-cell>
          <table:table-cell table:style-name="Tabela17.D6" office:value-type="string">
            <text:p text:style-name="P101">OK</text:p>
          </table:table-cell>
        </table:table-row>
        <table:table-row table:style-name="Tabela17.1">
          <table:table-cell table:style-name="Tabela17.A7" office:value-type="string">
            <text:p text:style-name="P127">2</text:p>
          </table:table-cell>
          <table:table-cell table:style-name="Tabela17.B7" office:value-type="string">
            <text:p text:style-name="P12">Ncisnąć przycisk "Proceed to checkout"</text:p>
          </table:table-cell>
          <table:table-cell table:style-name="Tabela17.C7" office:value-type="string">
            <text:p text:style-name="P25">Przejście do widoku potwierdzenia adresu, widoczne dane adresu podanego przy rejestracji, dostępny przycisk "Proceed to checkout"</text:p>
          </table:table-cell>
          <table:table-cell table:style-name="Tabela17.D6" office:value-type="string">
            <text:p text:style-name="P112">OK</text:p>
          </table:table-cell>
        </table:table-row>
        <table:table-row table:style-name="Tabela17.1">
          <table:table-cell table:style-name="Tabela17.A9" office:value-type="string">
            <text:p text:style-name="P133">3</text:p>
          </table:table-cell>
          <table:table-cell table:style-name="Tabela17.B9" office:value-type="string">
            <text:p text:style-name="P12">Nacisnąć przycisk <text:soft-page-break/>"Proceed to checkout"</text:p>
          </table:table-cell>
          <table:table-cell table:style-name="Tabela17.C9" office:value-type="string">
            <text:p text:style-name="P25">Przejście do widoku z opłatą, widoczne pola wprowadzania <text:soft-page-break/>danych opłaty, przycisk "Confirm" nie jest dostępny</text:p>
          </table:table-cell>
          <table:table-cell table:style-name="Tabela17.D8" office:value-type="string">
            <text:p text:style-name="P112">OK</text:p>
          </table:table-cell>
        </table:table-row>
        <table:table-row table:style-name="Tabela17.1">
          <table:table-cell table:style-name="Tabela17.A9" office:value-type="string">
            <text:p text:style-name="P143">4</text:p>
          </table:table-cell>
          <table:table-cell table:style-name="Tabela17.B9" office:value-type="string">
            <text:p text:style-name="P12">Nie podawć metodę płatności, nie uzupełniać numeru i nazwy konta</text:p>
          </table:table-cell>
          <table:table-cell table:style-name="Tabela17.C9" office:value-type="string">
            <text:p text:style-name="P25">Przycisk "Confirm" jest niedostępny, wyświetlany odpowiednie komunikaty koło każdego z pól </text:p>
          </table:table-cell>
          <table:table-cell table:style-name="Tabela17.D8" office:value-type="string">
            <text:p text:style-name="P112">OK</text:p>
          </table:table-cell>
        </table:table-row>
        <table:table-row table:style-name="Tabela17.1">
          <table:table-cell table:style-name="Tabela17.A10" office:value-type="string">
            <text:p text:style-name="P52"><text:span text:style-name="label"><text:span text:style-name="T8">Słowa kluczowe:</text:span></text:span></text:p>
          </table:table-cell>
          <table:table-cell table:style-name="Tabela17.B10" table:number-columns-spanned="3" office:value-type="string">
            <text:p text:style-name="P95">Test manualny, <text:span text:style-name="T11">koszyk, </text:span><text:span text:style-name="T17">złożenie zamówienia, </text:span><text:span text:style-name="T19">formularz</text:span></text:p>
          </table:table-cell>
          <table:covered-table-cell/>
          <table:covered-table-cell/>
        </table:table-row>
        <table:table-row table:style-name="Tabela17.1">
          <table:table-cell table:style-name="Tabela17.A11" office:value-type="string">
            <text:p text:style-name="P128">Wydanie</text:p>
          </table:table-cell>
          <table:table-cell table:style-name="Tabela17.B11" table:number-columns-spanned="3" office:value-type="string">
            <text:p text:style-name="P149">Practice Software Testing - Toolshop - v5.0</text:p>
          </table:table-cell>
          <table:covered-table-cell/>
          <table:covered-table-cell/>
        </table:table-row>
        <table:table-row table:style-name="Tabela17.1">
          <table:table-cell table:style-name="Tabela17.A12" office:value-type="string">
            <text:p text:style-name="P138">Środowisko</text:p>
          </table:table-cell>
          <table:table-cell table:style-name="Tabela17.B12" table:number-columns-spanned="3" office:value-type="string">
            <text:p text:style-name="P154">Chrome, Mozilla</text:p>
          </table:table-cell>
          <table:covered-table-cell/>
          <table:covered-table-cell/>
        </table:table-row>
      </table:table>
      <text:p text:style-name="P1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name-asian="F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abel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1T22:14:45.482000000</dc:date>
    <meta:editing-duration>PT2H14M58S</meta:editing-duration>
    <meta:editing-cycles>16</meta:editing-cycles>
    <meta:generator>LibreOffice/7.2.6.2$Windows_x86 LibreOffice_project/b0ec3a565991f7569a5a7f5d24fed7f52653d754</meta:generator>
    <meta:document-statistic meta:table-count="22" meta:image-count="0" meta:object-count="0" meta:page-count="11" meta:paragraph-count="680" meta:word-count="2877" meta:character-count="20809" meta:non-whitespace-character-count="18605"/>
  </office:meta>
</office:document-meta>
</file>